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0472in"/>
    </style:style>
    <style:style style:name="co9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0.9693in"/>
    </style:style>
    <style:style style:name="co11" style:family="table-column">
      <style:table-column-properties fo:break-before="auto" style:column-width="0.649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1.0465in"/>
    </style:style>
    <style:style style:name="co16" style:family="table-column">
      <style:table-column-properties fo:break-before="auto" style:column-width="1.0209in"/>
    </style:style>
    <style:style style:name="co17" style:family="table-column">
      <style:table-column-properties fo:break-before="auto" style:column-width="0.839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stances" table:style-name="ta1">
        <table:shapes>
          <draw:frame draw:z-index="0" draw:style-name="gr1" svg:width="4.5in" svg:height="4in" svg:x="7.4488in" svg:y="2.2661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  <table:table-cell office:value-type="string">
            <text:p>Preferred|C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9701160188945">
            <text:p>0.5497011602</text:p>
          </table:table-cell>
          <table:table-cell office:value-type="float" office:value="0.551456765911182">
            <text:p>0.5514567659</text:p>
          </table:table-cell>
          <table:table-cell office:value-type="float" office:value="0.515925514212255">
            <text:p>0.5159255142</text:p>
          </table:table-cell>
          <table:table-cell table:formula="of:=[.F2]/[.D2]" office:value-type="float" office:value="0.793734979696694">
            <text:p>0.7937349797</text:p>
          </table:table-cell>
          <table:table-cell table:formula="of:=[.H2]/[.D2]" office:value-type="float" office:value="0.744965004999286">
            <text:p>0.744965005</text:p>
          </table:table-cell>
          <table:table-cell table:formula="of:=[.G2]/[.D2]" office:value-type="float" office:value="0.796269967383123">
            <text:p>0.796269967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6399834821429">
            <text:p>0.5263998348</text:p>
          </table:table-cell>
          <table:table-cell office:value-type="float" office:value="0.516737917855869">
            <text:p>0.5167379179</text:p>
          </table:table-cell>
          <table:table-cell office:value-type="float" office:value="0.490122846799082">
            <text:p>0.4901228468</text:p>
          </table:table-cell>
          <table:table-cell table:formula="of:=[.F3]/[.D3]" office:value-type="float" office:value="0.800093984962406">
            <text:p>0.800093985</text:p>
          </table:table-cell>
          <table:table-cell table:formula="of:=[.H3]/[.D3]" office:value-type="float" office:value="0.744955290021366">
            <text:p>0.74495529</text:p>
          </table:table-cell>
          <table:table-cell table:formula="of:=[.G3]/[.D3]" office:value-type="float" office:value="0.785408490902604">
            <text:p>0.785408490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538949044586">
            <text:p>0.561538949</text:p>
          </table:table-cell>
          <table:table-cell office:value-type="float" office:value="0.558759160406151">
            <text:p>0.5587591604</text:p>
          </table:table-cell>
          <table:table-cell office:value-type="float" office:value="0.520810347867687">
            <text:p>0.5208103479</text:p>
          </table:table-cell>
          <table:table-cell table:formula="of:=[.F4]/[.D4]" office:value-type="float" office:value="0.853503184713376">
            <text:p>0.8535031847</text:p>
          </table:table-cell>
          <table:table-cell table:formula="of:=[.H4]/[.D4]" office:value-type="float" office:value="0.791598323309641">
            <text:p>0.7915983233</text:p>
          </table:table-cell>
          <table:table-cell table:formula="of:=[.G4]/[.D4]" office:value-type="float" office:value="0.849278084282193">
            <text:p>0.8492780843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29929446864111">
            <text:p>0.5299294469</text:p>
          </table:table-cell>
          <table:table-cell office:value-type="float" office:value="0.528991592669654">
            <text:p>0.5289915927</text:p>
          </table:table-cell>
          <table:table-cell office:value-type="float" office:value="0.494917812702102">
            <text:p>0.4949178127</text:p>
          </table:table-cell>
          <table:table-cell table:formula="of:=[.F5]/[.D5]" office:value-type="float" office:value="0.847851335656214">
            <text:p>0.8478513357</text:p>
          </table:table-cell>
          <table:table-cell table:formula="of:=[.H5]/[.D5]" office:value-type="float" office:value="0.791835084882781">
            <text:p>0.7918350849</text:p>
          </table:table-cell>
          <table:table-cell table:formula="of:=[.G5]/[.D5]" office:value-type="float" office:value="0.846350832266325">
            <text:p>0.84635083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76948342367766">
            <text:p>0.4769483424</text:p>
          </table:table-cell>
          <table:table-cell office:value-type="float" office:value="0.478942736572266">
            <text:p>0.4789427366</text:p>
          </table:table-cell>
          <table:table-cell office:value-type="float" office:value="0.448332671715823">
            <text:p>0.4483326717</text:p>
          </table:table-cell>
          <table:table-cell table:formula="of:=[.F6]/[.D6]" office:value-type="float" office:value="0.763085145595282">
            <text:p>0.7630851456</text:p>
          </table:table-cell>
          <table:table-cell table:formula="of:=[.H6]/[.D6]" office:value-type="float" office:value="0.717302004600723">
            <text:p>0.7173020046</text:p>
          </table:table-cell>
          <table:table-cell table:formula="of:=[.G6]/[.D6]" office:value-type="float" office:value="0.766276041666667">
            <text:p>0.766276041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02630205368176">
            <text:p>0.4026302054</text:p>
          </table:table-cell>
          <table:table-cell office:value-type="float" office:value="0.411803885915493">
            <text:p>0.4118038859</text:p>
          </table:table-cell>
          <table:table-cell office:value-type="float" office:value="0.377471347955559">
            <text:p>0.377471348</text:p>
          </table:table-cell>
          <table:table-cell table:formula="of:=[.F7]/[.D7]" office:value-type="float" office:value="0.644181144144799">
            <text:p>0.6441811441</text:p>
          </table:table-cell>
          <table:table-cell table:formula="of:=[.H7]/[.D7]" office:value-type="float" office:value="0.60392867093898">
            <text:p>0.6039286709</text:p>
          </table:table-cell>
          <table:table-cell table:formula="of:=[.G7]/[.D7]" office:value-type="float" office:value="0.658858413639733">
            <text:p>0.658858413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75163390424276">
            <text:p>0.3751633904</text:p>
          </table:table-cell>
          <table:table-cell office:value-type="float" office:value="0.376633509627426">
            <text:p>0.3766335096</text:p>
          </table:table-cell>
          <table:table-cell office:value-type="float" office:value="0.347700982609356">
            <text:p>0.3477009826</text:p>
          </table:table-cell>
          <table:table-cell table:formula="of:=[.F8]/[.D8]" office:value-type="float" office:value="0.600236094715645">
            <text:p>0.6002360947</text:p>
          </table:table-cell>
          <table:table-cell table:formula="of:=[.H8]/[.D8]" office:value-type="float" office:value="0.556298096395302">
            <text:p>0.5562980964</text:p>
          </table:table-cell>
          <table:table-cell table:formula="of:=[.G8]/[.D8]" office:value-type="float" office:value="0.602588186182425">
            <text:p>0.602588186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4217852791116">
            <text:p>0.3042178528</text:p>
          </table:table-cell>
          <table:table-cell office:value-type="float" office:value="0.306575041061071">
            <text:p>0.3065750411</text:p>
          </table:table-cell>
          <table:table-cell office:value-type="float" office:value="0.284694579946255">
            <text:p>0.2846945799</text:p>
          </table:table-cell>
          <table:table-cell table:formula="of:=[.F9]/[.D9]" office:value-type="float" office:value="0.486728024543151">
            <text:p>0.4867280245</text:p>
          </table:table-cell>
          <table:table-cell table:formula="of:=[.H9]/[.D9]" office:value-type="float" office:value="0.455492106147128">
            <text:p>0.4554921061</text:p>
          </table:table-cell>
          <table:table-cell table:formula="of:=[.G9]/[.D9]" office:value-type="float" office:value="0.490499366624442">
            <text:p>0.49049936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2964752551701">
            <text:p>0.3029647526</text:p>
          </table:table-cell>
          <table:table-cell office:value-type="float" office:value="0.306950081888793">
            <text:p>0.3069500819</text:p>
          </table:table-cell>
          <table:table-cell office:value-type="float" office:value="0.284183082672535">
            <text:p>0.2841830827</text:p>
          </table:table-cell>
          <table:table-cell table:formula="of:=[.F10]/[.D10]" office:value-type="float" office:value="0.484723148765844">
            <text:p>0.4847231488</text:p>
          </table:table-cell>
          <table:table-cell table:formula="of:=[.H10]/[.D10]" office:value-type="float" office:value="0.454673745044016">
            <text:p>0.454673745</text:p>
          </table:table-cell>
          <table:table-cell table:formula="of:=[.G10]/[.D10]" office:value-type="float" office:value="0.491099406627109">
            <text:p>0.491099406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74134937007942">
            <text:p>0.574134937</text:p>
          </table:table-cell>
          <table:table-cell office:value-type="float" office:value="0.275827683229709">
            <text:p>0.2758276832</text:p>
          </table:table-cell>
          <table:table-cell office:value-type="float" office:value="0.282815081780886">
            <text:p>0.2828150818</text:p>
          </table:table-cell>
          <table:table-cell office:value-type="float" office:value="0.264204444054691">
            <text:p>0.2642044441</text:p>
          </table:table-cell>
          <table:table-cell table:formula="of:=[.F11]/[.D11]" office:value-type="float" office:value="0.441305670068257">
            <text:p>0.4413056701</text:p>
          </table:table-cell>
          <table:table-cell table:formula="of:=[.H11]/[.D11]" office:value-type="float" office:value="0.42270927215622">
            <text:p>0.4227092722</text:p>
          </table:table-cell>
          <table:table-cell table:formula="of:=[.G11]/[.D11]" office:value-type="float" office:value="0.4524850359809">
            <text:p>0.4524850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69541857511879">
            <text:p>0.5695418575</text:p>
          </table:table-cell>
          <table:table-cell office:value-type="float" office:value="0.259065171704428">
            <text:p>0.2590651717</text:p>
          </table:table-cell>
          <table:table-cell office:value-type="float" office:value="0.262131288653004">
            <text:p>0.2621312887</text:p>
          </table:table-cell>
          <table:table-cell office:value-type="float" office:value="0.241951357468923">
            <text:p>0.2419513575</text:p>
          </table:table-cell>
          <table:table-cell table:formula="of:=[.F12]/[.D12]" office:value-type="float" office:value="0.414486783384827">
            <text:p>0.4144867834</text:p>
          </table:table-cell>
          <table:table-cell table:formula="of:=[.H12]/[.D12]" office:value-type="float" office:value="0.387105836083995">
            <text:p>0.3871058361</text:p>
          </table:table-cell>
          <table:table-cell table:formula="of:=[.G12]/[.D12]" office:value-type="float" office:value="0.419392363487067">
            <text:p>0.4193923635</text:p>
          </table:table-cell>
        </table:table-row>
        <table:table-row table:style-name="ro2">
          <table:table-cell table:number-columns-repeated="2"/>
          <table:table-cell>
            <draw:frame table:end-cell-address="instances.H35" table:end-x="0.5614in" table:end-y="0.0835in" draw:z-index="1" draw:style-name="gr1" svg:width="4.5169in" svg:height="4.0146in" svg:x="0.513in" svg:y="0.0539in">
              <draw:object draw:notify-on-update-of-ranges="instances.A2:instances.A12 instances.D1:instances.D1 instances.D2:instances.D12 instances.E1:instances.E1 instances.E2:instances.E12 instances.F1:instances.F1 instances.F2:instances.F12 instances.G1:instances.G1 instances.G2:instances.G12 instances.H1:instances.H1 instances.H2:instances.H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number-columns-repeated="2"/>
          <table:table-cell/>
          <table:table-cell table:number-columns-repeated="3"/>
          <table:table-cell table:formula="of:=[.G13]/[.D13]" office:value-type="float" office:value="0">
            <text:p>#DIV/0!</text:p>
          </table:table-cell>
        </table:table-row>
      </table:table>
      <table:table table:name="grounded_01" table:style-name="ta1">
        <table:shapes>
          <draw:frame draw:z-index="0" draw:style-name="gr1" svg:width="4.5in" svg:height="4in" svg:x="8.5846in" svg:y="2.5929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.5in" svg:height="4in" svg:x="3.5654in" svg:y="2.5504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1.35">
            <text:p>381.35</text:p>
          </table:table-cell>
          <table:table-cell office:value-type="float" office:value="4908.05">
            <text:p>4908.05</text:p>
          </table:table-cell>
          <table:table-cell office:value-type="float" office:value="9594.7">
            <text:p>9594.7</text:p>
          </table:table-cell>
          <table:table-cell table:number-columns-repeated="2" office:value-type="float" office:value="0.51153974379635">
            <text:p>0.5115397438</text:p>
          </table:table-cell>
          <table:table-cell office:value-type="float" office:value="0.00775164870923356">
            <text:p>0.0077516487</text:p>
          </table:table-cell>
          <table:table-cell office:value-type="float" office:value="0.0151535609954866">
            <text:p>0.015153561</text:p>
          </table:table-cell>
          <table:table-cell office:value-type="float" office:value="0.505573497239296">
            <text:p>0.5055734972</text:p>
          </table:table-cell>
          <table:table-cell office:value-type="float" office:value="0.521076794657763">
            <text:p>0.5210767947</text:p>
          </table:table-cell>
          <table:table-cell office:value-type="float" office:value="190.55">
            <text:p>190.55</text:p>
          </table:table-cell>
          <table:table-cell office:value-type="float" office:value="2622.55">
            <text:p>2622.55</text:p>
          </table:table-cell>
          <table:table-cell office:value-type="float" office:value="3545.4">
            <text:p>3545.4</text:p>
          </table:table-cell>
          <table:table-cell office:value-type="float" office:value="0.739809077792497">
            <text:p>0.7398090778</text:p>
          </table:table-cell>
          <table:table-cell office:value-type="float" office:value="0.512354776825194">
            <text:p>0.5123547768</text:p>
          </table:table-cell>
          <table:table-cell office:value-type="float" office:value="0.00940608343583277">
            <text:p>0.0094060834</text:p>
          </table:table-cell>
          <table:table-cell office:value-type="float" office:value="0.0183585356500774">
            <text:p>0.0183585357</text:p>
          </table:table-cell>
          <table:table-cell office:value-type="float" office:value="0.502112891369453">
            <text:p>0.5021128914</text:p>
          </table:table-cell>
          <table:table-cell office:value-type="float" office:value="0.520925058241118">
            <text:p>0.520925058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89.65">
            <text:p>689.65</text:p>
          </table:table-cell>
          <table:table-cell office:value-type="float" office:value="4675.05">
            <text:p>4675.05</text:p>
          </table:table-cell>
          <table:table-cell office:value-type="float" office:value="9593.45">
            <text:p>9593.45</text:p>
          </table:table-cell>
          <table:table-cell table:number-columns-repeated="2" office:value-type="float" office:value="0.487313803650756">
            <text:p>0.4873138037</text:p>
          </table:table-cell>
          <table:table-cell office:value-type="float" office:value="0.0106808738818698">
            <text:p>0.0106808739</text:p>
          </table:table-cell>
          <table:table-cell office:value-type="float" office:value="0.0219178562188327">
            <text:p>0.0219178562</text:p>
          </table:table-cell>
          <table:table-cell office:value-type="float" office:value="0.475096585569594">
            <text:p>0.4750965856</text:p>
          </table:table-cell>
          <table:table-cell office:value-type="float" office:value="0.496458333333333">
            <text:p>0.4964583333</text:p>
          </table:table-cell>
          <table:table-cell office:value-type="float" office:value="345.7">
            <text:p>345.7</text:p>
          </table:table-cell>
          <table:table-cell office:value-type="float" office:value="2365.7">
            <text:p>2365.7</text:p>
          </table:table-cell>
          <table:table-cell office:value-type="float" office:value="3197.65">
            <text:p>3197.65</text:p>
          </table:table-cell>
          <table:table-cell office:value-type="float" office:value="0.739968496867107">
            <text:p>0.7399684969</text:p>
          </table:table-cell>
          <table:table-cell office:value-type="float" office:value="0.48684192338005">
            <text:p>0.4868419234</text:p>
          </table:table-cell>
          <table:table-cell office:value-type="float" office:value="0.00763338090067442">
            <text:p>0.0076333809</text:p>
          </table:table-cell>
          <table:table-cell office:value-type="float" office:value="0.015679382842951">
            <text:p>0.0156793828</text:p>
          </table:table-cell>
          <table:table-cell office:value-type="float" office:value="0.479234911040146">
            <text:p>0.479234911</text:p>
          </table:table-cell>
          <table:table-cell office:value-type="float" office:value="0.494501672841495">
            <text:p>0.49450167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4.3">
            <text:p>714.3</text:p>
          </table:table-cell>
          <table:table-cell office:value-type="float" office:value="5027.15">
            <text:p>5027.15</text:p>
          </table:table-cell>
          <table:table-cell office:value-type="float" office:value="9575.85">
            <text:p>9575.85</text:p>
          </table:table-cell>
          <table:table-cell table:number-columns-repeated="2" office:value-type="float" office:value="0.524986970119611">
            <text:p>0.5249869701</text:p>
          </table:table-cell>
          <table:table-cell office:value-type="float" office:value="0.00839788080499038">
            <text:p>0.0083978808</text:p>
          </table:table-cell>
          <table:table-cell office:value-type="float" office:value="0.0159963604488642">
            <text:p>0.0159963604</text:p>
          </table:table-cell>
          <table:table-cell office:value-type="float" office:value="0.516684045881126">
            <text:p>0.5166840459</text:p>
          </table:table-cell>
          <table:table-cell office:value-type="float" office:value="0.533479807491107">
            <text:p>0.5334798075</text:p>
          </table:table-cell>
          <table:table-cell office:value-type="float" office:value="308.7">
            <text:p>308.7</text:p>
          </table:table-cell>
          <table:table-cell office:value-type="float" office:value="2156">
            <text:p>2156</text:p>
          </table:table-cell>
          <table:table-cell office:value-type="float" office:value="2713.95">
            <text:p>2713.95</text:p>
          </table:table-cell>
          <table:table-cell office:value-type="float" office:value="0.79463256214247">
            <text:p>0.7946325621</text:p>
          </table:table-cell>
          <table:table-cell office:value-type="float" office:value="0.522806641866179">
            <text:p>0.5228066419</text:p>
          </table:table-cell>
          <table:table-cell office:value-type="float" office:value="0.00816278024833356">
            <text:p>0.0081627802</text:p>
          </table:table-cell>
          <table:table-cell office:value-type="float" office:value="0.0156133828353752">
            <text:p>0.0156133828</text:p>
          </table:table-cell>
          <table:table-cell office:value-type="float" office:value="0.51437155622136">
            <text:p>0.5143715562</text:p>
          </table:table-cell>
          <table:table-cell office:value-type="float" office:value="0.530697116718028">
            <text:p>0.53069711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64.55">
            <text:p>1364.55</text:p>
          </table:table-cell>
          <table:table-cell office:value-type="float" office:value="4758.25">
            <text:p>4758.25</text:p>
          </table:table-cell>
          <table:table-cell office:value-type="float" office:value="9599.35">
            <text:p>9599.35</text:p>
          </table:table-cell>
          <table:table-cell table:number-columns-repeated="2" office:value-type="float" office:value="0.495683761697938">
            <text:p>0.4956837617</text:p>
          </table:table-cell>
          <table:table-cell office:value-type="float" office:value="0.00758212334432798">
            <text:p>0.0075821233</text:p>
          </table:table-cell>
          <table:table-cell office:value-type="float" office:value="0.0152962915677444">
            <text:p>0.0152962916</text:p>
          </table:table-cell>
          <table:table-cell office:value-type="float" office:value="0.48686679174484">
            <text:p>0.4868667917</text:p>
          </table:table-cell>
          <table:table-cell office:value-type="float" office:value="0.502031038433497">
            <text:p>0.5020310384</text:p>
          </table:table-cell>
          <table:table-cell office:value-type="float" office:value="568.15">
            <text:p>568.15</text:p>
          </table:table-cell>
          <table:table-cell office:value-type="float" office:value="1941.7">
            <text:p>1941.7</text:p>
          </table:table-cell>
          <table:table-cell office:value-type="float" office:value="2441.5">
            <text:p>2441.5</text:p>
          </table:table-cell>
          <table:table-cell office:value-type="float" office:value="0.795532897454196">
            <text:p>0.7955328975</text:p>
          </table:table-cell>
          <table:table-cell office:value-type="float" office:value="0.497229043089043">
            <text:p>0.4972290431</text:p>
          </table:table-cell>
          <table:table-cell office:value-type="float" office:value="0.0103513234673981">
            <text:p>0.0103513235</text:p>
          </table:table-cell>
          <table:table-cell office:value-type="float" office:value="0.0208180185998194">
            <text:p>0.0208180186</text:p>
          </table:table-cell>
          <table:table-cell office:value-type="float" office:value="0.488874755572937">
            <text:p>0.4888747556</text:p>
          </table:table-cell>
          <table:table-cell office:value-type="float" office:value="0.509577402507733">
            <text:p>0.50957740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32.6">
            <text:p>1332.6</text:p>
          </table:table-cell>
          <table:table-cell office:value-type="float" office:value="4242.6">
            <text:p>4242.6</text:p>
          </table:table-cell>
          <table:table-cell office:value-type="float" office:value="9491.95">
            <text:p>9491.95</text:p>
          </table:table-cell>
          <table:table-cell table:number-columns-repeated="2" office:value-type="float" office:value="0.446960751050586">
            <text:p>0.4469607511</text:p>
          </table:table-cell>
          <table:table-cell office:value-type="float" office:value="0.00693214834653289">
            <text:p>0.0069321483</text:p>
          </table:table-cell>
          <table:table-cell office:value-type="float" office:value="0.0155095236667622">
            <text:p>0.0155095237</text:p>
          </table:table-cell>
          <table:table-cell office:value-type="float" office:value="0.43953488372093">
            <text:p>0.4395348837</text:p>
          </table:table-cell>
          <table:table-cell office:value-type="float" office:value="0.453399180413996">
            <text:p>0.4533991804</text:p>
          </table:table-cell>
          <table:table-cell office:value-type="float" office:value="692.1">
            <text:p>692.1</text:p>
          </table:table-cell>
          <table:table-cell office:value-type="float" office:value="2176.1">
            <text:p>2176.1</text:p>
          </table:table-cell>
          <table:table-cell office:value-type="float" office:value="3023.1">
            <text:p>3023.1</text:p>
          </table:table-cell>
          <table:table-cell office:value-type="float" office:value="0.719997950357295">
            <text:p>0.7199979504</text:p>
          </table:table-cell>
          <table:table-cell office:value-type="float" office:value="0.45001770891925">
            <text:p>0.4500177089</text:p>
          </table:table-cell>
          <table:table-cell office:value-type="float" office:value="0.0110050680325606">
            <text:p>0.011005068</text:p>
          </table:table-cell>
          <table:table-cell office:value-type="float" office:value="0.0244547443677051">
            <text:p>0.0244547444</text:p>
          </table:table-cell>
          <table:table-cell office:value-type="float" office:value="0.43611546304932">
            <text:p>0.436115463</text:p>
          </table:table-cell>
          <table:table-cell office:value-type="float" office:value="0.458125599114441">
            <text:p>0.458125599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8.4">
            <text:p>1138.4</text:p>
          </table:table-cell>
          <table:table-cell office:value-type="float" office:value="3469.85">
            <text:p>3469.85</text:p>
          </table:table-cell>
          <table:table-cell office:value-type="float" office:value="9070.05">
            <text:p>9070.05</text:p>
          </table:table-cell>
          <table:table-cell table:number-columns-repeated="2" office:value-type="float" office:value="0.382535191934546">
            <text:p>0.3825351919</text:p>
          </table:table-cell>
          <table:table-cell office:value-type="float" office:value="0.00973417520320524">
            <text:p>0.0097341752</text:p>
          </table:table-cell>
          <table:table-cell office:value-type="float" office:value="0.0254464828555455">
            <text:p>0.0254464829</text:p>
          </table:table-cell>
          <table:table-cell office:value-type="float" office:value="0.372116349047141">
            <text:p>0.372116349</text:p>
          </table:table-cell>
          <table:table-cell office:value-type="float" office:value="0.391584699453552">
            <text:p>0.3915846995</text:p>
          </table:table-cell>
          <table:table-cell office:value-type="float" office:value="722.9">
            <text:p>722.9</text:p>
          </table:table-cell>
          <table:table-cell office:value-type="float" office:value="2173.35">
            <text:p>2173.35</text:p>
          </table:table-cell>
          <table:table-cell office:value-type="float" office:value="3570.45">
            <text:p>3570.45</text:p>
          </table:table-cell>
          <table:table-cell office:value-type="float" office:value="0.60876673053992">
            <text:p>0.6087667305</text:p>
          </table:table-cell>
          <table:table-cell office:value-type="float" office:value="0.380495262809968">
            <text:p>0.3804952628</text:p>
          </table:table-cell>
          <table:table-cell office:value-type="float" office:value="0.0118490696999816">
            <text:p>0.0118490697</text:p>
          </table:table-cell>
          <table:table-cell office:value-type="float" office:value="0.0311411753525546">
            <text:p>0.0311411754</text:p>
          </table:table-cell>
          <table:table-cell office:value-type="float" office:value="0.364927559600604">
            <text:p>0.3649275596</text:p>
          </table:table-cell>
          <table:table-cell office:value-type="float" office:value="0.388625699000567">
            <text:p>0.38862569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60.95">
            <text:p>1060.95</text:p>
          </table:table-cell>
          <table:table-cell office:value-type="float" office:value="3075.95">
            <text:p>3075.95</text:p>
          </table:table-cell>
          <table:table-cell office:value-type="float" office:value="8752.55">
            <text:p>8752.55</text:p>
          </table:table-cell>
          <table:table-cell table:number-columns-repeated="2" office:value-type="float" office:value="0.351407805387524">
            <text:p>0.3514078054</text:p>
          </table:table-cell>
          <table:table-cell office:value-type="float" office:value="0.00783784501413218">
            <text:p>0.007837845</text:p>
          </table:table-cell>
          <table:table-cell office:value-type="float" office:value="0.0223041289748496">
            <text:p>0.022304129</text:p>
          </table:table-cell>
          <table:table-cell office:value-type="float" office:value="0.343342187319552">
            <text:p>0.3433421873</text:p>
          </table:table-cell>
          <table:table-cell office:value-type="float" office:value="0.359017877347816">
            <text:p>0.3590178773</text:p>
          </table:table-cell>
          <table:table-cell office:value-type="float" office:value="725.55">
            <text:p>725.55</text:p>
          </table:table-cell>
          <table:table-cell office:value-type="float" office:value="2061.7">
            <text:p>2061.7</text:p>
          </table:table-cell>
          <table:table-cell office:value-type="float" office:value="3698.05">
            <text:p>3698.05</text:p>
          </table:table-cell>
          <table:table-cell office:value-type="float" office:value="0.55753804301043">
            <text:p>0.557538043</text:p>
          </table:table-cell>
          <table:table-cell office:value-type="float" office:value="0.348475981947403">
            <text:p>0.3484759819</text:p>
          </table:table-cell>
          <table:table-cell office:value-type="float" office:value="0.00984610238050693">
            <text:p>0.0098461024</text:p>
          </table:table-cell>
          <table:table-cell office:value-type="float" office:value="0.0282547518066626">
            <text:p>0.0282547518</text:p>
          </table:table-cell>
          <table:table-cell office:value-type="float" office:value="0.339732078024194">
            <text:p>0.339732078</text:p>
          </table:table-cell>
          <table:table-cell office:value-type="float" office:value="0.359424282785207">
            <text:p>0.359424282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38.5">
            <text:p>838.5</text:p>
          </table:table-cell>
          <table:table-cell office:value-type="float" office:value="2289.75">
            <text:p>2289.75</text:p>
          </table:table-cell>
          <table:table-cell office:value-type="float" office:value="7902.7">
            <text:p>7902.7</text:p>
          </table:table-cell>
          <table:table-cell table:number-columns-repeated="2" office:value-type="float" office:value="0.289701589386558">
            <text:p>0.2897015894</text:p>
          </table:table-cell>
          <table:table-cell office:value-type="float" office:value="0.00696347518309987">
            <text:p>0.0069634752</text:p>
          </table:table-cell>
          <table:table-cell office:value-type="float" office:value="0.0240367172228672">
            <text:p>0.0240367172</text:p>
          </table:table-cell>
          <table:table-cell office:value-type="float" office:value="0.282225934969798">
            <text:p>0.282225935</text:p>
          </table:table-cell>
          <table:table-cell office:value-type="float" office:value="0.296152885335998">
            <text:p>0.2961528853</text:p>
          </table:table-cell>
          <table:table-cell office:value-type="float" office:value="639.8">
            <text:p>639.8</text:p>
          </table:table-cell>
          <table:table-cell office:value-type="float" office:value="1731.1">
            <text:p>1731.1</text:p>
          </table:table-cell>
          <table:table-cell office:value-type="float" office:value="3728.75">
            <text:p>3728.75</text:p>
          </table:table-cell>
          <table:table-cell office:value-type="float" office:value="0.464246481916581">
            <text:p>0.4642464819</text:p>
          </table:table-cell>
          <table:table-cell office:value-type="float" office:value="0.290166295698823">
            <text:p>0.2901662957</text:p>
          </table:table-cell>
          <table:table-cell office:value-type="float" office:value="0.00700283967196194">
            <text:p>0.0070028397</text:p>
          </table:table-cell>
          <table:table-cell office:value-type="float" office:value="0.0241338838306379">
            <text:p>0.0241338838</text:p>
          </table:table-cell>
          <table:table-cell office:value-type="float" office:value="0.281531276670259">
            <text:p>0.2815312767</text:p>
          </table:table-cell>
          <table:table-cell office:value-type="float" office:value="0.295536956014182">
            <text:p>0.2955369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46.95">
            <text:p>846.95</text:p>
          </table:table-cell>
          <table:table-cell office:value-type="float" office:value="2244.6">
            <text:p>2244.6</text:p>
          </table:table-cell>
          <table:table-cell office:value-type="float" office:value="7843.15">
            <text:p>7843.15</text:p>
          </table:table-cell>
          <table:table-cell table:number-columns-repeated="2" office:value-type="float" office:value="0.286096840900876">
            <text:p>0.2860968409</text:p>
          </table:table-cell>
          <table:table-cell office:value-type="float" office:value="0.0147900021774162">
            <text:p>0.0147900022</text:p>
          </table:table-cell>
          <table:table-cell office:value-type="float" office:value="0.0516957898970318">
            <text:p>0.0516957899</text:p>
          </table:table-cell>
          <table:table-cell office:value-type="float" office:value="0.270134671243729">
            <text:p>0.2701346712</text:p>
          </table:table-cell>
          <table:table-cell office:value-type="float" office:value="0.299714675598561">
            <text:p>0.2997146756</text:p>
          </table:table-cell>
          <table:table-cell office:value-type="float" office:value="648.65">
            <text:p>648.65</text:p>
          </table:table-cell>
          <table:table-cell office:value-type="float" office:value="1711.5">
            <text:p>1711.5</text:p>
          </table:table-cell>
          <table:table-cell office:value-type="float" office:value="3722.55">
            <text:p>3722.55</text:p>
          </table:table-cell>
          <table:table-cell office:value-type="float" office:value="0.45972512726962">
            <text:p>0.4597251273</text:p>
          </table:table-cell>
          <table:table-cell office:value-type="float" office:value="0.287340329793744">
            <text:p>0.2873403298</text:p>
          </table:table-cell>
          <table:table-cell office:value-type="float" office:value="0.0122548342786039">
            <text:p>0.0122548343</text:p>
          </table:table-cell>
          <table:table-cell office:value-type="float" office:value="0.0426491968161953">
            <text:p>0.0426491968</text:p>
          </table:table-cell>
          <table:table-cell office:value-type="float" office:value="0.275309236607143">
            <text:p>0.2753092366</text:p>
          </table:table-cell>
          <table:table-cell office:value-type="float" office:value="0.299818905164351">
            <text:p>0.29981890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57.15">
            <text:p>757.15</text:p>
          </table:table-cell>
          <table:table-cell office:value-type="float" office:value="1913.45">
            <text:p>1913.45</text:p>
          </table:table-cell>
          <table:table-cell office:value-type="float" office:value="7377.35">
            <text:p>7377.35</text:p>
          </table:table-cell>
          <table:table-cell table:number-columns-repeated="2" office:value-type="float" office:value="0.259327336997452">
            <text:p>0.259327337</text:p>
          </table:table-cell>
          <table:table-cell office:value-type="float" office:value="0.00907783467812004">
            <text:p>0.0090778347</text:p>
          </table:table-cell>
          <table:table-cell office:value-type="float" office:value="0.0350053132971833">
            <text:p>0.0350053133</text:p>
          </table:table-cell>
          <table:table-cell office:value-type="float" office:value="0.250208159866778">
            <text:p>0.2502081599</text:p>
          </table:table-cell>
          <table:table-cell office:value-type="float" office:value="0.268363829223018">
            <text:p>0.2683638292</text:p>
          </table:table-cell>
          <table:table-cell office:value-type="float" office:value="600.2">
            <text:p>600.2</text:p>
          </table:table-cell>
          <table:table-cell office:value-type="float" office:value="1512.95">
            <text:p>1512.95</text:p>
          </table:table-cell>
          <table:table-cell office:value-type="float" office:value="3641.1">
            <text:p>3641.1</text:p>
          </table:table-cell>
          <table:table-cell office:value-type="float" office:value="0.415492478178558">
            <text:p>0.4154924782</text:p>
          </table:table-cell>
          <table:table-cell office:value-type="float" office:value="0.259693757475711">
            <text:p>0.2596937575</text:p>
          </table:table-cell>
          <table:table-cell office:value-type="float" office:value="0.00855215396307535">
            <text:p>0.008552154</text:p>
          </table:table-cell>
          <table:table-cell office:value-type="float" office:value="0.0329316886405143">
            <text:p>0.0329316886</text:p>
          </table:table-cell>
          <table:table-cell office:value-type="float" office:value="0.251881471521619">
            <text:p>0.2518814715</text:p>
          </table:table-cell>
          <table:table-cell office:value-type="float" office:value="0.268985779447769">
            <text:p>0.268985779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1.2">
            <text:p>681.2</text:p>
          </table:table-cell>
          <table:table-cell office:value-type="float" office:value="1674.05">
            <text:p>1674.05</text:p>
          </table:table-cell>
          <table:table-cell office:value-type="float" office:value="6992.4">
            <text:p>6992.4</text:p>
          </table:table-cell>
          <table:table-cell table:number-columns-repeated="2" office:value-type="float" office:value="0.239323930236556">
            <text:p>0.2393239302</text:p>
          </table:table-cell>
          <table:table-cell office:value-type="float" office:value="0.00999288425446444">
            <text:p>0.0099928843</text:p>
          </table:table-cell>
          <table:table-cell office:value-type="float" office:value="0.0417546387633997">
            <text:p>0.0417546388</text:p>
          </table:table-cell>
          <table:table-cell office:value-type="float" office:value="0.226969292389853">
            <text:p>0.2269692924</text:p>
          </table:table-cell>
          <table:table-cell office:value-type="float" office:value="0.246955060898782">
            <text:p>0.2469550609</text:p>
          </table:table-cell>
          <table:table-cell office:value-type="float" office:value="545.5">
            <text:p>545.5</text:p>
          </table:table-cell>
          <table:table-cell office:value-type="float" office:value="1357.45">
            <text:p>1357.45</text:p>
          </table:table-cell>
          <table:table-cell office:value-type="float" office:value="3543.1">
            <text:p>3543.1</text:p>
          </table:table-cell>
          <table:table-cell office:value-type="float" office:value="0.383074732922971">
            <text:p>0.3830747329</text:p>
          </table:table-cell>
          <table:table-cell office:value-type="float" office:value="0.239431811672938">
            <text:p>0.2394318117</text:p>
          </table:table-cell>
          <table:table-cell office:value-type="float" office:value="0.00792469000486641">
            <text:p>0.00792469</text:p>
          </table:table-cell>
          <table:table-cell office:value-type="float" office:value="0.0330978993538732">
            <text:p>0.0330978994</text:p>
          </table:table-cell>
          <table:table-cell office:value-type="float" office:value="0.231861741854816">
            <text:p>0.2318617419</text:p>
          </table:table-cell>
          <table:table-cell office:value-type="float" office:value="0.247711121864548">
            <text:p>0.247711121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99672217123377">
            <text:p>0.4996722171</text:p>
          </table:table-cell>
          <table:table-cell table:formula="of:=[.M2]/[.D2]" office:value-type="float" office:value="0.369516503903196">
            <text:p>0.3695165039</text:p>
          </table:table-cell>
          <table:table-cell table:formula="of:=[.L2]/[.C2]" office:value-type="float" office:value="0.534336447265207">
            <text:p>0.5343364473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501268759515696">
            <text:p>0.5012687595</text:p>
          </table:table-cell>
          <table:table-cell table:formula="of:=[.M3]/[.D3]" office:value-type="float" office:value="0.333315960368793">
            <text:p>0.3333159604</text:p>
          </table:table-cell>
          <table:table-cell table:formula="of:=[.L3]/[.C3]" office:value-type="float" office:value="0.506026673511513">
            <text:p>0.506026673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432171356572869">
            <text:p>0.4321713566</text:p>
          </table:table-cell>
          <table:table-cell table:formula="of:=[.M4]/[.D4]" office:value-type="float" office:value="0.283416093610489">
            <text:p>0.2834160936</text:p>
          </table:table-cell>
          <table:table-cell table:formula="of:=[.L4]/[.C4]" office:value-type="float" office:value="0.428871229225307">
            <text:p>0.4288712292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16364369205965">
            <text:p>0.4163643692</text:p>
          </table:table-cell>
          <table:table-cell table:formula="of:=[.M5]/[.D5]" office:value-type="float" office:value="0.254340137613484">
            <text:p>0.2543401376</text:p>
          </table:table-cell>
          <table:table-cell table:formula="of:=[.L5]/[.C5]" office:value-type="float" office:value="0.408070193873798">
            <text:p>0.4080701939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519360648356596">
            <text:p>0.5193606484</text:p>
          </table:table-cell>
          <table:table-cell table:formula="of:=[.M6]/[.D6]" office:value-type="float" office:value="0.318490931789569">
            <text:p>0.3184909318</text:p>
          </table:table-cell>
          <table:table-cell table:formula="of:=[.L6]/[.C6]" office:value-type="float" office:value="0.512916607740536">
            <text:p>0.5129166077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635014054813774">
            <text:p>0.6350140548</text:p>
          </table:table-cell>
          <table:table-cell table:formula="of:=[.M7]/[.D7]" office:value-type="float" office:value="0.393652736203218">
            <text:p>0.3936527362</text:p>
          </table:table-cell>
          <table:table-cell table:formula="of:=[.L7]/[.C7]" office:value-type="float" office:value="0.626352724181161">
            <text:p>0.6263527242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683868231302135">
            <text:p>0.6838682313</text:p>
          </table:table-cell>
          <table:table-cell table:formula="of:=[.M8]/[.D8]" office:value-type="float" office:value="0.422511153892294">
            <text:p>0.4225111539</text:p>
          </table:table-cell>
          <table:table-cell table:formula="of:=[.L8]/[.C8]" office:value-type="float" office:value="0.670264471138998">
            <text:p>0.6702644711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763029218843172">
            <text:p>0.7630292188</text:p>
          </table:table-cell>
          <table:table-cell table:formula="of:=[.M9]/[.D9]" office:value-type="float" office:value="0.471832411707391">
            <text:p>0.4718324117</text:p>
          </table:table-cell>
          <table:table-cell table:formula="of:=[.L9]/[.C9]" office:value-type="float" office:value="0.756021399716126">
            <text:p>0.7560213997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765865753586398">
            <text:p>0.7658657536</text:p>
          </table:table-cell>
          <table:table-cell table:formula="of:=[.M10]/[.D10]" office:value-type="float" office:value="0.474624353735425">
            <text:p>0.4746243537</text:p>
          </table:table-cell>
          <table:table-cell table:formula="of:=[.L10]/[.C10]" office:value-type="float" office:value="0.762496658647421">
            <text:p>0.762496658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79270950274054">
            <text:p>0.7927095027</text:p>
          </table:table-cell>
          <table:table-cell table:formula="of:=[.M11]/[.D11]" office:value-type="float" office:value="0.493551207411876">
            <text:p>0.4935512074</text:p>
          </table:table-cell>
          <table:table-cell table:formula="of:=[.L11]/[.C11]" office:value-type="float" office:value="0.790692205179127">
            <text:p>0.790692205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80079271873165">
            <text:p>0.8007927187</text:p>
          </table:table-cell>
          <table:table-cell table:formula="of:=[.M12]/[.D12]" office:value-type="float" office:value="0.506707282192094">
            <text:p>0.5067072822</text:p>
          </table:table-cell>
          <table:table-cell table:formula="of:=[.L12]/[.C12]" office:value-type="float" office:value="0.810877811295959">
            <text:p>0.8108778113</text:p>
          </table:table-cell>
          <table:table-cell table:number-columns-repeated="15"/>
        </table:table-row>
      </table:table>
      <table:table table:name="complete_01" table:style-name="ta1">
        <table:shapes>
          <draw:frame draw:z-index="0" draw:style-name="gr1" svg:width="4.5in" svg:height="4in" svg:x="8.1709in" svg:y="2.6272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5in" svg:height="4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.8">
            <text:p>235.8</text:p>
          </table:table-cell>
          <table:table-cell office:value-type="float" office:value="5231.25">
            <text:p>5231.25</text:p>
          </table:table-cell>
          <table:table-cell office:value-type="float" office:value="9500.95">
            <text:p>9500.95</text:p>
          </table:table-cell>
          <table:table-cell table:number-columns-repeated="2" office:value-type="float" office:value="0.550617073263038">
            <text:p>0.5506170733</text:p>
          </table:table-cell>
          <table:table-cell office:value-type="float" office:value="0.010855173251659">
            <text:p>0.0108551733</text:p>
          </table:table-cell>
          <table:table-cell office:value-type="float" office:value="0.0197145598615925">
            <text:p>0.0197145599</text:p>
          </table:table-cell>
          <table:table-cell office:value-type="float" office:value="0.539461272403312">
            <text:p>0.5394612724</text:p>
          </table:table-cell>
          <table:table-cell office:value-type="float" office:value="0.56117161890663">
            <text:p>0.5611716189</text:p>
          </table:table-cell>
          <table:table-cell office:value-type="float" office:value="104">
            <text:p>104</text:p>
          </table:table-cell>
          <table:table-cell office:value-type="float" office:value="2397.85">
            <text:p>2397.85</text:p>
          </table:table-cell>
          <table:table-cell office:value-type="float" office:value="3024.6">
            <text:p>3024.6</text:p>
          </table:table-cell>
          <table:table-cell office:value-type="float" office:value="0.792980104345563">
            <text:p>0.7929801043</text:p>
          </table:table-cell>
          <table:table-cell office:value-type="float" office:value="0.54917837126452">
            <text:p>0.5491783713</text:p>
          </table:table-cell>
          <table:table-cell office:value-type="float" office:value="0.0111314950898774">
            <text:p>0.0111314951</text:p>
          </table:table-cell>
          <table:table-cell office:value-type="float" office:value="0.0202693617817585">
            <text:p>0.0202693618</text:p>
          </table:table-cell>
          <table:table-cell office:value-type="float" office:value="0.539012971698113">
            <text:p>0.5390129717</text:p>
          </table:table-cell>
          <table:table-cell office:value-type="float" office:value="0.561275961877868">
            <text:p>0.56127596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6.4">
            <text:p>126.4</text:p>
          </table:table-cell>
          <table:table-cell office:value-type="float" office:value="4993.1">
            <text:p>4993.1</text:p>
          </table:table-cell>
          <table:table-cell office:value-type="float" office:value="9581.2">
            <text:p>9581.2</text:p>
          </table:table-cell>
          <table:table-cell table:number-columns-repeated="2" office:value-type="float" office:value="0.521144682802629">
            <text:p>0.5211446828</text:p>
          </table:table-cell>
          <table:table-cell office:value-type="float" office:value="0.0145807828467789">
            <text:p>0.0145807828</text:p>
          </table:table-cell>
          <table:table-cell office:value-type="float" office:value="0.0279783778438761">
            <text:p>0.0279783778</text:p>
          </table:table-cell>
          <table:table-cell office:value-type="float" office:value="0.504583333333333">
            <text:p>0.5045833333</text:p>
          </table:table-cell>
          <table:table-cell office:value-type="float" office:value="0.533744899026891">
            <text:p>0.533744899</text:p>
          </table:table-cell>
          <table:table-cell office:value-type="float" office:value="37.8">
            <text:p>37.8</text:p>
          </table:table-cell>
          <table:table-cell office:value-type="float" office:value="2187.9">
            <text:p>2187.9</text:p>
          </table:table-cell>
          <table:table-cell office:value-type="float" office:value="2776.1">
            <text:p>2776.1</text:p>
          </table:table-cell>
          <table:table-cell office:value-type="float" office:value="0.788252881468238">
            <text:p>0.7882528815</text:p>
          </table:table-cell>
          <table:table-cell office:value-type="float" office:value="0.518609306407787">
            <text:p>0.5186093064</text:p>
          </table:table-cell>
          <table:table-cell office:value-type="float" office:value="0.00773322762806427">
            <text:p>0.0077332276</text:p>
          </table:table-cell>
          <table:table-cell office:value-type="float" office:value="0.0149114709908109">
            <text:p>0.014911471</text:p>
          </table:table-cell>
          <table:table-cell office:value-type="float" office:value="0.510378718901175">
            <text:p>0.5103787189</text:p>
          </table:table-cell>
          <table:table-cell office:value-type="float" office:value="0.525845174157303">
            <text:p>0.52584517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7.4">
            <text:p>107.4</text:p>
          </table:table-cell>
          <table:table-cell office:value-type="float" office:value="5282.45">
            <text:p>5282.45</text:p>
          </table:table-cell>
          <table:table-cell office:value-type="float" office:value="9472.3">
            <text:p>9472.3</text:p>
          </table:table-cell>
          <table:table-cell table:number-columns-repeated="2" office:value-type="float" office:value="0.557681469849919">
            <text:p>0.5576814698</text:p>
          </table:table-cell>
          <table:table-cell office:value-type="float" office:value="0.00816095319504312">
            <text:p>0.0081609532</text:p>
          </table:table-cell>
          <table:table-cell office:value-type="float" office:value="0.0146337176977377">
            <text:p>0.0146337177</text:p>
          </table:table-cell>
          <table:table-cell office:value-type="float" office:value="0.551589808380712">
            <text:p>0.5515898084</text:p>
          </table:table-cell>
          <table:table-cell office:value-type="float" office:value="0.567911714770798">
            <text:p>0.5679117148</text:p>
          </table:table-cell>
          <table:table-cell office:value-type="float" office:value="28.95">
            <text:p>28.95</text:p>
          </table:table-cell>
          <table:table-cell office:value-type="float" office:value="1789.7">
            <text:p>1789.7</text:p>
          </table:table-cell>
          <table:table-cell office:value-type="float" office:value="2102.45">
            <text:p>2102.45</text:p>
          </table:table-cell>
          <table:table-cell office:value-type="float" office:value="0.851775661531492">
            <text:p>0.8517756615</text:p>
          </table:table-cell>
          <table:table-cell office:value-type="float" office:value="0.560402372673953">
            <text:p>0.5604023727</text:p>
          </table:table-cell>
          <table:table-cell office:value-type="float" office:value="0.0131694412055098">
            <text:p>0.0131694412</text:p>
          </table:table-cell>
          <table:table-cell office:value-type="float" office:value="0.0234999740323581">
            <text:p>0.023499974</text:p>
          </table:table-cell>
          <table:table-cell office:value-type="float" office:value="0.545526244171259">
            <text:p>0.5455262442</text:p>
          </table:table-cell>
          <table:table-cell office:value-type="float" office:value="0.571865126582278">
            <text:p>0.571865126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7.8">
            <text:p>97.8</text:p>
          </table:table-cell>
          <table:table-cell office:value-type="float" office:value="5075.35">
            <text:p>5075.35</text:p>
          </table:table-cell>
          <table:table-cell office:value-type="float" office:value="9563.55">
            <text:p>9563.55</text:p>
          </table:table-cell>
          <table:table-cell table:number-columns-repeated="2" office:value-type="float" office:value="0.530702957532239">
            <text:p>0.5307029575</text:p>
          </table:table-cell>
          <table:table-cell office:value-type="float" office:value="0.00828268427707996">
            <text:p>0.0082826843</text:p>
          </table:table-cell>
          <table:table-cell office:value-type="float" office:value="0.0156070060653031">
            <text:p>0.0156070061</text:p>
          </table:table-cell>
          <table:table-cell office:value-type="float" office:value="0.519979134063641">
            <text:p>0.5199791341</text:p>
          </table:table-cell>
          <table:table-cell office:value-type="float" office:value="0.536544502617801">
            <text:p>0.5365445026</text:p>
          </table:table-cell>
          <table:table-cell office:value-type="float" office:value="30.5">
            <text:p>30.5</text:p>
          </table:table-cell>
          <table:table-cell office:value-type="float" office:value="1646.7">
            <text:p>1646.7</text:p>
          </table:table-cell>
          <table:table-cell office:value-type="float" office:value="1944.25">
            <text:p>1944.25</text:p>
          </table:table-cell>
          <table:table-cell office:value-type="float" office:value="0.847359525472717">
            <text:p>0.8473595255</text:p>
          </table:table-cell>
          <table:table-cell office:value-type="float" office:value="0.529622052527933">
            <text:p>0.5296220525</text:p>
          </table:table-cell>
          <table:table-cell office:value-type="float" office:value="0.0107833755637867">
            <text:p>0.0107833756</text:p>
          </table:table-cell>
          <table:table-cell office:value-type="float" office:value="0.0203605108818954">
            <text:p>0.0203605109</text:p>
          </table:table-cell>
          <table:table-cell office:value-type="float" office:value="0.517212967657343">
            <text:p>0.5172129677</text:p>
          </table:table-cell>
          <table:table-cell office:value-type="float" office:value="0.538779718784916">
            <text:p>0.53877971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.45">
            <text:p>69.45</text:p>
          </table:table-cell>
          <table:table-cell office:value-type="float" office:value="4594.6">
            <text:p>4594.6</text:p>
          </table:table-cell>
          <table:table-cell office:value-type="float" office:value="9583.85">
            <text:p>9583.85</text:p>
          </table:table-cell>
          <table:table-cell table:number-columns-repeated="2" office:value-type="float" office:value="0.479408321855347">
            <text:p>0.4794083219</text:p>
          </table:table-cell>
          <table:table-cell office:value-type="float" office:value="0.00696255869627391">
            <text:p>0.0069625587</text:p>
          </table:table-cell>
          <table:table-cell office:value-type="float" office:value="0.0145232328661469">
            <text:p>0.0145232329</text:p>
          </table:table-cell>
          <table:table-cell office:value-type="float" office:value="0.472837442540744">
            <text:p>0.4728374425</text:p>
          </table:table-cell>
          <table:table-cell office:value-type="float" office:value="0.486762559933292">
            <text:p>0.4867625599</text:p>
          </table:table-cell>
          <table:table-cell office:value-type="float" office:value="19.3">
            <text:p>19.3</text:p>
          </table:table-cell>
          <table:table-cell office:value-type="float" office:value="2054.2">
            <text:p>2054.2</text:p>
          </table:table-cell>
          <table:table-cell office:value-type="float" office:value="2677.2">
            <text:p>2677.2</text:p>
          </table:table-cell>
          <table:table-cell office:value-type="float" office:value="0.767480280254744">
            <text:p>0.7674802803</text:p>
          </table:table-cell>
          <table:table-cell office:value-type="float" office:value="0.479695417451607">
            <text:p>0.4796954175</text:p>
          </table:table-cell>
          <table:table-cell office:value-type="float" office:value="0.010372730078145">
            <text:p>0.0103727301</text:p>
          </table:table-cell>
          <table:table-cell office:value-type="float" office:value="0.0216235755039112">
            <text:p>0.0216235755</text:p>
          </table:table-cell>
          <table:table-cell office:value-type="float" office:value="0.470842744307996">
            <text:p>0.4708427443</text:p>
          </table:table-cell>
          <table:table-cell office:value-type="float" office:value="0.491588204464286">
            <text:p>0.49158820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.4">
            <text:p>63.4</text:p>
          </table:table-cell>
          <table:table-cell office:value-type="float" office:value="3755.3">
            <text:p>3755.3</text:p>
          </table:table-cell>
          <table:table-cell office:value-type="float" office:value="9257.9">
            <text:p>9257.9</text:p>
          </table:table-cell>
          <table:table-cell table:number-columns-repeated="2" office:value-type="float" office:value="0.40561443886724">
            <text:p>0.4056144389</text:p>
          </table:table-cell>
          <table:table-cell office:value-type="float" office:value="0.00869532788081445">
            <text:p>0.0086953279</text:p>
          </table:table-cell>
          <table:table-cell office:value-type="float" office:value="0.0214374219643115">
            <text:p>0.021437422</text:p>
          </table:table-cell>
          <table:table-cell office:value-type="float" office:value="0.398239704444203">
            <text:p>0.3982397044</text:p>
          </table:table-cell>
          <table:table-cell office:value-type="float" office:value="0.415630360205832">
            <text:p>0.4156303602</text:p>
          </table:table-cell>
          <table:table-cell office:value-type="float" office:value="24.8">
            <text:p>24.8</text:p>
          </table:table-cell>
          <table:table-cell office:value-type="float" office:value="2216">
            <text:p>2216</text:p>
          </table:table-cell>
          <table:table-cell office:value-type="float" office:value="3417.6">
            <text:p>3417.6</text:p>
          </table:table-cell>
          <table:table-cell office:value-type="float" office:value="0.648488857540702">
            <text:p>0.6484888575</text:p>
          </table:table-cell>
          <table:table-cell office:value-type="float" office:value="0.405322639856556">
            <text:p>0.4053226399</text:p>
          </table:table-cell>
          <table:table-cell office:value-type="float" office:value="0.00842372492916132">
            <text:p>0.0084237249</text:p>
          </table:table-cell>
          <table:table-cell office:value-type="float" office:value="0.0207827643976228">
            <text:p>0.0207827644</text:p>
          </table:table-cell>
          <table:table-cell office:value-type="float" office:value="0.395688531976744">
            <text:p>0.395688532</text:p>
          </table:table-cell>
          <table:table-cell office:value-type="float" office:value="0.412535981835067">
            <text:p>0.41253598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.85">
            <text:p>68.85</text:p>
          </table:table-cell>
          <table:table-cell office:value-type="float" office:value="3348.8">
            <text:p>3348.8</text:p>
          </table:table-cell>
          <table:table-cell office:value-type="float" office:value="8980.3">
            <text:p>8980.3</text:p>
          </table:table-cell>
          <table:table-cell table:number-columns-repeated="2" office:value-type="float" office:value="0.37289502425907">
            <text:p>0.3728950243</text:p>
          </table:table-cell>
          <table:table-cell office:value-type="float" office:value="0.00614870699132725">
            <text:p>0.006148707</text:p>
          </table:table-cell>
          <table:table-cell office:value-type="float" office:value="0.0164891097797417">
            <text:p>0.0164891098</text:p>
          </table:table-cell>
          <table:table-cell office:value-type="float" office:value="0.36760752688172">
            <text:p>0.3676075269</text:p>
          </table:table-cell>
          <table:table-cell office:value-type="float" office:value="0.379904940864375">
            <text:p>0.3799049409</text:p>
          </table:table-cell>
          <table:table-cell office:value-type="float" office:value="27.15">
            <text:p>27.15</text:p>
          </table:table-cell>
          <table:table-cell office:value-type="float" office:value="2157.5">
            <text:p>2157.5</text:p>
          </table:table-cell>
          <table:table-cell office:value-type="float" office:value="3598.6">
            <text:p>3598.6</text:p>
          </table:table-cell>
          <table:table-cell office:value-type="float" office:value="0.599620733323339">
            <text:p>0.5996207333</text:p>
          </table:table-cell>
          <table:table-cell office:value-type="float" office:value="0.374778773323928">
            <text:p>0.3747787733</text:p>
          </table:table-cell>
          <table:table-cell office:value-type="float" office:value="0.0123995120741056">
            <text:p>0.0123995121</text:p>
          </table:table-cell>
          <table:table-cell office:value-type="float" office:value="0.0330848835544603">
            <text:p>0.0330848836</text:p>
          </table:table-cell>
          <table:table-cell office:value-type="float" office:value="0.36455585">
            <text:p>0.36455585</text:p>
          </table:table-cell>
          <table:table-cell office:value-type="float" office:value="0.389354874148211">
            <text:p>0.389354874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9.4">
            <text:p>69.4</text:p>
          </table:table-cell>
          <table:table-cell office:value-type="float" office:value="2521.5">
            <text:p>2521.5</text:p>
          </table:table-cell>
          <table:table-cell office:value-type="float" office:value="8185.1">
            <text:p>8185.1</text:p>
          </table:table-cell>
          <table:table-cell table:number-columns-repeated="2" office:value-type="float" office:value="0.30800899537664">
            <text:p>0.3080089954</text:p>
          </table:table-cell>
          <table:table-cell office:value-type="float" office:value="0.0095858179400089">
            <text:p>0.0095858179</text:p>
          </table:table-cell>
          <table:table-cell office:value-type="float" office:value="0.0311218765811925">
            <text:p>0.0311218766</text:p>
          </table:table-cell>
          <table:table-cell office:value-type="float" office:value="0.297270347750218">
            <text:p>0.2972703478</text:p>
          </table:table-cell>
          <table:table-cell office:value-type="float" office:value="0.316441983630236">
            <text:p>0.3164419836</text:p>
          </table:table-cell>
          <table:table-cell office:value-type="float" office:value="34.85">
            <text:p>34.85</text:p>
          </table:table-cell>
          <table:table-cell office:value-type="float" office:value="1851.85">
            <text:p>1851.85</text:p>
          </table:table-cell>
          <table:table-cell office:value-type="float" office:value="3747.4">
            <text:p>3747.4</text:p>
          </table:table-cell>
          <table:table-cell office:value-type="float" office:value="0.494167241643588">
            <text:p>0.4941672416</text:p>
          </table:table-cell>
          <table:table-cell office:value-type="float" office:value="0.308867559688241">
            <text:p>0.3088675597</text:p>
          </table:table-cell>
          <table:table-cell office:value-type="float" office:value="0.00859843680883324">
            <text:p>0.0085984368</text:p>
          </table:table-cell>
          <table:table-cell office:value-type="float" office:value="0.0278385882205051">
            <text:p>0.0278385882</text:p>
          </table:table-cell>
          <table:table-cell office:value-type="float" office:value="0.299818905164351">
            <text:p>0.2998189052</text:p>
          </table:table-cell>
          <table:table-cell office:value-type="float" office:value="0.317015778782017">
            <text:p>0.31701577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.2">
            <text:p>75.2</text:p>
          </table:table-cell>
          <table:table-cell office:value-type="float" office:value="2498.8">
            <text:p>2498.8</text:p>
          </table:table-cell>
          <table:table-cell office:value-type="float" office:value="8158.75">
            <text:p>8158.75</text:p>
          </table:table-cell>
          <table:table-cell table:number-columns-repeated="2" office:value-type="float" office:value="0.306225659697778">
            <text:p>0.3062256597</text:p>
          </table:table-cell>
          <table:table-cell office:value-type="float" office:value="0.0105525458472598">
            <text:p>0.0105525458</text:p>
          </table:table-cell>
          <table:table-cell office:value-type="float" office:value="0.034460031395391">
            <text:p>0.0344600314</text:p>
          </table:table-cell>
          <table:table-cell office:value-type="float" office:value="0.293304861198342">
            <text:p>0.2933048612</text:p>
          </table:table-cell>
          <table:table-cell office:value-type="float" office:value="0.314409952892861">
            <text:p>0.3144099529</text:p>
          </table:table-cell>
          <table:table-cell office:value-type="float" office:value="36">
            <text:p>36</text:p>
          </table:table-cell>
          <table:table-cell office:value-type="float" office:value="1828.5">
            <text:p>1828.5</text:p>
          </table:table-cell>
          <table:table-cell office:value-type="float" office:value="3745.35">
            <text:p>3745.35</text:p>
          </table:table-cell>
          <table:table-cell office:value-type="float" office:value="0.488198453652332">
            <text:p>0.4881984537</text:p>
          </table:table-cell>
          <table:table-cell office:value-type="float" office:value="0.305136909766922">
            <text:p>0.3051369098</text:p>
          </table:table-cell>
          <table:table-cell office:value-type="float" office:value="0.00986765251358537">
            <text:p>0.0098676525</text:p>
          </table:table-cell>
          <table:table-cell office:value-type="float" office:value="0.0323384428357839">
            <text:p>0.0323384428</text:p>
          </table:table-cell>
          <table:table-cell office:value-type="float" office:value="0.294612271513651">
            <text:p>0.2946122715</text:p>
          </table:table-cell>
          <table:table-cell office:value-type="float" office:value="0.314347576540822">
            <text:p>0.31434757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.95">
            <text:p>79.95</text:p>
          </table:table-cell>
          <table:table-cell office:value-type="float" office:value="2159.45">
            <text:p>2159.45</text:p>
          </table:table-cell>
          <table:table-cell office:value-type="float" office:value="7730.55">
            <text:p>7730.55</text:p>
          </table:table-cell>
          <table:table-cell table:number-columns-repeated="2" office:value-type="float" office:value="0.279291228300868">
            <text:p>0.2792912283</text:p>
          </table:table-cell>
          <table:table-cell office:value-type="float" office:value="0.00921515678710797">
            <text:p>0.0092151568</text:p>
          </table:table-cell>
          <table:table-cell office:value-type="float" office:value="0.0329947948711833">
            <text:p>0.0329947949</text:p>
          </table:table-cell>
          <table:table-cell office:value-type="float" office:value="0.271206533192835">
            <text:p>0.2712065332</text:p>
          </table:table-cell>
          <table:table-cell office:value-type="float" office:value="0.28963684676705">
            <text:p>0.2896368468</text:p>
          </table:table-cell>
          <table:table-cell office:value-type="float" office:value="39.2">
            <text:p>39.2</text:p>
          </table:table-cell>
          <table:table-cell office:value-type="float" office:value="1653.5">
            <text:p>1653.5</text:p>
          </table:table-cell>
          <table:table-cell office:value-type="float" office:value="3704.95">
            <text:p>3704.95</text:p>
          </table:table-cell>
          <table:table-cell office:value-type="float" office:value="0.446282438821836">
            <text:p>0.4462824388</text:p>
          </table:table-cell>
          <table:table-cell office:value-type="float" office:value="0.278938294962971">
            <text:p>0.278938295</text:p>
          </table:table-cell>
          <table:table-cell office:value-type="float" office:value="0.0061359314348847">
            <text:p>0.0061359314</text:p>
          </table:table-cell>
          <table:table-cell office:value-type="float" office:value="0.0219974508544954">
            <text:p>0.0219974509</text:p>
          </table:table-cell>
          <table:table-cell office:value-type="float" office:value="0.272686398420553">
            <text:p>0.2726863984</text:p>
          </table:table-cell>
          <table:table-cell office:value-type="float" office:value="0.284958261290323">
            <text:p>0.28495826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.15">
            <text:p>82.15</text:p>
          </table:table-cell>
          <table:table-cell office:value-type="float" office:value="1880.85">
            <text:p>1880.85</text:p>
          </table:table-cell>
          <table:table-cell office:value-type="float" office:value="7327.15">
            <text:p>7327.15</text:p>
          </table:table-cell>
          <table:table-cell table:number-columns-repeated="2" office:value-type="float" office:value="0.256636435409301">
            <text:p>0.2566364354</text:p>
          </table:table-cell>
          <table:table-cell office:value-type="float" office:value="0.00892564731989728">
            <text:p>0.0089256473</text:p>
          </table:table-cell>
          <table:table-cell office:value-type="float" office:value="0.0347793457529211">
            <text:p>0.0347793458</text:p>
          </table:table-cell>
          <table:table-cell office:value-type="float" office:value="0.247765363128492">
            <text:p>0.2477653631</text:p>
          </table:table-cell>
          <table:table-cell office:value-type="float" office:value="0.265616657768286">
            <text:p>0.2656166578</text:p>
          </table:table-cell>
          <table:table-cell office:value-type="float" office:value="41.3">
            <text:p>41.3</text:p>
          </table:table-cell>
          <table:table-cell office:value-type="float" office:value="1478.05">
            <text:p>1478.05</text:p>
          </table:table-cell>
          <table:table-cell office:value-type="float" office:value="3620.9">
            <text:p>3620.9</text:p>
          </table:table-cell>
          <table:table-cell office:value-type="float" office:value="0.408133677334543">
            <text:p>0.4081336773</text:p>
          </table:table-cell>
          <table:table-cell office:value-type="float" office:value="0.255094312859829">
            <text:p>0.2550943129</text:p>
          </table:table-cell>
          <table:table-cell office:value-type="float" office:value="0.00954623790809532">
            <text:p>0.0095462379</text:p>
          </table:table-cell>
          <table:table-cell office:value-type="float" office:value="0.03742238625814">
            <text:p>0.0374223863</text:p>
          </table:table-cell>
          <table:table-cell office:value-type="float" office:value="0.247046687133891">
            <text:p>0.2470466871</text:p>
          </table:table-cell>
          <table:table-cell office:value-type="float" office:value="0.266139162950082">
            <text:p>0.26613916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41051738761662">
            <text:p>0.4410517388</text:p>
          </table:table-cell>
          <table:table-cell table:formula="of:=[.M2]/[.D2]" office:value-type="float" office:value="0.318347112657155">
            <text:p>0.3183471127</text:p>
          </table:table-cell>
          <table:table-cell table:formula="of:=[.L2]/[.C2]" office:value-type="float" office:value="0.45837037037037">
            <text:p>0.458370370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99050632911392">
            <text:p>0.2990506329</text:p>
          </table:table-cell>
          <table:table-cell table:formula="of:=[.M3]/[.D3]" office:value-type="float" office:value="0.289744499645138">
            <text:p>0.2897444996</text:p>
          </table:table-cell>
          <table:table-cell table:formula="of:=[.L3]/[.C3]" office:value-type="float" office:value="0.438184694878933">
            <text:p>0.4381846949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9553072625698">
            <text:p>0.2695530726</text:p>
          </table:table-cell>
          <table:table-cell table:formula="of:=[.M4]/[.D4]" office:value-type="float" office:value="0.221957708265152">
            <text:p>0.2219577083</text:p>
          </table:table-cell>
          <table:table-cell table:formula="of:=[.L4]/[.C4]" office:value-type="float" office:value="0.338801124478225">
            <text:p>0.3388011245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311860940695296">
            <text:p>0.3118609407</text:p>
          </table:table-cell>
          <table:table-cell table:formula="of:=[.M5]/[.D5]" office:value-type="float" office:value="0.203297938527011">
            <text:p>0.2032979385</text:p>
          </table:table-cell>
          <table:table-cell table:formula="of:=[.L5]/[.C5]" office:value-type="float" office:value="0.324450530505285">
            <text:p>0.3244505305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77897768178546">
            <text:p>0.2778977682</text:p>
          </table:table-cell>
          <table:table-cell table:formula="of:=[.M6]/[.D6]" office:value-type="float" office:value="0.279344939664122">
            <text:p>0.2793449397</text:p>
          </table:table-cell>
          <table:table-cell table:formula="of:=[.L6]/[.C6]" office:value-type="float" office:value="0.447090062246985">
            <text:p>0.4470900622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91167192429022">
            <text:p>0.3911671924</text:p>
          </table:table-cell>
          <table:table-cell table:formula="of:=[.M7]/[.D7]" office:value-type="float" office:value="0.369154991952819">
            <text:p>0.369154992</text:p>
          </table:table-cell>
          <table:table-cell table:formula="of:=[.L7]/[.C7]" office:value-type="float" office:value="0.590099326285516">
            <text:p>0.5900993263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394335511982571">
            <text:p>0.394335512</text:p>
          </table:table-cell>
          <table:table-cell table:formula="of:=[.M8]/[.D8]" office:value-type="float" office:value="0.400721579457256">
            <text:p>0.4007215795</text:p>
          </table:table-cell>
          <table:table-cell table:formula="of:=[.L8]/[.C8]" office:value-type="float" office:value="0.644260630673674">
            <text:p>0.6442606307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02161383285303">
            <text:p>0.5021613833</text:p>
          </table:table-cell>
          <table:table-cell table:formula="of:=[.M9]/[.D9]" office:value-type="float" office:value="0.457831914087794">
            <text:p>0.4578319141</text:p>
          </table:table-cell>
          <table:table-cell table:formula="of:=[.L9]/[.C9]" office:value-type="float" office:value="0.734423953995638">
            <text:p>0.734423954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78723404255319">
            <text:p>0.4787234043</text:p>
          </table:table-cell>
          <table:table-cell table:formula="of:=[.M10]/[.D10]" office:value-type="float" office:value="0.459059292170982">
            <text:p>0.4590592922</text:p>
          </table:table-cell>
          <table:table-cell table:formula="of:=[.L10]/[.C10]" office:value-type="float" office:value="0.731751240595486">
            <text:p>0.731751240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490306441525954">
            <text:p>0.4903064415</text:p>
          </table:table-cell>
          <table:table-cell table:formula="of:=[.M11]/[.D11]" office:value-type="float" office:value="0.479260854661053">
            <text:p>0.4792608547</text:p>
          </table:table-cell>
          <table:table-cell table:formula="of:=[.L11]/[.C11]" office:value-type="float" office:value="0.765704230243812">
            <text:p>0.765704230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02738892270237">
            <text:p>0.5027388923</text:p>
          </table:table-cell>
          <table:table-cell table:formula="of:=[.M12]/[.D12]" office:value-type="float" office:value="0.494175770934129">
            <text:p>0.4941757709</text:p>
          </table:table-cell>
          <table:table-cell table:formula="of:=[.L12]/[.C12]" office:value-type="float" office:value="0.785841507828907">
            <text:p>0.7858415078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4.5in" svg:height="4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5in" svg:height="4in" svg:x="3.8157in" svg:y="2.5413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44">
            <text:p>1444</text:p>
          </table:table-cell>
          <table:table-cell office:value-type="float" office:value="19690.55">
            <text:p>19690.55</text:p>
          </table:table-cell>
          <table:table-cell office:value-type="float" office:value="38385.05">
            <text:p>38385.05</text:p>
          </table:table-cell>
          <table:table-cell table:number-columns-repeated="2" office:value-type="float" office:value="0.512975525558075">
            <text:p>0.5129755256</text:p>
          </table:table-cell>
          <table:table-cell office:value-type="float" office:value="0.00606482590892526">
            <text:p>0.0060648259</text:p>
          </table:table-cell>
          <table:table-cell office:value-type="float" office:value="0.0118228367763301">
            <text:p>0.0118228368</text:p>
          </table:table-cell>
          <table:table-cell office:value-type="float" office:value="0.506379211581524">
            <text:p>0.5063792116</text:p>
          </table:table-cell>
          <table:table-cell office:value-type="float" office:value="0.518508863399374">
            <text:p>0.5185088634</text:p>
          </table:table-cell>
          <table:table-cell office:value-type="float" office:value="730.5">
            <text:p>730.5</text:p>
          </table:table-cell>
          <table:table-cell office:value-type="float" office:value="10475.1">
            <text:p>10475.1</text:p>
          </table:table-cell>
          <table:table-cell office:value-type="float" office:value="14129.6">
            <text:p>14129.6</text:p>
          </table:table-cell>
          <table:table-cell office:value-type="float" office:value="0.741384372335315">
            <text:p>0.7413843723</text:p>
          </table:table-cell>
          <table:table-cell office:value-type="float" office:value="0.513445747060823">
            <text:p>0.5134457471</text:p>
          </table:table-cell>
          <table:table-cell office:value-type="float" office:value="0.00490250174262036">
            <text:p>0.0049025017</text:p>
          </table:table-cell>
          <table:table-cell office:value-type="float" office:value="0.00954823712278137">
            <text:p>0.0095482371</text:p>
          </table:table-cell>
          <table:table-cell office:value-type="float" office:value="0.510172525704693">
            <text:p>0.5101725257</text:p>
          </table:table-cell>
          <table:table-cell office:value-type="float" office:value="0.519977529189934">
            <text:p>0.519977529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41.95">
            <text:p>2741.95</text:p>
          </table:table-cell>
          <table:table-cell office:value-type="float" office:value="18747.15">
            <text:p>18747.15</text:p>
          </table:table-cell>
          <table:table-cell office:value-type="float" office:value="38391.1">
            <text:p>38391.1</text:p>
          </table:table-cell>
          <table:table-cell table:number-columns-repeated="2" office:value-type="float" office:value="0.488319887179353">
            <text:p>0.4883198872</text:p>
          </table:table-cell>
          <table:table-cell office:value-type="float" office:value="0.0038197961284899">
            <text:p>0.0038197961</text:p>
          </table:table-cell>
          <table:table-cell office:value-type="float" office:value="0.00782232349895457">
            <text:p>0.0078223235</text:p>
          </table:table-cell>
          <table:table-cell office:value-type="float" office:value="0.484965344728751">
            <text:p>0.4849653447</text:p>
          </table:table-cell>
          <table:table-cell office:value-type="float" office:value="0.492604936985731">
            <text:p>0.492604937</text:p>
          </table:table-cell>
          <table:table-cell office:value-type="float" office:value="1359.25">
            <text:p>1359.25</text:p>
          </table:table-cell>
          <table:table-cell office:value-type="float" office:value="9456.55">
            <text:p>9456.55</text:p>
          </table:table-cell>
          <table:table-cell office:value-type="float" office:value="12762.25">
            <text:p>12762.25</text:p>
          </table:table-cell>
          <table:table-cell office:value-type="float" office:value="0.741035272504623">
            <text:p>0.7410352725</text:p>
          </table:table-cell>
          <table:table-cell office:value-type="float" office:value="0.487543779074423">
            <text:p>0.4875437791</text:p>
          </table:table-cell>
          <table:table-cell office:value-type="float" office:value="0.00568505569299635">
            <text:p>0.0056850557</text:p>
          </table:table-cell>
          <table:table-cell office:value-type="float" office:value="0.0116606055435455">
            <text:p>0.0116606055</text:p>
          </table:table-cell>
          <table:table-cell office:value-type="float" office:value="0.481374756088222">
            <text:p>0.4813747561</text:p>
          </table:table-cell>
          <table:table-cell office:value-type="float" office:value="0.492744867474214">
            <text:p>0.49274486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57.4">
            <text:p>2857.4</text:p>
          </table:table-cell>
          <table:table-cell office:value-type="float" office:value="20072.55">
            <text:p>20072.55</text:p>
          </table:table-cell>
          <table:table-cell office:value-type="float" office:value="38325.45">
            <text:p>38325.45</text:p>
          </table:table-cell>
          <table:table-cell table:number-columns-repeated="2" office:value-type="float" office:value="0.523740199093">
            <text:p>0.5237401991</text:p>
          </table:table-cell>
          <table:table-cell office:value-type="float" office:value="0.0047707729772693">
            <text:p>0.004770773</text:p>
          </table:table-cell>
          <table:table-cell office:value-type="float" office:value="0.0091090448766988">
            <text:p>0.0091090449</text:p>
          </table:table-cell>
          <table:table-cell office:value-type="float" office:value="0.51895302153397">
            <text:p>0.5189530215</text:p>
          </table:table-cell>
          <table:table-cell office:value-type="float" office:value="0.528494567488508">
            <text:p>0.5284945675</text:p>
          </table:table-cell>
          <table:table-cell office:value-type="float" office:value="1488.4">
            <text:p>1488.4</text:p>
          </table:table-cell>
          <table:table-cell office:value-type="float" office:value="8621.9">
            <text:p>8621.9</text:p>
          </table:table-cell>
          <table:table-cell office:value-type="float" office:value="10848.8">
            <text:p>10848.8</text:p>
          </table:table-cell>
          <table:table-cell office:value-type="float" office:value="0.794788353245616">
            <text:p>0.7947883532</text:p>
          </table:table-cell>
          <table:table-cell office:value-type="float" office:value="0.522909140338239">
            <text:p>0.5229091403</text:p>
          </table:table-cell>
          <table:table-cell office:value-type="float" office:value="0.00481000337471121">
            <text:p>0.0048100034</text:p>
          </table:table-cell>
          <table:table-cell office:value-type="float" office:value="0.00919854522259816">
            <text:p>0.0091985452</text:p>
          </table:table-cell>
          <table:table-cell office:value-type="float" office:value="0.519124797480358">
            <text:p>0.5191247975</text:p>
          </table:table-cell>
          <table:table-cell office:value-type="float" office:value="0.52874480422978">
            <text:p>0.528744804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10.65">
            <text:p>5510.65</text:p>
          </table:table-cell>
          <table:table-cell office:value-type="float" office:value="19085.45">
            <text:p>19085.45</text:p>
          </table:table-cell>
          <table:table-cell office:value-type="float" office:value="38410.1">
            <text:p>38410.1</text:p>
          </table:table-cell>
          <table:table-cell table:number-columns-repeated="2" office:value-type="float" office:value="0.496886065619367">
            <text:p>0.4968860656</text:p>
          </table:table-cell>
          <table:table-cell office:value-type="float" office:value="0.0048626969479037">
            <text:p>0.0048626969</text:p>
          </table:table-cell>
          <table:table-cell office:value-type="float" office:value="0.00978634194911938">
            <text:p>0.0097863419</text:p>
          </table:table-cell>
          <table:table-cell office:value-type="float" office:value="0.4920188526938">
            <text:p>0.4920188527</text:p>
          </table:table-cell>
          <table:table-cell office:value-type="float" office:value="0.501744246589607">
            <text:p>0.5017442466</text:p>
          </table:table-cell>
          <table:table-cell office:value-type="float" office:value="2283.25">
            <text:p>2283.25</text:p>
          </table:table-cell>
          <table:table-cell office:value-type="float" office:value="7778.1">
            <text:p>7778.1</text:p>
          </table:table-cell>
          <table:table-cell office:value-type="float" office:value="9785.3">
            <text:p>9785.3</text:p>
          </table:table-cell>
          <table:table-cell office:value-type="float" office:value="0.794945760358601">
            <text:p>0.7949457604</text:p>
          </table:table-cell>
          <table:table-cell office:value-type="float" office:value="0.496862066918555">
            <text:p>0.4968620669</text:p>
          </table:table-cell>
          <table:table-cell office:value-type="float" office:value="0.00467356688512285">
            <text:p>0.0046735669</text:p>
          </table:table-cell>
          <table:table-cell office:value-type="float" office:value="0.00940616560669933">
            <text:p>0.0094061656</text:p>
          </table:table-cell>
          <table:table-cell office:value-type="float" office:value="0.492889717042162">
            <text:p>0.492889717</text:p>
          </table:table-cell>
          <table:table-cell office:value-type="float" office:value="0.502236850812408">
            <text:p>0.50223685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11.3">
            <text:p>5411.3</text:p>
          </table:table-cell>
          <table:table-cell office:value-type="float" office:value="17018.05">
            <text:p>17018.05</text:p>
          </table:table-cell>
          <table:table-cell office:value-type="float" office:value="37995.1">
            <text:p>37995.1</text:p>
          </table:table-cell>
          <table:table-cell table:number-columns-repeated="2" office:value-type="float" office:value="0.447899745171665">
            <text:p>0.4478997452</text:p>
          </table:table-cell>
          <table:table-cell office:value-type="float" office:value="0.00330152767755348">
            <text:p>0.0033015277</text:p>
          </table:table-cell>
          <table:table-cell office:value-type="float" office:value="0.00737113095763901">
            <text:p>0.007371131</text:p>
          </table:table-cell>
          <table:table-cell office:value-type="float" office:value="0.443448221302181">
            <text:p>0.4434482213</text:p>
          </table:table-cell>
          <table:table-cell office:value-type="float" office:value="0.450051276657288">
            <text:p>0.4500512767</text:p>
          </table:table-cell>
          <table:table-cell office:value-type="float" office:value="2904.45">
            <text:p>2904.45</text:p>
          </table:table-cell>
          <table:table-cell office:value-type="float" office:value="8731.5">
            <text:p>8731.5</text:p>
          </table:table-cell>
          <table:table-cell office:value-type="float" office:value="12176.55">
            <text:p>12176.55</text:p>
          </table:table-cell>
          <table:table-cell office:value-type="float" office:value="0.71709208849361">
            <text:p>0.7170920885</text:p>
          </table:table-cell>
          <table:table-cell office:value-type="float" office:value="0.448201468612341">
            <text:p>0.4482014686</text:p>
          </table:table-cell>
          <table:table-cell office:value-type="float" office:value="0.0035326731056663">
            <text:p>0.0035326731</text:p>
          </table:table-cell>
          <table:table-cell office:value-type="float" office:value="0.00788188650207611">
            <text:p>0.0078818865</text:p>
          </table:table-cell>
          <table:table-cell office:value-type="float" office:value="0.445655051066515">
            <text:p>0.4456550511</text:p>
          </table:table-cell>
          <table:table-cell office:value-type="float" office:value="0.452720397277847">
            <text:p>0.45272039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47.4">
            <text:p>4547.4</text:p>
          </table:table-cell>
          <table:table-cell office:value-type="float" office:value="13830.35">
            <text:p>13830.35</text:p>
          </table:table-cell>
          <table:table-cell office:value-type="float" office:value="36253.7">
            <text:p>36253.7</text:p>
          </table:table-cell>
          <table:table-cell table:number-columns-repeated="2" office:value-type="float" office:value="0.381480982176694">
            <text:p>0.3814809822</text:p>
          </table:table-cell>
          <table:table-cell office:value-type="float" office:value="0.00617773953415588">
            <text:p>0.0061777395</text:p>
          </table:table-cell>
          <table:table-cell office:value-type="float" office:value="0.0161940957027695">
            <text:p>0.0161940957</text:p>
          </table:table-cell>
          <table:table-cell office:value-type="float" office:value="0.375977808599168">
            <text:p>0.3759778086</text:p>
          </table:table-cell>
          <table:table-cell office:value-type="float" office:value="0.38833328766748">
            <text:p>0.3883332877</text:p>
          </table:table-cell>
          <table:table-cell office:value-type="float" office:value="2940.2">
            <text:p>2940.2</text:p>
          </table:table-cell>
          <table:table-cell office:value-type="float" office:value="8706.9">
            <text:p>8706.9</text:p>
          </table:table-cell>
          <table:table-cell office:value-type="float" office:value="14282.1">
            <text:p>14282.1</text:p>
          </table:table-cell>
          <table:table-cell office:value-type="float" office:value="0.609649714610257">
            <text:p>0.6096497146</text:p>
          </table:table-cell>
          <table:table-cell office:value-type="float" office:value="0.381047151142633">
            <text:p>0.3810471511</text:p>
          </table:table-cell>
          <table:table-cell office:value-type="float" office:value="0.00514914764099189">
            <text:p>0.0051491476</text:p>
          </table:table-cell>
          <table:table-cell office:value-type="float" office:value="0.0135131508674224">
            <text:p>0.0135131509</text:p>
          </table:table-cell>
          <table:table-cell office:value-type="float" office:value="0.375849888552961">
            <text:p>0.3758498886</text:p>
          </table:table-cell>
          <table:table-cell office:value-type="float" office:value="0.386148183834944">
            <text:p>0.38614818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45.9">
            <text:p>4345.9</text:p>
          </table:table-cell>
          <table:table-cell office:value-type="float" office:value="12260.6">
            <text:p>12260.6</text:p>
          </table:table-cell>
          <table:table-cell office:value-type="float" office:value="34978.7">
            <text:p>34978.7</text:p>
          </table:table-cell>
          <table:table-cell table:number-columns-repeated="2" office:value-type="float" office:value="0.350507330685346">
            <text:p>0.3505073307</text:p>
          </table:table-cell>
          <table:table-cell office:value-type="float" office:value="0.00497366724916593">
            <text:p>0.0049736672</text:p>
          </table:table-cell>
          <table:table-cell office:value-type="float" office:value="0.0141899093506573">
            <text:p>0.0141899094</text:p>
          </table:table-cell>
          <table:table-cell office:value-type="float" office:value="0.344666628248718">
            <text:p>0.3446666282</text:p>
          </table:table-cell>
          <table:table-cell office:value-type="float" office:value="0.35461396274705">
            <text:p>0.3546139627</text:p>
          </table:table-cell>
          <table:table-cell office:value-type="float" office:value="2932.85">
            <text:p>2932.85</text:p>
          </table:table-cell>
          <table:table-cell office:value-type="float" office:value="8277.6">
            <text:p>8277.6</text:p>
          </table:table-cell>
          <table:table-cell office:value-type="float" office:value="14789.6">
            <text:p>14789.6</text:p>
          </table:table-cell>
          <table:table-cell office:value-type="float" office:value="0.559696756357548">
            <text:p>0.5596967564</text:p>
          </table:table-cell>
          <table:table-cell office:value-type="float" office:value="0.349825234725416">
            <text:p>0.3498252347</text:p>
          </table:table-cell>
          <table:table-cell office:value-type="float" office:value="0.00401410139923783">
            <text:p>0.0040141014</text:p>
          </table:table-cell>
          <table:table-cell office:value-type="float" office:value="0.0114745907406839">
            <text:p>0.0114745907</text:p>
          </table:table-cell>
          <table:table-cell office:value-type="float" office:value="0.34692295149946">
            <text:p>0.3469229515</text:p>
          </table:table-cell>
          <table:table-cell office:value-type="float" office:value="0.354951154297936">
            <text:p>0.354951154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96.85">
            <text:p>3396.85</text:p>
          </table:table-cell>
          <table:table-cell office:value-type="float" office:value="9170.55">
            <text:p>9170.55</text:p>
          </table:table-cell>
          <table:table-cell office:value-type="float" office:value="31631">
            <text:p>31631</text:p>
          </table:table-cell>
          <table:table-cell table:number-columns-repeated="2" office:value-type="float" office:value="0.289908243976903">
            <text:p>0.289908244</text:p>
          </table:table-cell>
          <table:table-cell office:value-type="float" office:value="0.00610221280894341">
            <text:p>0.0061022128</text:p>
          </table:table-cell>
          <table:table-cell office:value-type="float" office:value="0.021048772967731">
            <text:p>0.021048773</text:p>
          </table:table-cell>
          <table:table-cell office:value-type="float" office:value="0.283167681949343">
            <text:p>0.2831676819</text:p>
          </table:table-cell>
          <table:table-cell office:value-type="float" office:value="0.29537210756723">
            <text:p>0.2953721076</text:p>
          </table:table-cell>
          <table:table-cell office:value-type="float" office:value="2514.3">
            <text:p>2514.3</text:p>
          </table:table-cell>
          <table:table-cell office:value-type="float" office:value="6920.5">
            <text:p>6920.5</text:p>
          </table:table-cell>
          <table:table-cell office:value-type="float" office:value="14924.5">
            <text:p>14924.5</text:p>
          </table:table-cell>
          <table:table-cell office:value-type="float" office:value="0.463697649882058">
            <text:p>0.4636976499</text:p>
          </table:table-cell>
          <table:table-cell office:value-type="float" office:value="0.289823261201802">
            <text:p>0.2898232612</text:p>
          </table:table-cell>
          <table:table-cell office:value-type="float" office:value="0.00364293404305385">
            <text:p>0.003642934</text:p>
          </table:table-cell>
          <table:table-cell office:value-type="float" office:value="0.012569501936966">
            <text:p>0.0125695019</text:p>
          </table:table-cell>
          <table:table-cell office:value-type="float" office:value="0.285781496827581">
            <text:p>0.2857814968</text:p>
          </table:table-cell>
          <table:table-cell office:value-type="float" office:value="0.293067364913689">
            <text:p>0.293067364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820.05">
            <text:p>3820.05</text:p>
          </table:table-cell>
          <table:table-cell office:value-type="float" office:value="8982.3">
            <text:p>8982.3</text:p>
          </table:table-cell>
          <table:table-cell office:value-type="float" office:value="31387.2">
            <text:p>31387.2</text:p>
          </table:table-cell>
          <table:table-cell table:number-columns-repeated="2" office:value-type="float" office:value="0.286163743109057">
            <text:p>0.2861637431</text:p>
          </table:table-cell>
          <table:table-cell office:value-type="float" office:value="0.00499062173860748">
            <text:p>0.0049906217</text:p>
          </table:table-cell>
          <table:table-cell office:value-type="float" office:value="0.0174397416122194">
            <text:p>0.0174397416</text:p>
          </table:table-cell>
          <table:table-cell office:value-type="float" office:value="0.28162897674269">
            <text:p>0.2816289767</text:p>
          </table:table-cell>
          <table:table-cell office:value-type="float" office:value="0.291610220219905">
            <text:p>0.2916102202</text:p>
          </table:table-cell>
          <table:table-cell office:value-type="float" office:value="3101.95">
            <text:p>3101.95</text:p>
          </table:table-cell>
          <table:table-cell office:value-type="float" office:value="6817.2">
            <text:p>6817.2</text:p>
          </table:table-cell>
          <table:table-cell office:value-type="float" office:value="14895.85">
            <text:p>14895.85</text:p>
          </table:table-cell>
          <table:table-cell office:value-type="float" office:value="0.457653225831254">
            <text:p>0.4576532258</text:p>
          </table:table-cell>
          <table:table-cell office:value-type="float" office:value="0.286045336748365">
            <text:p>0.2860453367</text:p>
          </table:table-cell>
          <table:table-cell office:value-type="float" office:value="0.00397736051874947">
            <text:p>0.0039773605</text:p>
          </table:table-cell>
          <table:table-cell office:value-type="float" office:value="0.0139046507940396">
            <text:p>0.0139046508</text:p>
          </table:table-cell>
          <table:table-cell office:value-type="float" office:value="0.281034617038109">
            <text:p>0.281034617</text:p>
          </table:table-cell>
          <table:table-cell office:value-type="float" office:value="0.288989338075608">
            <text:p>0.288989338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79.7">
            <text:p>3679.7</text:p>
          </table:table-cell>
          <table:table-cell office:value-type="float" office:value="7741.65">
            <text:p>7741.65</text:p>
          </table:table-cell>
          <table:table-cell office:value-type="float" office:value="29646.4">
            <text:p>29646.4</text:p>
          </table:table-cell>
          <table:table-cell table:number-columns-repeated="2" office:value-type="float" office:value="0.261123025355499">
            <text:p>0.2611230254</text:p>
          </table:table-cell>
          <table:table-cell office:value-type="float" office:value="0.00357963169847603">
            <text:p>0.0035796317</text:p>
          </table:table-cell>
          <table:table-cell office:value-type="float" office:value="0.0137086022712958">
            <text:p>0.0137086023</text:p>
          </table:table-cell>
          <table:table-cell office:value-type="float" office:value="0.258936444414298">
            <text:p>0.2589364444</text:p>
          </table:table-cell>
          <table:table-cell office:value-type="float" office:value="0.26609570781125">
            <text:p>0.2660957078</text:p>
          </table:table-cell>
          <table:table-cell office:value-type="float" office:value="2871.6">
            <text:p>2871.6</text:p>
          </table:table-cell>
          <table:table-cell office:value-type="float" office:value="6049.5">
            <text:p>6049.5</text:p>
          </table:table-cell>
          <table:table-cell office:value-type="float" office:value="14571.35">
            <text:p>14571.35</text:p>
          </table:table-cell>
          <table:table-cell office:value-type="float" office:value="0.415152193897074">
            <text:p>0.4151521939</text:p>
          </table:table-cell>
          <table:table-cell office:value-type="float" office:value="0.259481070824785">
            <text:p>0.2594810708</text:p>
          </table:table-cell>
          <table:table-cell office:value-type="float" office:value="0.00518421779188669">
            <text:p>0.0051842178</text:p>
          </table:table-cell>
          <table:table-cell office:value-type="float" office:value="0.0199791752647242">
            <text:p>0.0199791753</text:p>
          </table:table-cell>
          <table:table-cell office:value-type="float" office:value="0.253836008470917">
            <text:p>0.2538360085</text:p>
          </table:table-cell>
          <table:table-cell office:value-type="float" office:value="0.264204444054691">
            <text:p>0.26420444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8.6">
            <text:p>3258.6</text:p>
          </table:table-cell>
          <table:table-cell office:value-type="float" office:value="6713.5">
            <text:p>6713.5</text:p>
          </table:table-cell>
          <table:table-cell office:value-type="float" office:value="28004.45">
            <text:p>28004.45</text:p>
          </table:table-cell>
          <table:table-cell table:number-columns-repeated="2" office:value-type="float" office:value="0.239713430303182">
            <text:p>0.2397134303</text:p>
          </table:table-cell>
          <table:table-cell office:value-type="float" office:value="0.00455474548232786">
            <text:p>0.0045547455</text:p>
          </table:table-cell>
          <table:table-cell office:value-type="float" office:value="0.0190007938919699">
            <text:p>0.0190007939</text:p>
          </table:table-cell>
          <table:table-cell office:value-type="float" office:value="0.235600202356002">
            <text:p>0.2356002024</text:p>
          </table:table-cell>
          <table:table-cell office:value-type="float" office:value="0.244709693320658">
            <text:p>0.2447096933</text:p>
          </table:table-cell>
          <table:table-cell office:value-type="float" office:value="2622.65">
            <text:p>2622.65</text:p>
          </table:table-cell>
          <table:table-cell office:value-type="float" office:value="5437.35">
            <text:p>5437.35</text:p>
          </table:table-cell>
          <table:table-cell office:value-type="float" office:value="14186.1">
            <text:p>14186.1</text:p>
          </table:table-cell>
          <table:table-cell office:value-type="float" office:value="0.38327395054075">
            <text:p>0.3832739505</text:p>
          </table:table-cell>
          <table:table-cell office:value-type="float" office:value="0.239556327938414">
            <text:p>0.2395563279</text:p>
          </table:table-cell>
          <table:table-cell office:value-type="float" office:value="0.00428876225527719">
            <text:p>0.0042887623</text:p>
          </table:table-cell>
          <table:table-cell office:value-type="float" office:value="0.0179029387041688">
            <text:p>0.0179029387</text:p>
          </table:table-cell>
          <table:table-cell office:value-type="float" office:value="0.236134858147859">
            <text:p>0.2361348581</text:p>
          </table:table-cell>
          <table:table-cell office:value-type="float" office:value="0.244712382658414">
            <text:p>0.2447123827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505886426592798">
            <text:p>0.5058864266</text:p>
          </table:table-cell>
          <table:table-cell table:formula="of:=[.M2]/[.D2]" office:value-type="float" office:value="0.368101643738904">
            <text:p>0.3681016437</text:p>
          </table:table-cell>
          <table:table-cell table:formula="of:=[.L2]/[.C2]" office:value-type="float" office:value="0.531986155795547">
            <text:p>0.5319861558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495723846167873">
            <text:p>0.4957238462</text:p>
          </table:table-cell>
          <table:table-cell table:formula="of:=[.M3]/[.D3]" office:value-type="float" office:value="0.332427307370719">
            <text:p>0.3324273074</text:p>
          </table:table-cell>
          <table:table-cell table:formula="of:=[.L3]/[.C3]" office:value-type="float" office:value="0.504426006086258">
            <text:p>0.504426006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520893119619234">
            <text:p>0.5208931196</text:p>
          </table:table-cell>
          <table:table-cell table:formula="of:=[.M4]/[.D4]" office:value-type="float" office:value="0.283070387953697">
            <text:p>0.283070388</text:p>
          </table:table-cell>
          <table:table-cell table:formula="of:=[.L4]/[.C4]" office:value-type="float" office:value="0.429536855058276">
            <text:p>0.4295368551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14334062224964">
            <text:p>0.4143340622</text:p>
          </table:table-cell>
          <table:table-cell table:formula="of:=[.M5]/[.D5]" office:value-type="float" office:value="0.254758514036673">
            <text:p>0.254758514</text:p>
          </table:table-cell>
          <table:table-cell table:formula="of:=[.L5]/[.C5]" office:value-type="float" office:value="0.407540822982953">
            <text:p>0.407540823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536737937279397">
            <text:p>0.5367379373</text:p>
          </table:table-cell>
          <table:table-cell table:formula="of:=[.M6]/[.D6]" office:value-type="float" office:value="0.320476850962361">
            <text:p>0.320476851</text:p>
          </table:table-cell>
          <table:table-cell table:formula="of:=[.L6]/[.C6]" office:value-type="float" office:value="0.513072884378645">
            <text:p>0.5130728844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646567269208779">
            <text:p>0.6465672692</text:p>
          </table:table-cell>
          <table:table-cell table:formula="of:=[.M7]/[.D7]" office:value-type="float" office:value="0.393948755575293">
            <text:p>0.3939487556</text:p>
          </table:table-cell>
          <table:table-cell table:formula="of:=[.L7]/[.C7]" office:value-type="float" office:value="0.629550228302248">
            <text:p>0.6295502283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674854460526013">
            <text:p>0.6748544605</text:p>
          </table:table-cell>
          <table:table-cell table:formula="of:=[.M8]/[.D8]" office:value-type="float" office:value="0.422817314537133">
            <text:p>0.4228173145</text:p>
          </table:table-cell>
          <table:table-cell table:formula="of:=[.L8]/[.C8]" office:value-type="float" office:value="0.67513824772034">
            <text:p>0.6751382477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740185760336783">
            <text:p>0.7401857603</text:p>
          </table:table-cell>
          <table:table-cell table:formula="of:=[.M9]/[.D9]" office:value-type="float" office:value="0.47183143119092">
            <text:p>0.4718314312</text:p>
          </table:table-cell>
          <table:table-cell table:formula="of:=[.L9]/[.C9]" office:value-type="float" office:value="0.754643941748314">
            <text:p>0.7546439417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812018167301475">
            <text:p>0.8120181673</text:p>
          </table:table-cell>
          <table:table-cell table:formula="of:=[.M10]/[.D10]" office:value-type="float" office:value="0.474583588214304">
            <text:p>0.4745835882</text:p>
          </table:table-cell>
          <table:table-cell table:formula="of:=[.L10]/[.C10]" office:value-type="float" office:value="0.758959286596974">
            <text:p>0.758959286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780389705682529">
            <text:p>0.7803897057</text:p>
          </table:table-cell>
          <table:table-cell table:formula="of:=[.M11]/[.D11]" office:value-type="float" office:value="0.491504870743159">
            <text:p>0.4915048707</text:p>
          </table:table-cell>
          <table:table-cell table:formula="of:=[.L11]/[.C11]" office:value-type="float" office:value="0.781422564957083">
            <text:p>0.781422565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804839501626466">
            <text:p>0.8048395016</text:p>
          </table:table-cell>
          <table:table-cell table:formula="of:=[.M12]/[.D12]" office:value-type="float" office:value="0.506565920773306">
            <text:p>0.5065659208</text:p>
          </table:table-cell>
          <table:table-cell table:formula="of:=[.L12]/[.C12]" office:value-type="float" office:value="0.809912862143442">
            <text:p>0.8099128621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4.5in" svg:height="4in" svg:x="9.2591in" svg:y="2.5756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5in" svg:height="4in" svg:x="4.5496in" svg:y="2.585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8.6">
            <text:p>208.6</text:p>
          </table:table-cell>
          <table:table-cell office:value-type="float" office:value="20842.15">
            <text:p>20842.15</text:p>
          </table:table-cell>
          <table:table-cell office:value-type="float" office:value="38064.25">
            <text:p>38064.25</text:p>
          </table:table-cell>
          <table:table-cell table:number-columns-repeated="2" office:value-type="float" office:value="0.547554679093838">
            <text:p>0.5475546791</text:p>
          </table:table-cell>
          <table:table-cell office:value-type="float" office:value="0.00512628167207962">
            <text:p>0.0051262817</text:p>
          </table:table-cell>
          <table:table-cell office:value-type="float" office:value="0.00936213654600347">
            <text:p>0.0093621365</text:p>
          </table:table-cell>
          <table:table-cell office:value-type="float" office:value="0.541548705043515">
            <text:p>0.541548705</text:p>
          </table:table-cell>
          <table:table-cell office:value-type="float" office:value="0.551801268387674">
            <text:p>0.5518012684</text:p>
          </table:table-cell>
          <table:table-cell office:value-type="float" office:value="68.55">
            <text:p>68.55</text:p>
          </table:table-cell>
          <table:table-cell office:value-type="float" office:value="9649.9">
            <text:p>9649.9</text:p>
          </table:table-cell>
          <table:table-cell office:value-type="float" office:value="12209">
            <text:p>12209</text:p>
          </table:table-cell>
          <table:table-cell office:value-type="float" office:value="0.790423825460687">
            <text:p>0.7904238255</text:p>
          </table:table-cell>
          <table:table-cell office:value-type="float" office:value="0.547408020322799">
            <text:p>0.5474080203</text:p>
          </table:table-cell>
          <table:table-cell office:value-type="float" office:value="0.00497464252463581">
            <text:p>0.0049746425</text:p>
          </table:table-cell>
          <table:table-cell office:value-type="float" office:value="0.00908763178460983">
            <text:p>0.0090876318</text:p>
          </table:table-cell>
          <table:table-cell office:value-type="float" office:value="0.540847002141328">
            <text:p>0.5408470021</text:p>
          </table:table-cell>
          <table:table-cell office:value-type="float" office:value="0.550796287190599">
            <text:p>0.55079628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.2">
            <text:p>219.2</text:p>
          </table:table-cell>
          <table:table-cell office:value-type="float" office:value="19980.9">
            <text:p>19980.9</text:p>
          </table:table-cell>
          <table:table-cell office:value-type="float" office:value="38343.4">
            <text:p>38343.4</text:p>
          </table:table-cell>
          <table:table-cell table:number-columns-repeated="2" office:value-type="float" office:value="0.521104869321194">
            <text:p>0.5211048693</text:p>
          </table:table-cell>
          <table:table-cell office:value-type="float" office:value="0.00380163726326782">
            <text:p>0.0038016373</text:p>
          </table:table-cell>
          <table:table-cell office:value-type="float" office:value="0.0072953401264892">
            <text:p>0.0072953401</text:p>
          </table:table-cell>
          <table:table-cell office:value-type="float" office:value="0.517189251179399">
            <text:p>0.5171892512</text:p>
          </table:table-cell>
          <table:table-cell office:value-type="float" office:value="0.524792525705935">
            <text:p>0.5247925257</text:p>
          </table:table-cell>
          <table:table-cell office:value-type="float" office:value="63.35">
            <text:p>63.35</text:p>
          </table:table-cell>
          <table:table-cell office:value-type="float" office:value="8710">
            <text:p>8710</text:p>
          </table:table-cell>
          <table:table-cell office:value-type="float" office:value="11020.75">
            <text:p>11020.75</text:p>
          </table:table-cell>
          <table:table-cell office:value-type="float" office:value="0.790373402777661">
            <text:p>0.7903734028</text:p>
          </table:table-cell>
          <table:table-cell office:value-type="float" office:value="0.520004445088986">
            <text:p>0.5200044451</text:p>
          </table:table-cell>
          <table:table-cell office:value-type="float" office:value="0.00574663784348178">
            <text:p>0.0057466378</text:p>
          </table:table-cell>
          <table:table-cell office:value-type="float" office:value="0.0110511321542615">
            <text:p>0.0110511322</text:p>
          </table:table-cell>
          <table:table-cell office:value-type="float" office:value="0.513922403051354">
            <text:p>0.5139224031</text:p>
          </table:table-cell>
          <table:table-cell office:value-type="float" office:value="0.525415678738318">
            <text:p>0.52541567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1.75">
            <text:p>191.75</text:p>
          </table:table-cell>
          <table:table-cell office:value-type="float" office:value="21178.1">
            <text:p>21178.1</text:p>
          </table:table-cell>
          <table:table-cell office:value-type="float" office:value="37874.2">
            <text:p>37874.2</text:p>
          </table:table-cell>
          <table:table-cell table:number-columns-repeated="2" office:value-type="float" office:value="0.559171592446746">
            <text:p>0.5591715924</text:p>
          </table:table-cell>
          <table:table-cell office:value-type="float" office:value="0.00360794310868817">
            <text:p>0.0036079431</text:p>
          </table:table-cell>
          <table:table-cell office:value-type="float" office:value="0.00645230043411367">
            <text:p>0.0064523004</text:p>
          </table:table-cell>
          <table:table-cell office:value-type="float" office:value="0.555699072121468">
            <text:p>0.5556990721</text:p>
          </table:table-cell>
          <table:table-cell office:value-type="float" office:value="0.562914958338844">
            <text:p>0.5629149583</text:p>
          </table:table-cell>
          <table:table-cell office:value-type="float" office:value="44">
            <text:p>44</text:p>
          </table:table-cell>
          <table:table-cell office:value-type="float" office:value="7221.6">
            <text:p>7221.6</text:p>
          </table:table-cell>
          <table:table-cell office:value-type="float" office:value="8500.1">
            <text:p>8500.1</text:p>
          </table:table-cell>
          <table:table-cell office:value-type="float" office:value="0.84966278431529">
            <text:p>0.8496627843</text:p>
          </table:table-cell>
          <table:table-cell office:value-type="float" office:value="0.559012263213676">
            <text:p>0.5590122632</text:p>
          </table:table-cell>
          <table:table-cell office:value-type="float" office:value="0.00477805972188761">
            <text:p>0.0047780597</text:p>
          </table:table-cell>
          <table:table-cell office:value-type="float" office:value="0.00854732541003532">
            <text:p>0.0085473254</text:p>
          </table:table-cell>
          <table:table-cell office:value-type="float" office:value="0.55544868357902">
            <text:p>0.5554486836</text:p>
          </table:table-cell>
          <table:table-cell office:value-type="float" office:value="0.565004803022795">
            <text:p>0.5650048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4.8">
            <text:p>204.8</text:p>
          </table:table-cell>
          <table:table-cell office:value-type="float" office:value="20301">
            <text:p>20301</text:p>
          </table:table-cell>
          <table:table-cell office:value-type="float" office:value="38269.1">
            <text:p>38269.1</text:p>
          </table:table-cell>
          <table:table-cell table:number-columns-repeated="2" office:value-type="float" office:value="0.530481446709772">
            <text:p>0.5304814467</text:p>
          </table:table-cell>
          <table:table-cell office:value-type="float" office:value="0.00422142430668876">
            <text:p>0.0042214243</text:p>
          </table:table-cell>
          <table:table-cell office:value-type="float" office:value="0.00795772280608773">
            <text:p>0.0079577228</text:p>
          </table:table-cell>
          <table:table-cell office:value-type="float" office:value="0.526983629670244">
            <text:p>0.5269836297</text:p>
          </table:table-cell>
          <table:table-cell office:value-type="float" office:value="0.535426478283621">
            <text:p>0.5354264783</text:p>
          </table:table-cell>
          <table:table-cell office:value-type="float" office:value="44.45">
            <text:p>44.45</text:p>
          </table:table-cell>
          <table:table-cell office:value-type="float" office:value="6530.35">
            <text:p>6530.35</text:p>
          </table:table-cell>
          <table:table-cell office:value-type="float" office:value="7690.2">
            <text:p>7690.2</text:p>
          </table:table-cell>
          <table:table-cell office:value-type="float" office:value="0.849223965295513">
            <text:p>0.8492239653</text:p>
          </table:table-cell>
          <table:table-cell office:value-type="float" office:value="0.53078737659178">
            <text:p>0.5307873766</text:p>
          </table:table-cell>
          <table:table-cell office:value-type="float" office:value="0.0032097933846702">
            <text:p>0.0032097934</text:p>
          </table:table-cell>
          <table:table-cell office:value-type="float" office:value="0.00604723007031646">
            <text:p>0.0060472301</text:p>
          </table:table-cell>
          <table:table-cell office:value-type="float" office:value="0.528378556983187">
            <text:p>0.528378557</text:p>
          </table:table-cell>
          <table:table-cell office:value-type="float" office:value="0.534798143752527">
            <text:p>0.53479814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5.65">
            <text:p>235.65</text:p>
          </table:table-cell>
          <table:table-cell office:value-type="float" office:value="18366.25">
            <text:p>18366.25</text:p>
          </table:table-cell>
          <table:table-cell office:value-type="float" office:value="38344.15">
            <text:p>38344.15</text:p>
          </table:table-cell>
          <table:table-cell table:number-columns-repeated="2" office:value-type="float" office:value="0.478983749422574">
            <text:p>0.4789837494</text:p>
          </table:table-cell>
          <table:table-cell office:value-type="float" office:value="0.00401612376502744">
            <text:p>0.0040161238</text:p>
          </table:table-cell>
          <table:table-cell office:value-type="float" office:value="0.00838467645273763">
            <text:p>0.0083846765</text:p>
          </table:table-cell>
          <table:table-cell office:value-type="float" office:value="0.47573195553468">
            <text:p>0.4757319555</text:p>
          </table:table-cell>
          <table:table-cell office:value-type="float" office:value="0.483764203064735">
            <text:p>0.4837642031</text:p>
          </table:table-cell>
          <table:table-cell office:value-type="float" office:value="69.2">
            <text:p>69.2</text:p>
          </table:table-cell>
          <table:table-cell office:value-type="float" office:value="8268.75">
            <text:p>8268.75</text:p>
          </table:table-cell>
          <table:table-cell office:value-type="float" office:value="10824.4">
            <text:p>10824.4</text:p>
          </table:table-cell>
          <table:table-cell office:value-type="float" office:value="0.763944356249249">
            <text:p>0.7639443562</text:p>
          </table:table-cell>
          <table:table-cell office:value-type="float" office:value="0.477485371688177">
            <text:p>0.4774853717</text:p>
          </table:table-cell>
          <table:table-cell office:value-type="float" office:value="0.00491659580219528">
            <text:p>0.0049165958</text:p>
          </table:table-cell>
          <table:table-cell office:value-type="float" office:value="0.0102968511575808">
            <text:p>0.0102968512</text:p>
          </table:table-cell>
          <table:table-cell office:value-type="float" office:value="0.472451551672384">
            <text:p>0.4724515517</text:p>
          </table:table-cell>
          <table:table-cell office:value-type="float" office:value="0.482284743276775">
            <text:p>0.48228474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0.55">
            <text:p>240.55</text:p>
          </table:table-cell>
          <table:table-cell office:value-type="float" office:value="15069.35">
            <text:p>15069.35</text:p>
          </table:table-cell>
          <table:table-cell office:value-type="float" office:value="37069.15">
            <text:p>37069.15</text:p>
          </table:table-cell>
          <table:table-cell table:number-columns-repeated="2" office:value-type="float" office:value="0.406515233366542">
            <text:p>0.4065152334</text:p>
          </table:table-cell>
          <table:table-cell office:value-type="float" office:value="0.0043341084225528">
            <text:p>0.0043341084</text:p>
          </table:table-cell>
          <table:table-cell office:value-type="float" office:value="0.0106616138014313">
            <text:p>0.0106616138</text:p>
          </table:table-cell>
          <table:table-cell office:value-type="float" office:value="0.40275974025974">
            <text:p>0.4027597403</text:p>
          </table:table-cell>
          <table:table-cell office:value-type="float" office:value="0.411427957104846">
            <text:p>0.4114279571</text:p>
          </table:table-cell>
          <table:table-cell office:value-type="float" office:value="92.95">
            <text:p>92.95</text:p>
          </table:table-cell>
          <table:table-cell office:value-type="float" office:value="8877.55">
            <text:p>8877.55</text:p>
          </table:table-cell>
          <table:table-cell office:value-type="float" office:value="13623.5">
            <text:p>13623.5</text:p>
          </table:table-cell>
          <table:table-cell office:value-type="float" office:value="0.65166028450399">
            <text:p>0.6516602845</text:p>
          </table:table-cell>
          <table:table-cell office:value-type="float" office:value="0.407304865354998">
            <text:p>0.4073048654</text:p>
          </table:table-cell>
          <table:table-cell office:value-type="float" office:value="0.00529247269395261">
            <text:p>0.0052924727</text:p>
          </table:table-cell>
          <table:table-cell office:value-type="float" office:value="0.0129938852788803">
            <text:p>0.0129938853</text:p>
          </table:table-cell>
          <table:table-cell office:value-type="float" office:value="0.402659474792818">
            <text:p>0.4026594748</text:p>
          </table:table-cell>
          <table:table-cell office:value-type="float" office:value="0.413244420180723">
            <text:p>0.41324442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9.4">
            <text:p>259.4</text:p>
          </table:table-cell>
          <table:table-cell office:value-type="float" office:value="13524.75">
            <text:p>13524.75</text:p>
          </table:table-cell>
          <table:table-cell office:value-type="float" office:value="36026.3">
            <text:p>36026.3</text:p>
          </table:table-cell>
          <table:table-cell table:number-columns-repeated="2" office:value-type="float" office:value="0.375404212991069">
            <text:p>0.375404213</text:p>
          </table:table-cell>
          <table:table-cell office:value-type="float" office:value="0.00596052869128441">
            <text:p>0.0059605287</text:p>
          </table:table-cell>
          <table:table-cell office:value-type="float" office:value="0.0158776286600337">
            <text:p>0.0158776287</text:p>
          </table:table-cell>
          <table:table-cell office:value-type="float" office:value="0.370850767085077">
            <text:p>0.3708507671</text:p>
          </table:table-cell>
          <table:table-cell office:value-type="float" office:value="0.382771824467645">
            <text:p>0.3827718245</text:p>
          </table:table-cell>
          <table:table-cell office:value-type="float" office:value="111">
            <text:p>111</text:p>
          </table:table-cell>
          <table:table-cell office:value-type="float" office:value="8639.75">
            <text:p>8639.75</text:p>
          </table:table-cell>
          <table:table-cell office:value-type="float" office:value="14406.9">
            <text:p>14406.9</text:p>
          </table:table-cell>
          <table:table-cell office:value-type="float" office:value="0.599706487056912">
            <text:p>0.5997064871</text:p>
          </table:table-cell>
          <table:table-cell office:value-type="float" office:value="0.374832371669166">
            <text:p>0.3748323717</text:p>
          </table:table-cell>
          <table:table-cell office:value-type="float" office:value="0.00503641717060768">
            <text:p>0.0050364172</text:p>
          </table:table-cell>
          <table:table-cell office:value-type="float" office:value="0.0134364520016775">
            <text:p>0.013436452</text:p>
          </table:table-cell>
          <table:table-cell office:value-type="float" office:value="0.37137933931903">
            <text:p>0.3713793393</text:p>
          </table:table-cell>
          <table:table-cell office:value-type="float" office:value="0.381452173660245">
            <text:p>0.381452173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9.4">
            <text:p>269.4</text:p>
          </table:table-cell>
          <table:table-cell office:value-type="float" office:value="10159.2">
            <text:p>10159.2</text:p>
          </table:table-cell>
          <table:table-cell office:value-type="float" office:value="32832.25">
            <text:p>32832.25</text:p>
          </table:table-cell>
          <table:table-cell table:number-columns-repeated="2" office:value-type="float" office:value="0.309418557182412">
            <text:p>0.3094185572</text:p>
          </table:table-cell>
          <table:table-cell office:value-type="float" office:value="0.00401538777618657">
            <text:p>0.0040153878</text:p>
          </table:table-cell>
          <table:table-cell office:value-type="float" office:value="0.012977204123602">
            <text:p>0.0129772041</text:p>
          </table:table-cell>
          <table:table-cell office:value-type="float" office:value="0.304660379097416">
            <text:p>0.3046603791</text:p>
          </table:table-cell>
          <table:table-cell office:value-type="float" office:value="0.312691154649789">
            <text:p>0.3126911546</text:p>
          </table:table-cell>
          <table:table-cell office:value-type="float" office:value="131.65">
            <text:p>131.65</text:p>
          </table:table-cell>
          <table:table-cell office:value-type="float" office:value="7420.3">
            <text:p>7420.3</text:p>
          </table:table-cell>
          <table:table-cell office:value-type="float" office:value="15001.8">
            <text:p>15001.8</text:p>
          </table:table-cell>
          <table:table-cell office:value-type="float" office:value="0.494626852501384">
            <text:p>0.4946268525</text:p>
          </table:table-cell>
          <table:table-cell office:value-type="float" office:value="0.3091548285966">
            <text:p>0.3091548286</text:p>
          </table:table-cell>
          <table:table-cell office:value-type="float" office:value="0.00419934363362223">
            <text:p>0.0041993436</text:p>
          </table:table-cell>
          <table:table-cell office:value-type="float" office:value="0.0135833027505507">
            <text:p>0.0135833028</text:p>
          </table:table-cell>
          <table:table-cell office:value-type="float" office:value="0.304614388029343">
            <text:p>0.304614388</text:p>
          </table:table-cell>
          <table:table-cell office:value-type="float" office:value="0.313013075296588">
            <text:p>0.31301307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931.55">
            <text:p>9931.55</text:p>
          </table:table-cell>
          <table:table-cell office:value-type="float" office:value="32566.8">
            <text:p>32566.8</text:p>
          </table:table-cell>
          <table:table-cell table:number-columns-repeated="2" office:value-type="float" office:value="0.304944692989501">
            <text:p>0.304944693</text:p>
          </table:table-cell>
          <table:table-cell office:value-type="float" office:value="0.00586905111174349">
            <text:p>0.0058690511</text:p>
          </table:table-cell>
          <table:table-cell office:value-type="float" office:value="0.0192462805442086">
            <text:p>0.0192462805</text:p>
          </table:table-cell>
          <table:table-cell office:value-type="float" office:value="0.300009296848368">
            <text:p>0.3000092968</text:p>
          </table:table-cell>
          <table:table-cell office:value-type="float" office:value="0.311747399071855">
            <text:p>0.3117473991</text:p>
          </table:table-cell>
          <table:table-cell office:value-type="float" office:value="144.45">
            <text:p>144.45</text:p>
          </table:table-cell>
          <table:table-cell office:value-type="float" office:value="7333.5">
            <text:p>7333.5</text:p>
          </table:table-cell>
          <table:table-cell office:value-type="float" office:value="14996.05">
            <text:p>14996.05</text:p>
          </table:table-cell>
          <table:table-cell office:value-type="float" office:value="0.489027442005505">
            <text:p>0.489027442</text:p>
          </table:table-cell>
          <table:table-cell office:value-type="float" office:value="0.305655049352223">
            <text:p>0.3056550494</text:p>
          </table:table-cell>
          <table:table-cell office:value-type="float" office:value="0.00405763495576525">
            <text:p>0.004057635</text:p>
          </table:table-cell>
          <table:table-cell office:value-type="float" office:value="0.0132752099609171">
            <text:p>0.01327521</text:p>
          </table:table-cell>
          <table:table-cell office:value-type="float" office:value="0.301585861312225">
            <text:p>0.3015858613</text:p>
          </table:table-cell>
          <table:table-cell office:value-type="float" office:value="0.309701131223755">
            <text:p>0.30970113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3.95">
            <text:p>303.95</text:p>
          </table:table-cell>
          <table:table-cell office:value-type="float" office:value="8641.45">
            <text:p>8641.45</text:p>
          </table:table-cell>
          <table:table-cell office:value-type="float" office:value="30932.55">
            <text:p>30932.55</text:p>
          </table:table-cell>
          <table:table-cell table:number-columns-repeated="2" office:value-type="float" office:value="0.279349993792322">
            <text:p>0.2793499938</text:p>
          </table:table-cell>
          <table:table-cell office:value-type="float" office:value="0.00460338003215852">
            <text:p>0.00460338</text:p>
          </table:table-cell>
          <table:table-cell office:value-type="float" office:value="0.0164788979217978">
            <text:p>0.0164788979</text:p>
          </table:table-cell>
          <table:table-cell office:value-type="float" office:value="0.274678251780231">
            <text:p>0.2746782518</text:p>
          </table:table-cell>
          <table:table-cell office:value-type="float" office:value="0.283885011844548">
            <text:p>0.2838850118</text:p>
          </table:table-cell>
          <table:table-cell office:value-type="float" office:value="155.65">
            <text:p>155.65</text:p>
          </table:table-cell>
          <table:table-cell office:value-type="float" office:value="6587.4">
            <text:p>6587.4</text:p>
          </table:table-cell>
          <table:table-cell office:value-type="float" office:value="14818.15">
            <text:p>14818.15</text:p>
          </table:table-cell>
          <table:table-cell office:value-type="float" office:value="0.444538345145186">
            <text:p>0.4445383451</text:p>
          </table:table-cell>
          <table:table-cell office:value-type="float" office:value="0.277848190414594">
            <text:p>0.2778481904</text:p>
          </table:table-cell>
          <table:table-cell office:value-type="float" office:value="0.00562563906476871">
            <text:p>0.0056256391</text:p>
          </table:table-cell>
          <table:table-cell office:value-type="float" office:value="0.020247168269746">
            <text:p>0.0202471683</text:p>
          </table:table-cell>
          <table:table-cell office:value-type="float" office:value="0.272141075843839">
            <text:p>0.2721410758</text:p>
          </table:table-cell>
          <table:table-cell office:value-type="float" office:value="0.283392353973376">
            <text:p>0.283392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7.8">
            <text:p>307.8</text:p>
          </table:table-cell>
          <table:table-cell office:value-type="float" office:value="7484.25">
            <text:p>7484.25</text:p>
          </table:table-cell>
          <table:table-cell office:value-type="float" office:value="29253.1">
            <text:p>29253.1</text:p>
          </table:table-cell>
          <table:table-cell table:number-columns-repeated="2" office:value-type="float" office:value="0.2558298539536">
            <text:p>0.255829854</text:p>
          </table:table-cell>
          <table:table-cell office:value-type="float" office:value="0.0049158835908926">
            <text:p>0.0049158836</text:p>
          </table:table-cell>
          <table:table-cell office:value-type="float" office:value="0.0192154414933301">
            <text:p>0.0192154415</text:p>
          </table:table-cell>
          <table:table-cell office:value-type="float" office:value="0.251856457016544">
            <text:p>0.251856457</text:p>
          </table:table-cell>
          <table:table-cell office:value-type="float" office:value="0.261688224198329">
            <text:p>0.2616882242</text:p>
          </table:table-cell>
          <table:table-cell office:value-type="float" office:value="159.8">
            <text:p>159.8</text:p>
          </table:table-cell>
          <table:table-cell office:value-type="float" office:value="5950.25">
            <text:p>5950.25</text:p>
          </table:table-cell>
          <table:table-cell office:value-type="float" office:value="14515.95">
            <text:p>14515.95</text:p>
          </table:table-cell>
          <table:table-cell office:value-type="float" office:value="0.4098961530073">
            <text:p>0.409896153</text:p>
          </table:table-cell>
          <table:table-cell office:value-type="float" office:value="0.256195906640598">
            <text:p>0.2561959066</text:p>
          </table:table-cell>
          <table:table-cell office:value-type="float" office:value="0.00607247275729908">
            <text:p>0.0060724728</text:p>
          </table:table-cell>
          <table:table-cell office:value-type="float" office:value="0.0237024581576074">
            <text:p>0.0237024582</text:p>
          </table:table-cell>
          <table:table-cell office:value-type="float" office:value="0.250053939543561">
            <text:p>0.2500539395</text:p>
          </table:table-cell>
          <table:table-cell office:value-type="float" office:value="0.262198885058159">
            <text:p>0.2621988851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28619367209971">
            <text:p>0.3286193672</text:p>
          </table:table-cell>
          <table:table-cell table:formula="of:=[.M2]/[.D2]" office:value-type="float" office:value="0.320747157766145">
            <text:p>0.3207471578</text:p>
          </table:table-cell>
          <table:table-cell table:formula="of:=[.L2]/[.C2]" office:value-type="float" office:value="0.462999258713712">
            <text:p>0.4629992587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89005474452555">
            <text:p>0.2890054745</text:p>
          </table:table-cell>
          <table:table-cell table:formula="of:=[.M3]/[.D3]" office:value-type="float" office:value="0.287422346479446">
            <text:p>0.2874223465</text:p>
          </table:table-cell>
          <table:table-cell table:formula="of:=[.L3]/[.C3]" office:value-type="float" office:value="0.435916300066564">
            <text:p>0.435916300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29465449804433">
            <text:p>0.2294654498</text:p>
          </table:table-cell>
          <table:table-cell table:formula="of:=[.M4]/[.D4]" office:value-type="float" office:value="0.224429822940155">
            <text:p>0.2244298229</text:p>
          </table:table-cell>
          <table:table-cell table:formula="of:=[.L4]/[.C4]" office:value-type="float" office:value="0.340993762424391">
            <text:p>0.3409937624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17041015625">
            <text:p>0.2170410156</text:p>
          </table:table-cell>
          <table:table-cell table:formula="of:=[.M5]/[.D5]" office:value-type="float" office:value="0.200950636414235">
            <text:p>0.2009506364</text:p>
          </table:table-cell>
          <table:table-cell table:formula="of:=[.L5]/[.C5]" office:value-type="float" office:value="0.321676272104822">
            <text:p>0.3216762721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9365584553363">
            <text:p>0.2936558455</text:p>
          </table:table-cell>
          <table:table-cell table:formula="of:=[.M6]/[.D6]" office:value-type="float" office:value="0.282295995608196">
            <text:p>0.2822959956</text:p>
          </table:table-cell>
          <table:table-cell table:formula="of:=[.L6]/[.C6]" office:value-type="float" office:value="0.450214387803716">
            <text:p>0.4502143878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86406152567034">
            <text:p>0.3864061526</text:p>
          </table:table-cell>
          <table:table-cell table:formula="of:=[.M7]/[.D7]" office:value-type="float" office:value="0.367515845386258">
            <text:p>0.3675158454</text:p>
          </table:table-cell>
          <table:table-cell table:formula="of:=[.L7]/[.C7]" office:value-type="float" office:value="0.58911300089254">
            <text:p>0.5891130009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27910562837317">
            <text:p>0.4279105628</text:p>
          </table:table-cell>
          <table:table-cell table:formula="of:=[.M8]/[.D8]" office:value-type="float" office:value="0.399899517852236">
            <text:p>0.3998995179</text:p>
          </table:table-cell>
          <table:table-cell table:formula="of:=[.L8]/[.C8]" office:value-type="float" office:value="0.638810329211261">
            <text:p>0.6388103292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88678544914625">
            <text:p>0.4886785449</text:p>
          </table:table-cell>
          <table:table-cell table:formula="of:=[.M9]/[.D9]" office:value-type="float" office:value="0.456922690342575">
            <text:p>0.4569226903</text:p>
          </table:table-cell>
          <table:table-cell table:formula="of:=[.L9]/[.C9]" office:value-type="float" office:value="0.730402000157493">
            <text:p>0.730402000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96306476550421">
            <text:p>0.4963064766</text:p>
          </table:table-cell>
          <table:table-cell table:formula="of:=[.M10]/[.D10]" office:value-type="float" office:value="0.460470479138264">
            <text:p>0.4604704791</text:p>
          </table:table-cell>
          <table:table-cell table:formula="of:=[.L10]/[.C10]" office:value-type="float" office:value="0.738404377967185">
            <text:p>0.738404378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1209080440862">
            <text:p>0.5120908044</text:p>
          </table:table-cell>
          <table:table-cell table:formula="of:=[.M11]/[.D11]" office:value-type="float" office:value="0.47904715259492">
            <text:p>0.4790471526</text:p>
          </table:table-cell>
          <table:table-cell table:formula="of:=[.L11]/[.C11]" office:value-type="float" office:value="0.762302622823716">
            <text:p>0.762302622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19168291098116">
            <text:p>0.5191682911</text:p>
          </table:table-cell>
          <table:table-cell table:formula="of:=[.M12]/[.D12]" office:value-type="float" office:value="0.496219204118538">
            <text:p>0.4962192041</text:p>
          </table:table-cell>
          <table:table-cell table:formula="of:=[.L12]/[.C12]" office:value-type="float" office:value="0.795036242776497">
            <text:p>0.7950362428</text:p>
          </table:table-cell>
          <table:table-cell table:number-columns-repeated="15"/>
        </table:table-row>
      </table:table>
      <table:table table:name="preferred_01" table:style-name="ta1">
        <table:shapes>
          <draw:frame draw:z-index="0" draw:style-name="gr1" svg:width="4.5in" svg:height="4in" svg:x="8.5846in" svg:y="2.5929in">
            <draw:object draw:notify-on-update-of-ranges="preferred_01.A2:preferred_01.A12 preferred_01.D15:preferred_01.D15 preferred_01.D16:preferred_01.D26 preferred_01.B15:preferred_01.B15 preferred_01.B16:preferred_01.B26 preferred_01.C15:preferred_01.C15 preferred_01.C16:preferred_01.C2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1.A2:preferred_01.A12 preferred_01.B1:preferred_01.B1 preferred_01.B2:preferred_01.B12 preferred_01.D1:preferred_01.D1 preferred_01.D2:preferred_01.D12 preferred_01.K1:preferred_01.K1 preferred_01.K2:preferred_01.K12 preferred_01.M1:preferred_01.M1 preferred_01.M2:preferred_01.M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5.65">
            <text:p>455.65</text:p>
          </table:table-cell>
          <table:table-cell office:value-type="float" office:value="5213.9">
            <text:p>5213.9</text:p>
          </table:table-cell>
          <table:table-cell office:value-type="float" office:value="9510.9">
            <text:p>9510.9</text:p>
          </table:table-cell>
          <table:table-cell table:number-columns-repeated="2" office:value-type="float" office:value="0.548208687783499">
            <text:p>0.5482086878</text:p>
          </table:table-cell>
          <table:table-cell office:value-type="float" office:value="0.00770582583217982">
            <text:p>0.0077058258</text:p>
          </table:table-cell>
          <table:table-cell office:value-type="float" office:value="0.0140563730635787">
            <text:p>0.0140563731</text:p>
          </table:table-cell>
          <table:table-cell office:value-type="float" office:value="0.53919513728778">
            <text:p>0.5391951373</text:p>
          </table:table-cell>
          <table:table-cell office:value-type="float" office:value="0.55460678895214">
            <text:p>0.554606789</text:p>
          </table:table-cell>
          <table:table-cell office:value-type="float" office:value="103.15">
            <text:p>103.15</text:p>
          </table:table-cell>
          <table:table-cell office:value-type="float" office:value="2415.9">
            <text:p>2415.9</text:p>
          </table:table-cell>
          <table:table-cell office:value-type="float" office:value="3060.9">
            <text:p>3060.9</text:p>
          </table:table-cell>
          <table:table-cell office:value-type="float" office:value="0.789543552176647">
            <text:p>0.7895435522</text:p>
          </table:table-cell>
          <table:table-cell office:value-type="float" office:value="0.546798387059937">
            <text:p>0.5467983871</text:p>
          </table:table-cell>
          <table:table-cell office:value-type="float" office:value="0.0119702222046146">
            <text:p>0.0119702222</text:p>
          </table:table-cell>
          <table:table-cell office:value-type="float" office:value="0.0218914731423713">
            <text:p>0.0218914731</text:p>
          </table:table-cell>
          <table:table-cell office:value-type="float" office:value="0.53320409007353">
            <text:p>0.5332040901</text:p>
          </table:table-cell>
          <table:table-cell office:value-type="float" office:value="0.557144534482759">
            <text:p>0.55714453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7.45">
            <text:p>77.45</text:p>
          </table:table-cell>
          <table:table-cell office:value-type="float" office:value="4998.1">
            <text:p>4998.1</text:p>
          </table:table-cell>
          <table:table-cell office:value-type="float" office:value="9581.35">
            <text:p>9581.35</text:p>
          </table:table-cell>
          <table:table-cell table:number-columns-repeated="2" office:value-type="float" office:value="0.521654582275365">
            <text:p>0.5216545823</text:p>
          </table:table-cell>
          <table:table-cell office:value-type="float" office:value="0.0105010924024297">
            <text:p>0.0105010924</text:p>
          </table:table-cell>
          <table:table-cell office:value-type="float" office:value="0.0201303559083595">
            <text:p>0.0201303559</text:p>
          </table:table-cell>
          <table:table-cell office:value-type="float" office:value="0.510421008753647">
            <text:p>0.5104210088</text:p>
          </table:table-cell>
          <table:table-cell office:value-type="float" office:value="0.531423193558507">
            <text:p>0.5314231936</text:p>
          </table:table-cell>
          <table:table-cell office:value-type="float" office:value="25.5">
            <text:p>25.5</text:p>
          </table:table-cell>
          <table:table-cell office:value-type="float" office:value="2168.3">
            <text:p>2168.3</text:p>
          </table:table-cell>
          <table:table-cell office:value-type="float" office:value="2738.05">
            <text:p>2738.05</text:p>
          </table:table-cell>
          <table:table-cell office:value-type="float" office:value="0.792136575351135">
            <text:p>0.7921365754</text:p>
          </table:table-cell>
          <table:table-cell office:value-type="float" office:value="0.521164475996457">
            <text:p>0.521164476</text:p>
          </table:table-cell>
          <table:table-cell office:value-type="float" office:value="0.0102366470149254">
            <text:p>0.010236647</text:p>
          </table:table-cell>
          <table:table-cell office:value-type="float" office:value="0.0196418740846699">
            <text:p>0.0196418741</text:p>
          </table:table-cell>
          <table:table-cell office:value-type="float" office:value="0.5134104">
            <text:p>0.5134104</text:p>
          </table:table-cell>
          <table:table-cell office:value-type="float" office:value="0.533883694029851">
            <text:p>0.5338836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0.25">
            <text:p>70.25</text:p>
          </table:table-cell>
          <table:table-cell office:value-type="float" office:value="5294.15">
            <text:p>5294.15</text:p>
          </table:table-cell>
          <table:table-cell office:value-type="float" office:value="9465.15">
            <text:p>9465.15</text:p>
          </table:table-cell>
          <table:table-cell table:number-columns-repeated="2" office:value-type="float" office:value="0.559337270432332">
            <text:p>0.5593372704</text:p>
          </table:table-cell>
          <table:table-cell office:value-type="float" office:value="0.0064778669917831">
            <text:p>0.006477867</text:p>
          </table:table-cell>
          <table:table-cell office:value-type="float" office:value="0.0115813254975413">
            <text:p>0.0115813255</text:p>
          </table:table-cell>
          <table:table-cell office:value-type="float" office:value="0.55330804888327">
            <text:p>0.5533080489</text:p>
          </table:table-cell>
          <table:table-cell office:value-type="float" office:value="0.566263782866836">
            <text:p>0.5662637829</text:p>
          </table:table-cell>
          <table:table-cell office:value-type="float" office:value="18.1">
            <text:p>18.1</text:p>
          </table:table-cell>
          <table:table-cell office:value-type="float" office:value="1799.75">
            <text:p>1799.75</text:p>
          </table:table-cell>
          <table:table-cell office:value-type="float" office:value="2118.25">
            <text:p>2118.25</text:p>
          </table:table-cell>
          <table:table-cell office:value-type="float" office:value="0.85037590447662">
            <text:p>0.8503759045</text:p>
          </table:table-cell>
          <table:table-cell office:value-type="float" office:value="0.559481441013019">
            <text:p>0.559481441</text:p>
          </table:table-cell>
          <table:table-cell office:value-type="float" office:value="0.0179022897304357">
            <text:p>0.0179022897</text:p>
          </table:table-cell>
          <table:table-cell office:value-type="float" office:value="0.0319980046130236">
            <text:p>0.0319980046</text:p>
          </table:table-cell>
          <table:table-cell office:value-type="float" office:value="0.545526244171259">
            <text:p>0.5455262442</text:p>
          </table:table-cell>
          <table:table-cell office:value-type="float" office:value="0.58133082363213">
            <text:p>0.58133082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8.7">
            <text:p>348.7</text:p>
          </table:table-cell>
          <table:table-cell office:value-type="float" office:value="5096.15">
            <text:p>5096.15</text:p>
          </table:table-cell>
          <table:table-cell office:value-type="float" office:value="9557.75">
            <text:p>9557.75</text:p>
          </table:table-cell>
          <table:table-cell table:number-columns-repeated="2" office:value-type="float" office:value="0.533199790741681">
            <text:p>0.5331997907</text:p>
          </table:table-cell>
          <table:table-cell office:value-type="float" office:value="0.00952372453275696">
            <text:p>0.0095237245</text:p>
          </table:table-cell>
          <table:table-cell office:value-type="float" office:value="0.0178614558709962">
            <text:p>0.0178614559</text:p>
          </table:table-cell>
          <table:table-cell office:value-type="float" office:value="0.522964509394572">
            <text:p>0.5229645094</text:p>
          </table:table-cell>
          <table:table-cell office:value-type="float" office:value="0.542011958460086">
            <text:p>0.5420119585</text:p>
          </table:table-cell>
          <table:table-cell office:value-type="float" office:value="113.95">
            <text:p>113.95</text:p>
          </table:table-cell>
          <table:table-cell office:value-type="float" office:value="1638.65">
            <text:p>1638.65</text:p>
          </table:table-cell>
          <table:table-cell office:value-type="float" office:value="1931.3">
            <text:p>1931.3</text:p>
          </table:table-cell>
          <table:table-cell office:value-type="float" office:value="0.848661002428056">
            <text:p>0.8486610024</text:p>
          </table:table-cell>
          <table:table-cell office:value-type="float" office:value="0.530435509951474">
            <text:p>0.53043551</text:p>
          </table:table-cell>
          <table:table-cell office:value-type="float" office:value="0.00753557256037785">
            <text:p>0.0075355726</text:p>
          </table:table-cell>
          <table:table-cell office:value-type="float" office:value="0.0142063878058753">
            <text:p>0.0142063878</text:p>
          </table:table-cell>
          <table:table-cell office:value-type="float" office:value="0.523348904127992">
            <text:p>0.5233489041</text:p>
          </table:table-cell>
          <table:table-cell office:value-type="float" office:value="0.538420049248748">
            <text:p>0.53842004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5.55">
            <text:p>165.55</text:p>
          </table:table-cell>
          <table:table-cell office:value-type="float" office:value="4584.05">
            <text:p>4584.05</text:p>
          </table:table-cell>
          <table:table-cell office:value-type="float" office:value="9581.35">
            <text:p>9581.35</text:p>
          </table:table-cell>
          <table:table-cell table:number-columns-repeated="2" office:value-type="float" office:value="0.478427562333049">
            <text:p>0.4784275623</text:p>
          </table:table-cell>
          <table:table-cell office:value-type="float" office:value="0.0117122909498882">
            <text:p>0.0117122909</text:p>
          </table:table-cell>
          <table:table-cell office:value-type="float" office:value="0.0244808030974914">
            <text:p>0.0244808031</text:p>
          </table:table-cell>
          <table:table-cell office:value-type="float" office:value="0.466520192508893">
            <text:p>0.4665201925</text:p>
          </table:table-cell>
          <table:table-cell office:value-type="float" office:value="0.489944774408669">
            <text:p>0.4899447744</text:p>
          </table:table-cell>
          <table:table-cell office:value-type="float" office:value="52.55">
            <text:p>52.55</text:p>
          </table:table-cell>
          <table:table-cell office:value-type="float" office:value="2062.35">
            <text:p>2062.35</text:p>
          </table:table-cell>
          <table:table-cell office:value-type="float" office:value="2695.95">
            <text:p>2695.95</text:p>
          </table:table-cell>
          <table:table-cell office:value-type="float" office:value="0.765136500003969">
            <text:p>0.7651365</text:p>
          </table:table-cell>
          <table:table-cell office:value-type="float" office:value="0.478230492977669">
            <text:p>0.478230493</text:p>
          </table:table-cell>
          <table:table-cell office:value-type="float" office:value="0.00699816679523577">
            <text:p>0.0069981668</text:p>
          </table:table-cell>
          <table:table-cell office:value-type="float" office:value="0.0146334600114313">
            <text:p>0.01463346</text:p>
          </table:table-cell>
          <table:table-cell office:value-type="float" office:value="0.471070147621185">
            <text:p>0.4710701476</text:p>
          </table:table-cell>
          <table:table-cell office:value-type="float" office:value="0.485066481211656">
            <text:p>0.48506648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.7">
            <text:p>112.7</text:p>
          </table:table-cell>
          <table:table-cell office:value-type="float" office:value="3765.4">
            <text:p>3765.4</text:p>
          </table:table-cell>
          <table:table-cell office:value-type="float" office:value="9263.85">
            <text:p>9263.85</text:p>
          </table:table-cell>
          <table:table-cell table:number-columns-repeated="2" office:value-type="float" office:value="0.406441496024189">
            <text:p>0.406441496</text:p>
          </table:table-cell>
          <table:table-cell office:value-type="float" office:value="0.00958815182698794">
            <text:p>0.0095881518</text:p>
          </table:table-cell>
          <table:table-cell office:value-type="float" office:value="0.023590484536592">
            <text:p>0.0235904845</text:p>
          </table:table-cell>
          <table:table-cell office:value-type="float" office:value="0.398783666377063">
            <text:p>0.3987836664</text:p>
          </table:table-cell>
          <table:table-cell office:value-type="float" office:value="0.417959970031039">
            <text:p>0.41795997</text:p>
          </table:table-cell>
          <table:table-cell office:value-type="float" office:value="49.5">
            <text:p>49.5</text:p>
          </table:table-cell>
          <table:table-cell office:value-type="float" office:value="2216.05">
            <text:p>2216.05</text:p>
          </table:table-cell>
          <table:table-cell office:value-type="float" office:value="3414.65">
            <text:p>3414.65</text:p>
          </table:table-cell>
          <table:table-cell office:value-type="float" office:value="0.649086010414614">
            <text:p>0.6490860104</text:p>
          </table:table-cell>
          <table:table-cell office:value-type="float" office:value="0.405695876152659">
            <text:p>0.4056958762</text:p>
          </table:table-cell>
          <table:table-cell office:value-type="float" office:value="0.0125606802027059">
            <text:p>0.0125606802</text:p>
          </table:table-cell>
          <table:table-cell office:value-type="float" office:value="0.0309608279034601">
            <text:p>0.0309608279</text:p>
          </table:table-cell>
          <table:table-cell office:value-type="float" office:value="0.391687944891707">
            <text:p>0.3916879449</text:p>
          </table:table-cell>
          <table:table-cell office:value-type="float" office:value="0.416809305297119">
            <text:p>0.41680930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4.2">
            <text:p>144.2</text:p>
          </table:table-cell>
          <table:table-cell office:value-type="float" office:value="3366.45">
            <text:p>3366.45</text:p>
          </table:table-cell>
          <table:table-cell office:value-type="float" office:value="8993.45">
            <text:p>8993.45</text:p>
          </table:table-cell>
          <table:table-cell table:number-columns-repeated="2" office:value-type="float" office:value="0.374299126616882">
            <text:p>0.3742991266</text:p>
          </table:table-cell>
          <table:table-cell office:value-type="float" office:value="0.00968202520313638">
            <text:p>0.0096820252</text:p>
          </table:table-cell>
          <table:table-cell office:value-type="float" office:value="0.0258670793347763">
            <text:p>0.0258670793</text:p>
          </table:table-cell>
          <table:table-cell office:value-type="float" office:value="0.364362001124227">
            <text:p>0.3643620011</text:p>
          </table:table-cell>
          <table:table-cell office:value-type="float" office:value="0.3837260515305">
            <text:p>0.3837260515</text:p>
          </table:table-cell>
          <table:table-cell office:value-type="float" office:value="75.15">
            <text:p>75.15</text:p>
          </table:table-cell>
          <table:table-cell office:value-type="float" office:value="2159">
            <text:p>2159</text:p>
          </table:table-cell>
          <table:table-cell office:value-type="float" office:value="3596.35">
            <text:p>3596.35</text:p>
          </table:table-cell>
          <table:table-cell office:value-type="float" office:value="0.600405796666177">
            <text:p>0.6004057967</text:p>
          </table:table-cell>
          <table:table-cell office:value-type="float" office:value="0.375269458619248">
            <text:p>0.3752694586</text:p>
          </table:table-cell>
          <table:table-cell office:value-type="float" office:value="0.0109197474959433">
            <text:p>0.0109197475</text:p>
          </table:table-cell>
          <table:table-cell office:value-type="float" office:value="0.0290984178038921">
            <text:p>0.0290984178</text:p>
          </table:table-cell>
          <table:table-cell office:value-type="float" office:value="0.366388845614517">
            <text:p>0.3663888456</text:p>
          </table:table-cell>
          <table:table-cell office:value-type="float" office:value="0.388228340606404">
            <text:p>0.388228340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6.75">
            <text:p>206.75</text:p>
          </table:table-cell>
          <table:table-cell office:value-type="float" office:value="2536.95">
            <text:p>2536.95</text:p>
          </table:table-cell>
          <table:table-cell office:value-type="float" office:value="8202.6">
            <text:p>8202.6</text:p>
          </table:table-cell>
          <table:table-cell table:number-columns-repeated="2" office:value-type="float" office:value="0.309221853195976">
            <text:p>0.3092218532</text:p>
          </table:table-cell>
          <table:table-cell office:value-type="float" office:value="0.0122740050157963">
            <text:p>0.012274005</text:p>
          </table:table-cell>
          <table:table-cell office:value-type="float" office:value="0.0396932004932308">
            <text:p>0.0396932005</text:p>
          </table:table-cell>
          <table:table-cell office:value-type="float" office:value="0.293622897313583">
            <text:p>0.2936228973</text:p>
          </table:table-cell>
          <table:table-cell office:value-type="float" office:value="0.318170907345175">
            <text:p>0.3181709073</text:p>
          </table:table-cell>
          <table:table-cell office:value-type="float" office:value="115.45">
            <text:p>115.45</text:p>
          </table:table-cell>
          <table:table-cell office:value-type="float" office:value="1853.65">
            <text:p>1853.65</text:p>
          </table:table-cell>
          <table:table-cell office:value-type="float" office:value="3747">
            <text:p>3747</text:p>
          </table:table-cell>
          <table:table-cell office:value-type="float" office:value="0.494699990621907">
            <text:p>0.4946999906</text:p>
          </table:table-cell>
          <table:table-cell office:value-type="float" office:value="0.309200541850944">
            <text:p>0.3092005419</text:p>
          </table:table-cell>
          <table:table-cell office:value-type="float" office:value="0.00934775122890191">
            <text:p>0.0093477512</text:p>
          </table:table-cell>
          <table:table-cell office:value-type="float" office:value="0.0302320014478117">
            <text:p>0.0302320014</text:p>
          </table:table-cell>
          <table:table-cell office:value-type="float" office:value="0.300239760152284">
            <text:p>0.3002397602</text:p>
          </table:table-cell>
          <table:table-cell office:value-type="float" office:value="0.318935262610088">
            <text:p>0.318935262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0.9">
            <text:p>300.9</text:p>
          </table:table-cell>
          <table:table-cell office:value-type="float" office:value="2479">
            <text:p>2479</text:p>
          </table:table-cell>
          <table:table-cell office:value-type="float" office:value="8136.15">
            <text:p>8136.15</text:p>
          </table:table-cell>
          <table:table-cell table:number-columns-repeated="2" office:value-type="float" office:value="0.304667453204825">
            <text:p>0.3046674532</text:p>
          </table:table-cell>
          <table:table-cell office:value-type="float" office:value="0.00725301470958659">
            <text:p>0.0072530147</text:p>
          </table:table-cell>
          <table:table-cell office:value-type="float" office:value="0.0238063325546968">
            <text:p>0.0238063326</text:p>
          </table:table-cell>
          <table:table-cell office:value-type="float" office:value="0.296467357383598">
            <text:p>0.2964673574</text:p>
          </table:table-cell>
          <table:table-cell office:value-type="float" office:value="0.310973386802771">
            <text:p>0.3109733868</text:p>
          </table:table-cell>
          <table:table-cell office:value-type="float" office:value="155.95">
            <text:p>155.95</text:p>
          </table:table-cell>
          <table:table-cell office:value-type="float" office:value="1819.95">
            <text:p>1819.95</text:p>
          </table:table-cell>
          <table:table-cell office:value-type="float" office:value="3744.7">
            <text:p>3744.7</text:p>
          </table:table-cell>
          <table:table-cell office:value-type="float" office:value="0.486000315693647">
            <text:p>0.4860003157</text:p>
          </table:table-cell>
          <table:table-cell office:value-type="float" office:value="0.303763015566856">
            <text:p>0.3037630156</text:p>
          </table:table-cell>
          <table:table-cell office:value-type="float" office:value="0.00769338784259044">
            <text:p>0.0076933878</text:p>
          </table:table-cell>
          <table:table-cell office:value-type="float" office:value="0.0253269405698838">
            <text:p>0.0253269406</text:p>
          </table:table-cell>
          <table:table-cell office:value-type="float" office:value="0.295792310694221">
            <text:p>0.2957923107</text:p>
          </table:table-cell>
          <table:table-cell office:value-type="float" office:value="0.311179086379402">
            <text:p>0.311179086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6.1">
            <text:p>386.1</text:p>
          </table:table-cell>
          <table:table-cell office:value-type="float" office:value="2154.8">
            <text:p>2154.8</text:p>
          </table:table-cell>
          <table:table-cell office:value-type="float" office:value="7724.4">
            <text:p>7724.4</text:p>
          </table:table-cell>
          <table:table-cell table:number-columns-repeated="2" office:value-type="float" office:value="0.278920904808059">
            <text:p>0.2789209048</text:p>
          </table:table-cell>
          <table:table-cell office:value-type="float" office:value="0.00807794668094627">
            <text:p>0.0080779467</text:p>
          </table:table-cell>
          <table:table-cell office:value-type="float" office:value="0.0289614243382193">
            <text:p>0.0289614243</text:p>
          </table:table-cell>
          <table:table-cell office:value-type="float" office:value="0.271518820742301">
            <text:p>0.2715188207</text:p>
          </table:table-cell>
          <table:table-cell office:value-type="float" office:value="0.287674714104193">
            <text:p>0.2876747141</text:p>
          </table:table-cell>
          <table:table-cell office:value-type="float" office:value="248.9">
            <text:p>248.9</text:p>
          </table:table-cell>
          <table:table-cell office:value-type="float" office:value="1656.45">
            <text:p>1656.45</text:p>
          </table:table-cell>
          <table:table-cell office:value-type="float" office:value="3705.3">
            <text:p>3705.3</text:p>
          </table:table-cell>
          <table:table-cell office:value-type="float" office:value="0.447017901986298">
            <text:p>0.447017902</text:p>
          </table:table-cell>
          <table:table-cell office:value-type="float" office:value="0.279397978838601">
            <text:p>0.2793979788</text:p>
          </table:table-cell>
          <table:table-cell office:value-type="float" office:value="0.010653426250833">
            <text:p>0.0106534263</text:p>
          </table:table-cell>
          <table:table-cell office:value-type="float" office:value="0.0381299331337939">
            <text:p>0.0381299331</text:p>
          </table:table-cell>
          <table:table-cell office:value-type="float" office:value="0.269422573939353">
            <text:p>0.2694225739</text:p>
          </table:table-cell>
          <table:table-cell office:value-type="float" office:value="0.290729426441019">
            <text:p>0.29072942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4.05">
            <text:p>584.05</text:p>
          </table:table-cell>
          <table:table-cell office:value-type="float" office:value="1872.85">
            <text:p>1872.85</text:p>
          </table:table-cell>
          <table:table-cell office:value-type="float" office:value="7314.95">
            <text:p>7314.95</text:p>
          </table:table-cell>
          <table:table-cell table:number-columns-repeated="2" office:value-type="float" office:value="0.255979837807559">
            <text:p>0.2559798378</text:p>
          </table:table-cell>
          <table:table-cell office:value-type="float" office:value="0.00827415339260877">
            <text:p>0.0082741534</text:p>
          </table:table-cell>
          <table:table-cell office:value-type="float" office:value="0.0323234574389766">
            <text:p>0.0323234574</text:p>
          </table:table-cell>
          <table:table-cell office:value-type="float" office:value="0.247519217330538">
            <text:p>0.2475192173</text:p>
          </table:table-cell>
          <table:table-cell office:value-type="float" office:value="0.264067524115756">
            <text:p>0.2640675241</text:p>
          </table:table-cell>
          <table:table-cell office:value-type="float" office:value="408.85">
            <text:p>408.85</text:p>
          </table:table-cell>
          <table:table-cell office:value-type="float" office:value="1486.8">
            <text:p>1486.8</text:p>
          </table:table-cell>
          <table:table-cell office:value-type="float" office:value="3626.7">
            <text:p>3626.7</text:p>
          </table:table-cell>
          <table:table-cell office:value-type="float" office:value="0.409939044829611">
            <text:p>0.4099390448</text:p>
          </table:table-cell>
          <table:table-cell office:value-type="float" office:value="0.256222715160814">
            <text:p>0.2562227152</text:p>
          </table:table-cell>
          <table:table-cell office:value-type="float" office:value="0.00639217315114862">
            <text:p>0.0063921732</text:p>
          </table:table-cell>
          <table:table-cell office:value-type="float" office:value="0.0249477223248402">
            <text:p>0.0249477223</text:p>
          </table:table-cell>
          <table:table-cell office:value-type="float" office:value="0.249141250452017">
            <text:p>0.2491412505</text:p>
          </table:table-cell>
          <table:table-cell office:value-type="float" office:value="0.261925596754314">
            <text:p>0.2619255968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226379896850653">
            <text:p>0.2263798969</text:p>
          </table:table-cell>
          <table:table-cell table:formula="of:=[.M2]/[.D2]" office:value-type="float" office:value="0.321830741570198">
            <text:p>0.3218307416</text:p>
          </table:table-cell>
          <table:table-cell table:formula="of:=[.L2]/[.C2]" office:value-type="float" office:value="0.463357563436199">
            <text:p>0.463357563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29244673983215">
            <text:p>0.329244674</text:p>
          </table:table-cell>
          <table:table-cell table:formula="of:=[.M3]/[.D3]" office:value-type="float" office:value="0.285768706914996">
            <text:p>0.2857687069</text:p>
          </table:table-cell>
          <table:table-cell table:formula="of:=[.L3]/[.C3]" office:value-type="float" office:value="0.433824853444309">
            <text:p>0.4338248534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57651245551601">
            <text:p>0.2576512456</text:p>
          </table:table-cell>
          <table:table-cell table:formula="of:=[.M4]/[.D4]" office:value-type="float" office:value="0.223794657242622">
            <text:p>0.2237946572</text:p>
          </table:table-cell>
          <table:table-cell table:formula="of:=[.L4]/[.C4]" office:value-type="float" office:value="0.339950700301276">
            <text:p>0.339950700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326785202179524">
            <text:p>0.3267852022</text:p>
          </table:table-cell>
          <table:table-cell table:formula="of:=[.M5]/[.D5]" office:value-type="float" office:value="0.202066385917188">
            <text:p>0.2020663859</text:p>
          </table:table-cell>
          <table:table-cell table:formula="of:=[.L5]/[.C5]" office:value-type="float" office:value="0.321546657771062">
            <text:p>0.3215466578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17426759287224">
            <text:p>0.3174267593</text:p>
          </table:table-cell>
          <table:table-cell table:formula="of:=[.M6]/[.D6]" office:value-type="float" office:value="0.28137475407954">
            <text:p>0.2813747541</text:p>
          </table:table-cell>
          <table:table-cell table:formula="of:=[.L6]/[.C6]" office:value-type="float" office:value="0.449896925208058">
            <text:p>0.4498969252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3921916592724">
            <text:p>0.4392191659</text:p>
          </table:table-cell>
          <table:table-cell table:formula="of:=[.M7]/[.D7]" office:value-type="float" office:value="0.368599448393486">
            <text:p>0.3685994484</text:p>
          </table:table-cell>
          <table:table-cell table:formula="of:=[.L7]/[.C7]" office:value-type="float" office:value="0.588529771073458">
            <text:p>0.5885297711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521151178918169">
            <text:p>0.5211511789</text:p>
          </table:table-cell>
          <table:table-cell table:formula="of:=[.M8]/[.D8]" office:value-type="float" office:value="0.399885472204771">
            <text:p>0.3998854722</text:p>
          </table:table-cell>
          <table:table-cell table:formula="of:=[.L8]/[.C8]" office:value-type="float" office:value="0.641328402322922">
            <text:p>0.6413284023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58403869407497">
            <text:p>0.5584038694</text:p>
          </table:table-cell>
          <table:table-cell table:formula="of:=[.M9]/[.D9]" office:value-type="float" office:value="0.456806378465365">
            <text:p>0.4568063785</text:p>
          </table:table-cell>
          <table:table-cell table:formula="of:=[.L9]/[.C9]" office:value-type="float" office:value="0.730660832889888">
            <text:p>0.7306608329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518278497839814">
            <text:p>0.5182784978</text:p>
          </table:table-cell>
          <table:table-cell table:formula="of:=[.M10]/[.D10]" office:value-type="float" office:value="0.46025454299638">
            <text:p>0.460254543</text:p>
          </table:table-cell>
          <table:table-cell table:formula="of:=[.L10]/[.C10]" office:value-type="float" office:value="0.734146833400565">
            <text:p>0.7341468334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44651644651645">
            <text:p>0.6446516447</text:p>
          </table:table-cell>
          <table:table-cell table:formula="of:=[.M11]/[.D11]" office:value-type="float" office:value="0.4796877427373">
            <text:p>0.4796877427</text:p>
          </table:table-cell>
          <table:table-cell table:formula="of:=[.L11]/[.C11]" office:value-type="float" office:value="0.768725635789864">
            <text:p>0.768725635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700025682732643">
            <text:p>0.7000256827</text:p>
          </table:table-cell>
          <table:table-cell table:formula="of:=[.M12]/[.D12]" office:value-type="float" office:value="0.495792862562287">
            <text:p>0.4957928626</text:p>
          </table:table-cell>
          <table:table-cell table:formula="of:=[.L12]/[.C12]" office:value-type="float" office:value="0.79387030461596">
            <text:p>0.7938703046</text:p>
          </table:table-cell>
          <table:table-cell table:number-columns-repeated="15"/>
        </table:table-row>
      </table:table>
      <table:table table:name="preferred_005" table:style-name="ta1">
        <table:shapes>
          <draw:frame draw:z-index="0" draw:style-name="gr1" svg:width="4.5in" svg:height="4in" svg:x="8.5846in" svg:y="2.5929in">
            <draw:object draw:notify-on-update-of-ranges="preferred_005.A2:preferred_005.A12 preferred_005.D15:preferred_005.D15 preferred_005.D16:preferred_005.D26 preferred_005.B15:preferred_005.B15 preferred_005.B16:preferred_005.B26 preferred_005.C15:preferred_005.C15 preferred_005.C16:preferred_005.C2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05.A2:preferred_005.A12 preferred_005.B1:preferred_005.B1 preferred_005.B2:preferred_005.B12 preferred_005.D1:preferred_005.D1 preferred_005.D2:preferred_005.D12 preferred_005.K1:preferred_005.K1 preferred_005.K2:preferred_005.K12 preferred_005.M1:preferred_005.M1 preferred_005.M2:preferred_005.M1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0.3">
            <text:p>570.3</text:p>
          </table:table-cell>
          <table:table-cell office:value-type="float" office:value="20818.9">
            <text:p>20818.9</text:p>
          </table:table-cell>
          <table:table-cell office:value-type="float" office:value="38074.7">
            <text:p>38074.7</text:p>
          </table:table-cell>
          <table:table-cell table:number-columns-repeated="2" office:value-type="float" office:value="0.546794530470433">
            <text:p>0.5467945305</text:p>
          </table:table-cell>
          <table:table-cell office:value-type="float" office:value="0.00740609702787215">
            <text:p>0.007406097</text:p>
          </table:table-cell>
          <table:table-cell office:value-type="float" office:value="0.0135445704284941">
            <text:p>0.0135445704</text:p>
          </table:table-cell>
          <table:table-cell office:value-type="float" office:value="0.53685477960423">
            <text:p>0.5368547796</text:p>
          </table:table-cell>
          <table:table-cell office:value-type="float" office:value="0.551666973659974">
            <text:p>0.5516669737</text:p>
          </table:table-cell>
          <table:table-cell office:value-type="float" office:value="164">
            <text:p>164</text:p>
          </table:table-cell>
          <table:table-cell office:value-type="float" office:value="9641.85">
            <text:p>9641.85</text:p>
          </table:table-cell>
          <table:table-cell office:value-type="float" office:value="12193.2">
            <text:p>12193.2</text:p>
          </table:table-cell>
          <table:table-cell office:value-type="float" office:value="0.790791997684569">
            <text:p>0.7907919977</text:p>
          </table:table-cell>
          <table:table-cell office:value-type="float" office:value="0.547662997996449">
            <text:p>0.547662998</text:p>
          </table:table-cell>
          <table:table-cell office:value-type="float" office:value="0.00477800341729284">
            <text:p>0.0047780034</text:p>
          </table:table-cell>
          <table:table-cell office:value-type="float" office:value="0.00872434952657478">
            <text:p>0.0087243495</text:p>
          </table:table-cell>
          <table:table-cell office:value-type="float" office:value="0.543502647011568">
            <text:p>0.543502647</text:p>
          </table:table-cell>
          <table:table-cell office:value-type="float" office:value="0.553058653846154">
            <text:p>0.55305865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5.15">
            <text:p>285.15</text:p>
          </table:table-cell>
          <table:table-cell office:value-type="float" office:value="19958.5">
            <text:p>19958.5</text:p>
          </table:table-cell>
          <table:table-cell office:value-type="float" office:value="38347.5">
            <text:p>38347.5</text:p>
          </table:table-cell>
          <table:table-cell table:number-columns-repeated="2" office:value-type="float" office:value="0.520465095400605">
            <text:p>0.5204650954</text:p>
          </table:table-cell>
          <table:table-cell office:value-type="float" office:value="0.00436334571626967">
            <text:p>0.0043633457</text:p>
          </table:table-cell>
          <table:table-cell office:value-type="float" office:value="0.00838355108695844">
            <text:p>0.0083835511</text:p>
          </table:table-cell>
          <table:table-cell office:value-type="float" office:value="0.516170223855315">
            <text:p>0.5161702239</text:p>
          </table:table-cell>
          <table:table-cell office:value-type="float" office:value="0.524896915287854">
            <text:p>0.5248969153</text:p>
          </table:table-cell>
          <table:table-cell office:value-type="float" office:value="95.65">
            <text:p>95.65</text:p>
          </table:table-cell>
          <table:table-cell office:value-type="float" office:value="8710.25">
            <text:p>8710.25</text:p>
          </table:table-cell>
          <table:table-cell office:value-type="float" office:value="11020.8">
            <text:p>11020.8</text:p>
          </table:table-cell>
          <table:table-cell office:value-type="float" office:value="0.790375371774527">
            <text:p>0.7903753718</text:p>
          </table:table-cell>
          <table:table-cell office:value-type="float" office:value="0.520005740536327">
            <text:p>0.5200057405</text:p>
          </table:table-cell>
          <table:table-cell office:value-type="float" office:value="0.00329509544212125">
            <text:p>0.0032950954</text:p>
          </table:table-cell>
          <table:table-cell office:value-type="float" office:value="0.00633665205065379">
            <text:p>0.0063366521</text:p>
          </table:table-cell>
          <table:table-cell office:value-type="float" office:value="0.517140728012156">
            <text:p>0.517140728</text:p>
          </table:table-cell>
          <table:table-cell office:value-type="float" office:value="0.523730918896398">
            <text:p>0.523730918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5.8">
            <text:p>255.8</text:p>
          </table:table-cell>
          <table:table-cell office:value-type="float" office:value="21170.6">
            <text:p>21170.6</text:p>
          </table:table-cell>
          <table:table-cell office:value-type="float" office:value="37878.9">
            <text:p>37878.9</text:p>
          </table:table-cell>
          <table:table-cell table:number-columns-repeated="2" office:value-type="float" office:value="0.558904482882155">
            <text:p>0.5589044829</text:p>
          </table:table-cell>
          <table:table-cell office:value-type="float" office:value="0.00398683834236013">
            <text:p>0.0039868383</text:p>
          </table:table-cell>
          <table:table-cell office:value-type="float" office:value="0.00713330893644086">
            <text:p>0.0071333089</text:p>
          </table:table-cell>
          <table:table-cell office:value-type="float" office:value="0.5548470396037">
            <text:p>0.5548470396</text:p>
          </table:table-cell>
          <table:table-cell office:value-type="float" office:value="0.56282071628842">
            <text:p>0.5628207163</text:p>
          </table:table-cell>
          <table:table-cell office:value-type="float" office:value="66.65">
            <text:p>66.65</text:p>
          </table:table-cell>
          <table:table-cell office:value-type="float" office:value="7259.5">
            <text:p>7259.5</text:p>
          </table:table-cell>
          <table:table-cell office:value-type="float" office:value="8556.75">
            <text:p>8556.75</text:p>
          </table:table-cell>
          <table:table-cell office:value-type="float" office:value="0.848444930742467">
            <text:p>0.8484449307</text:p>
          </table:table-cell>
          <table:table-cell office:value-type="float" office:value="0.558211009946411">
            <text:p>0.5582110099</text:p>
          </table:table-cell>
          <table:table-cell office:value-type="float" office:value="0.00376390771193247">
            <text:p>0.0037639077</text:p>
          </table:table-cell>
          <table:table-cell office:value-type="float" office:value="0.00674280450379115">
            <text:p>0.0067428045</text:p>
          </table:table-cell>
          <table:table-cell office:value-type="float" office:value="0.554578414198161">
            <text:p>0.5545784142</text:p>
          </table:table-cell>
          <table:table-cell office:value-type="float" office:value="0.562106229622026">
            <text:p>0.562106229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.95">
            <text:p>499.95</text:p>
          </table:table-cell>
          <table:table-cell office:value-type="float" office:value="20307.55">
            <text:p>20307.55</text:p>
          </table:table-cell>
          <table:table-cell office:value-type="float" office:value="38267.6">
            <text:p>38267.6</text:p>
          </table:table-cell>
          <table:table-cell table:number-columns-repeated="2" office:value-type="float" office:value="0.530673186896074">
            <text:p>0.5306731869</text:p>
          </table:table-cell>
          <table:table-cell office:value-type="float" office:value="0.0046721810838567">
            <text:p>0.0046721811</text:p>
          </table:table-cell>
          <table:table-cell office:value-type="float" office:value="0.00880425316226065">
            <text:p>0.0088042532</text:p>
          </table:table-cell>
          <table:table-cell office:value-type="float" office:value="0.525553351430361">
            <text:p>0.5255533514</text:p>
          </table:table-cell>
          <table:table-cell office:value-type="float" office:value="0.534897713598075">
            <text:p>0.5348977136</text:p>
          </table:table-cell>
          <table:table-cell office:value-type="float" office:value="126.7">
            <text:p>126.7</text:p>
          </table:table-cell>
          <table:table-cell office:value-type="float" office:value="6546.25">
            <text:p>6546.25</text:p>
          </table:table-cell>
          <table:table-cell office:value-type="float" office:value="7714.65">
            <text:p>7714.65</text:p>
          </table:table-cell>
          <table:table-cell office:value-type="float" office:value="0.848631336731515">
            <text:p>0.8486313367</text:p>
          </table:table-cell>
          <table:table-cell office:value-type="float" office:value="0.530416968108703">
            <text:p>0.5304169681</text:p>
          </table:table-cell>
          <table:table-cell office:value-type="float" office:value="0.00447103876130894">
            <text:p>0.0044710388</text:p>
          </table:table-cell>
          <table:table-cell office:value-type="float" office:value="0.00842929059613464">
            <text:p>0.0084292906</text:p>
          </table:table-cell>
          <table:table-cell office:value-type="float" office:value="0.526552575827898">
            <text:p>0.5265525758</text:p>
          </table:table-cell>
          <table:table-cell office:value-type="float" office:value="0.535494653350515">
            <text:p>0.535494653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4.15">
            <text:p>364.15</text:p>
          </table:table-cell>
          <table:table-cell office:value-type="float" office:value="18356.15">
            <text:p>18356.15</text:p>
          </table:table-cell>
          <table:table-cell office:value-type="float" office:value="38342.6">
            <text:p>38342.6</text:p>
          </table:table-cell>
          <table:table-cell table:number-columns-repeated="2" office:value-type="float" office:value="0.478739629335832">
            <text:p>0.4787396293</text:p>
          </table:table-cell>
          <table:table-cell office:value-type="float" office:value="0.00429479171186692">
            <text:p>0.0042947917</text:p>
          </table:table-cell>
          <table:table-cell office:value-type="float" office:value="0.00897103863706708">
            <text:p>0.0089710386</text:p>
          </table:table-cell>
          <table:table-cell office:value-type="float" office:value="0.473607267790947">
            <text:p>0.4736072678</text:p>
          </table:table-cell>
          <table:table-cell office:value-type="float" office:value="0.48219685121468">
            <text:p>0.4821968512</text:p>
          </table:table-cell>
          <table:table-cell office:value-type="float" office:value="119.95">
            <text:p>119.95</text:p>
          </table:table-cell>
          <table:table-cell office:value-type="float" office:value="8239.35">
            <text:p>8239.35</text:p>
          </table:table-cell>
          <table:table-cell office:value-type="float" office:value="10755.15">
            <text:p>10755.15</text:p>
          </table:table-cell>
          <table:table-cell office:value-type="float" office:value="0.766126408383825">
            <text:p>0.7661264084</text:p>
          </table:table-cell>
          <table:table-cell office:value-type="float" office:value="0.478849211823912">
            <text:p>0.4788492118</text:p>
          </table:table-cell>
          <table:table-cell office:value-type="float" office:value="0.00484102911773046">
            <text:p>0.0048410291</text:p>
          </table:table-cell>
          <table:table-cell office:value-type="float" office:value="0.010109715121575">
            <text:p>0.0101097151</text:p>
          </table:table-cell>
          <table:table-cell office:value-type="float" office:value="0.475285235415143">
            <text:p>0.4752852354</text:p>
          </table:table-cell>
          <table:table-cell office:value-type="float" office:value="0.484967293650603">
            <text:p>0.48496729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9.35">
            <text:p>419.35</text:p>
          </table:table-cell>
          <table:table-cell office:value-type="float" office:value="15115.8">
            <text:p>15115.8</text:p>
          </table:table-cell>
          <table:table-cell office:value-type="float" office:value="37096.7">
            <text:p>37096.7</text:p>
          </table:table-cell>
          <table:table-cell table:number-columns-repeated="2" office:value-type="float" office:value="0.407467110638835">
            <text:p>0.4074671106</text:p>
          </table:table-cell>
          <table:table-cell office:value-type="float" office:value="0.0032113315102206">
            <text:p>0.0032113315</text:p>
          </table:table-cell>
          <table:table-cell office:value-type="float" office:value="0.00788120421593245">
            <text:p>0.0078812042</text:p>
          </table:table-cell>
          <table:table-cell office:value-type="float" office:value="0.403639214838047">
            <text:p>0.4036392148</text:p>
          </table:table-cell>
          <table:table-cell office:value-type="float" office:value="0.410061877858488">
            <text:p>0.4100618779</text:p>
          </table:table-cell>
          <table:table-cell office:value-type="float" office:value="187.9">
            <text:p>187.9</text:p>
          </table:table-cell>
          <table:table-cell office:value-type="float" office:value="8880.35">
            <text:p>8880.35</text:p>
          </table:table-cell>
          <table:table-cell office:value-type="float" office:value="13592.45">
            <text:p>13592.45</text:p>
          </table:table-cell>
          <table:table-cell office:value-type="float" office:value="0.653352130133931">
            <text:p>0.6533521301</text:p>
          </table:table-cell>
          <table:table-cell office:value-type="float" office:value="0.408362313496139">
            <text:p>0.4083623135</text:p>
          </table:table-cell>
          <table:table-cell office:value-type="float" office:value="0.00508973171325117">
            <text:p>0.0050897317</text:p>
          </table:table-cell>
          <table:table-cell office:value-type="float" office:value="0.0124637645175337">
            <text:p>0.0124637645</text:p>
          </table:table-cell>
          <table:table-cell office:value-type="float" office:value="0.402880637209091">
            <text:p>0.4028806372</text:p>
          </table:table-cell>
          <table:table-cell office:value-type="float" office:value="0.413060100635593">
            <text:p>0.4130601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4.65">
            <text:p>544.65</text:p>
          </table:table-cell>
          <table:table-cell office:value-type="float" office:value="13419.55">
            <text:p>13419.55</text:p>
          </table:table-cell>
          <table:table-cell office:value-type="float" office:value="35946.05">
            <text:p>35946.05</text:p>
          </table:table-cell>
          <table:table-cell table:number-columns-repeated="2" office:value-type="float" office:value="0.373315932879308">
            <text:p>0.3733159329</text:p>
          </table:table-cell>
          <table:table-cell office:value-type="float" office:value="0.00534865580549207">
            <text:p>0.0053486558</text:p>
          </table:table-cell>
          <table:table-cell office:value-type="float" office:value="0.0143274243995937">
            <text:p>0.0143274244</text:p>
          </table:table-cell>
          <table:table-cell office:value-type="float" office:value="0.367761077056568">
            <text:p>0.3677610771</text:p>
          </table:table-cell>
          <table:table-cell office:value-type="float" office:value="0.378458388667552">
            <text:p>0.3784583887</text:p>
          </table:table-cell>
          <table:table-cell office:value-type="float" office:value="277.75">
            <text:p>277.75</text:p>
          </table:table-cell>
          <table:table-cell office:value-type="float" office:value="8623.15">
            <text:p>8623.15</text:p>
          </table:table-cell>
          <table:table-cell office:value-type="float" office:value="14433.8">
            <text:p>14433.8</text:p>
          </table:table-cell>
          <table:table-cell office:value-type="float" office:value="0.597439542173888">
            <text:p>0.5974395422</text:p>
          </table:table-cell>
          <table:table-cell office:value-type="float" office:value="0.373415471326605">
            <text:p>0.3734154713</text:p>
          </table:table-cell>
          <table:table-cell office:value-type="float" office:value="0.00472931923398826">
            <text:p>0.0047293192</text:p>
          </table:table-cell>
          <table:table-cell office:value-type="float" office:value="0.0126650329114291">
            <text:p>0.0126650329</text:p>
          </table:table-cell>
          <table:table-cell office:value-type="float" office:value="0.369474780478767">
            <text:p>0.3694747805</text:p>
          </table:table-cell>
          <table:table-cell office:value-type="float" office:value="0.378933418946744">
            <text:p>0.378933418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3.4">
            <text:p>733.4</text:p>
          </table:table-cell>
          <table:table-cell office:value-type="float" office:value="10184.8">
            <text:p>10184.8</text:p>
          </table:table-cell>
          <table:table-cell office:value-type="float" office:value="32861.45">
            <text:p>32861.45</text:p>
          </table:table-cell>
          <table:table-cell table:number-columns-repeated="2" office:value-type="float" office:value="0.309920487279422">
            <text:p>0.3099204873</text:p>
          </table:table-cell>
          <table:table-cell office:value-type="float" office:value="0.00524998474297242">
            <text:p>0.0052499847</text:p>
          </table:table-cell>
          <table:table-cell office:value-type="float" office:value="0.0169397795836552">
            <text:p>0.0169397796</text:p>
          </table:table-cell>
          <table:table-cell office:value-type="float" office:value="0.304422657282478">
            <text:p>0.3044226573</text:p>
          </table:table-cell>
          <table:table-cell office:value-type="float" office:value="0.314922626768423">
            <text:p>0.3149226268</text:p>
          </table:table-cell>
          <table:table-cell office:value-type="float" office:value="441.95">
            <text:p>441.95</text:p>
          </table:table-cell>
          <table:table-cell office:value-type="float" office:value="7429.1">
            <text:p>7429.1</text:p>
          </table:table-cell>
          <table:table-cell office:value-type="float" office:value="15001.7">
            <text:p>15001.7</text:p>
          </table:table-cell>
          <table:table-cell office:value-type="float" office:value="0.495216401490257">
            <text:p>0.4952164015</text:p>
          </table:table-cell>
          <table:table-cell office:value-type="float" office:value="0.309523312264">
            <text:p>0.3095233123</text:p>
          </table:table-cell>
          <table:table-cell office:value-type="float" office:value="0.00518983697141584">
            <text:p>0.005189837</text:p>
          </table:table-cell>
          <table:table-cell office:value-type="float" office:value="0.0167671925369851">
            <text:p>0.0167671925</text:p>
          </table:table-cell>
          <table:table-cell office:value-type="float" office:value="0.303758148896078">
            <text:p>0.3037581489</text:p>
          </table:table-cell>
          <table:table-cell office:value-type="float" office:value="0.31413782283891">
            <text:p>0.314137822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6.25">
            <text:p>1006.25</text:p>
          </table:table-cell>
          <table:table-cell office:value-type="float" office:value="9960">
            <text:p>9960</text:p>
          </table:table-cell>
          <table:table-cell office:value-type="float" office:value="32600.7">
            <text:p>32600.7</text:p>
          </table:table-cell>
          <table:table-cell table:number-columns-repeated="2" office:value-type="float" office:value="0.305506564436117">
            <text:p>0.3055065644</text:p>
          </table:table-cell>
          <table:table-cell office:value-type="float" office:value="0.00385174539390809">
            <text:p>0.0038517454</text:p>
          </table:table-cell>
          <table:table-cell office:value-type="float" office:value="0.0126077336538328">
            <text:p>0.0126077337</text:p>
          </table:table-cell>
          <table:table-cell office:value-type="float" office:value="0.301689784065985">
            <text:p>0.3016897841</text:p>
          </table:table-cell>
          <table:table-cell office:value-type="float" office:value="0.309393274853801">
            <text:p>0.3093932749</text:p>
          </table:table-cell>
          <table:table-cell office:value-type="float" office:value="620.65">
            <text:p>620.65</text:p>
          </table:table-cell>
          <table:table-cell office:value-type="float" office:value="7337.4">
            <text:p>7337.4</text:p>
          </table:table-cell>
          <table:table-cell office:value-type="float" office:value="14996.7">
            <text:p>14996.7</text:p>
          </table:table-cell>
          <table:table-cell office:value-type="float" office:value="0.489266856191864">
            <text:p>0.4892668562</text:p>
          </table:table-cell>
          <table:table-cell office:value-type="float" office:value="0.305804689533247">
            <text:p>0.3058046895</text:p>
          </table:table-cell>
          <table:table-cell office:value-type="float" office:value="0.0035375925304626">
            <text:p>0.0035375925</text:p>
          </table:table-cell>
          <table:table-cell office:value-type="float" office:value="0.0115681434966287">
            <text:p>0.0115681435</text:p>
          </table:table-cell>
          <table:table-cell office:value-type="float" office:value="0.301167273591831">
            <text:p>0.3011672736</text:p>
          </table:table-cell>
          <table:table-cell office:value-type="float" office:value="0.308242458652756">
            <text:p>0.30824245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89.3">
            <text:p>1489.3</text:p>
          </table:table-cell>
          <table:table-cell office:value-type="float" office:value="8562.8">
            <text:p>8562.8</text:p>
          </table:table-cell>
          <table:table-cell office:value-type="float" office:value="30825.2">
            <text:p>30825.2</text:p>
          </table:table-cell>
          <table:table-cell table:number-columns-repeated="2" office:value-type="float" office:value="0.277773075866099">
            <text:p>0.2777730759</text:p>
          </table:table-cell>
          <table:table-cell office:value-type="float" office:value="0.00404603052268002">
            <text:p>0.0040460305</text:p>
          </table:table-cell>
          <table:table-cell office:value-type="float" office:value="0.0145659564378745">
            <text:p>0.0145659564</text:p>
          </table:table-cell>
          <table:table-cell office:value-type="float" office:value="0.273694549026027">
            <text:p>0.273694549</text:p>
          </table:table-cell>
          <table:table-cell office:value-type="float" office:value="0.281786610071387">
            <text:p>0.2817866101</text:p>
          </table:table-cell>
          <table:table-cell office:value-type="float" office:value="976.5">
            <text:p>976.5</text:p>
          </table:table-cell>
          <table:table-cell office:value-type="float" office:value="6561.5">
            <text:p>6561.5</text:p>
          </table:table-cell>
          <table:table-cell office:value-type="float" office:value="14809.1">
            <text:p>14809.1</text:p>
          </table:table-cell>
          <table:table-cell office:value-type="float" office:value="0.44306789585685">
            <text:p>0.4430678959</text:p>
          </table:table-cell>
          <table:table-cell office:value-type="float" office:value="0.276929120826284">
            <text:p>0.2769291208</text:p>
          </table:table-cell>
          <table:table-cell office:value-type="float" office:value="0.00299457485588631">
            <text:p>0.0029945749</text:p>
          </table:table-cell>
          <table:table-cell office:value-type="float" office:value="0.0108135065281371">
            <text:p>0.0108135065</text:p>
          </table:table-cell>
          <table:table-cell office:value-type="float" office:value="0.273279746978264">
            <text:p>0.273279747</text:p>
          </table:table-cell>
          <table:table-cell office:value-type="float" office:value="0.279268896690036">
            <text:p>0.27926889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32.1">
            <text:p>2332.1</text:p>
          </table:table-cell>
          <table:table-cell office:value-type="float" office:value="7484.2">
            <text:p>7484.2</text:p>
          </table:table-cell>
          <table:table-cell office:value-type="float" office:value="29253.3">
            <text:p>29253.3</text:p>
          </table:table-cell>
          <table:table-cell table:number-columns-repeated="2" office:value-type="float" office:value="0.255830185074826">
            <text:p>0.2558301851</text:p>
          </table:table-cell>
          <table:table-cell office:value-type="float" office:value="0.00406257010480118">
            <text:p>0.0040625701</text:p>
          </table:table-cell>
          <table:table-cell office:value-type="float" office:value="0.015879948269642">
            <text:p>0.0158799483</text:p>
          </table:table-cell>
          <table:table-cell office:value-type="float" office:value="0.250545870446747">
            <text:p>0.2505458704</text:p>
          </table:table-cell>
          <table:table-cell office:value-type="float" office:value="0.25867101065635">
            <text:p>0.2586710107</text:p>
          </table:table-cell>
          <table:table-cell office:value-type="float" office:value="1626.5">
            <text:p>1626.5</text:p>
          </table:table-cell>
          <table:table-cell office:value-type="float" office:value="5927.05">
            <text:p>5927.05</text:p>
          </table:table-cell>
          <table:table-cell office:value-type="float" office:value="14503.15">
            <text:p>14503.15</text:p>
          </table:table-cell>
          <table:table-cell office:value-type="float" office:value="0.40866383748992">
            <text:p>0.4086638375</text:p>
          </table:table-cell>
          <table:table-cell office:value-type="float" office:value="0.255425676939914">
            <text:p>0.2554256769</text:p>
          </table:table-cell>
          <table:table-cell office:value-type="float" office:value="0.00430701949138063">
            <text:p>0.0043070195</text:p>
          </table:table-cell>
          <table:table-cell office:value-type="float" office:value="0.0168621242115522">
            <text:p>0.0168621242</text:p>
          </table:table-cell>
          <table:table-cell office:value-type="float" office:value="0.250340173235723">
            <text:p>0.2503401732</text:p>
          </table:table-cell>
          <table:table-cell office:value-type="float" office:value="0.258954212218484">
            <text:p>0.2589542122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287567946694722">
            <text:p>0.2875679467</text:p>
          </table:table-cell>
          <table:table-cell table:formula="of:=[.M2]/[.D2]" office:value-type="float" office:value="0.320244151628247">
            <text:p>0.3202441516</text:p>
          </table:table-cell>
          <table:table-cell table:formula="of:=[.L2]/[.C2]" office:value-type="float" office:value="0.463129656225833">
            <text:p>0.4631296562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35437489040856">
            <text:p>0.335437489</text:p>
          </table:table-cell>
          <table:table-cell table:formula="of:=[.M3]/[.D3]" office:value-type="float" office:value="0.287392920007823">
            <text:p>0.28739292</text:p>
          </table:table-cell>
          <table:table-cell table:formula="of:=[.L3]/[.C3]" office:value-type="float" office:value="0.436418067490042">
            <text:p>0.436418067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0555121188428">
            <text:p>0.2605551212</text:p>
          </table:table-cell>
          <table:table-cell table:formula="of:=[.M4]/[.D4]" office:value-type="float" office:value="0.225897531343307">
            <text:p>0.2258975313</text:p>
          </table:table-cell>
          <table:table-cell table:formula="of:=[.L4]/[.C4]" office:value-type="float" office:value="0.342904783048189">
            <text:p>0.34290478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53425342534253">
            <text:p>0.2534253425</text:p>
          </table:table-cell>
          <table:table-cell table:formula="of:=[.M5]/[.D5]" office:value-type="float" office:value="0.201597434905769">
            <text:p>0.2015974349</text:p>
          </table:table-cell>
          <table:table-cell table:formula="of:=[.L5]/[.C5]" office:value-type="float" office:value="0.322355478627407">
            <text:p>0.3223554786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29397226417685">
            <text:p>0.3293972264</text:p>
          </table:table-cell>
          <table:table-cell table:formula="of:=[.M6]/[.D6]" office:value-type="float" office:value="0.280501322289047">
            <text:p>0.2805013223</text:p>
          </table:table-cell>
          <table:table-cell table:formula="of:=[.L6]/[.C6]" office:value-type="float" office:value="0.448860463659319">
            <text:p>0.4488604637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48074400858471">
            <text:p>0.4480744009</text:p>
          </table:table-cell>
          <table:table-cell table:formula="of:=[.M7]/[.D7]" office:value-type="float" office:value="0.366405906724857">
            <text:p>0.3664059067</text:p>
          </table:table-cell>
          <table:table-cell table:formula="of:=[.L7]/[.C7]" office:value-type="float" office:value="0.587487926540441">
            <text:p>0.5874879265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509960525107868">
            <text:p>0.5099605251</text:p>
          </table:table-cell>
          <table:table-cell table:formula="of:=[.M8]/[.D8]" office:value-type="float" office:value="0.401540642156788">
            <text:p>0.4015406422</text:p>
          </table:table-cell>
          <table:table-cell table:formula="of:=[.L8]/[.C8]" office:value-type="float" office:value="0.642581159576886">
            <text:p>0.6425811596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602604308699209">
            <text:p>0.6026043087</text:p>
          </table:table-cell>
          <table:table-cell table:formula="of:=[.M9]/[.D9]" office:value-type="float" office:value="0.45651363527781">
            <text:p>0.4565136353</text:p>
          </table:table-cell>
          <table:table-cell table:formula="of:=[.L9]/[.C9]" office:value-type="float" office:value="0.72943013117587">
            <text:p>0.729430131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616795031055901">
            <text:p>0.6167950311</text:p>
          </table:table-cell>
          <table:table-cell table:formula="of:=[.M10]/[.D10]" office:value-type="float" office:value="0.460011594843056">
            <text:p>0.4600115948</text:p>
          </table:table-cell>
          <table:table-cell table:formula="of:=[.L10]/[.C10]" office:value-type="float" office:value="0.736686746987952">
            <text:p>0.736686747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55677163768213">
            <text:p>0.6556771638</text:p>
          </table:table-cell>
          <table:table-cell table:formula="of:=[.M11]/[.D11]" office:value-type="float" office:value="0.480421862631873">
            <text:p>0.4804218626</text:p>
          </table:table-cell>
          <table:table-cell table:formula="of:=[.L11]/[.C11]" office:value-type="float" office:value="0.766279721586397">
            <text:p>0.7662797216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697440075468462">
            <text:p>0.6974400755</text:p>
          </table:table-cell>
          <table:table-cell table:formula="of:=[.M12]/[.D12]" office:value-type="float" office:value="0.495778254077318">
            <text:p>0.4957782541</text:p>
          </table:table-cell>
          <table:table-cell table:formula="of:=[.L12]/[.C12]" office:value-type="float" office:value="0.791941690494642">
            <text:p>0.7919416905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12/27/2012</text:date>, <text:time>22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7T22:06:57</dc:date>
    <dc:creator>Luca Bruno</dc:creator>
    <meta:generator>LibreOffice/3.4$Unix LibreOffice_project/340m1$Build-502</meta:generator>
    <meta:editing-duration>PT15H12M20S</meta:editing-duration>
    <meta:editing-cycles>50</meta:editing-cycles>
    <meta:document-statistic meta:table-count="7" meta:cell-count="173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grounded semantics with e=0.005</text:p>
        </chart:title>
        <chart:legend chart:legend-position="bottom" svg:x="2.007cm" svg:y="9.369cm" style:legend-expansion="wide" chart:style-name="ch3"/>
        <chart:plot-area chart:style-name="ch4" table:cell-range-address="grounded_005.A2:grounded_005.A12 grounded_005.B15:ground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986155795547">
                <text:p>0.531986155795547</text:p>
                <draw:g>
                  <svg:desc>grounded_005.D16:grounded_005.D26</svg:desc>
                </draw:g>
              </table:table-cell>
              <table:table-cell office:value-type="float" office:value="0.505886426592798">
                <text:p>0.505886426592798</text:p>
                <draw:g>
                  <svg:desc>grounded_005.B16:grounded_005.B26</svg:desc>
                </draw:g>
              </table:table-cell>
              <table:table-cell office:value-type="float" office:value="0.368101643738904">
                <text:p>0.368101643738904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4426006086258">
                <text:p>0.504426006086258</text:p>
              </table:table-cell>
              <table:table-cell office:value-type="float" office:value="0.495723846167873">
                <text:p>0.495723846167873</text:p>
              </table:table-cell>
              <table:table-cell office:value-type="float" office:value="0.332427307370719">
                <text:p>0.3324273073707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9536855058276">
                <text:p>0.429536855058276</text:p>
              </table:table-cell>
              <table:table-cell office:value-type="float" office:value="0.520893119619234">
                <text:p>0.520893119619234</text:p>
              </table:table-cell>
              <table:table-cell office:value-type="float" office:value="0.283070387953697">
                <text:p>0.28307038795369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7540822982953">
                <text:p>0.407540822982953</text:p>
              </table:table-cell>
              <table:table-cell office:value-type="float" office:value="0.414334062224964">
                <text:p>0.414334062224964</text:p>
              </table:table-cell>
              <table:table-cell office:value-type="float" office:value="0.254758514036673">
                <text:p>0.2547585140366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3072884378645">
                <text:p>0.513072884378645</text:p>
              </table:table-cell>
              <table:table-cell office:value-type="float" office:value="0.536737937279397">
                <text:p>0.536737937279397</text:p>
              </table:table-cell>
              <table:table-cell office:value-type="float" office:value="0.320476850962361">
                <text:p>0.3204768509623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9550228302248">
                <text:p>0.629550228302248</text:p>
              </table:table-cell>
              <table:table-cell office:value-type="float" office:value="0.646567269208779">
                <text:p>0.646567269208779</text:p>
              </table:table-cell>
              <table:table-cell office:value-type="float" office:value="0.393948755575293">
                <text:p>0.3939487555752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513824772034">
                <text:p>0.67513824772034</text:p>
              </table:table-cell>
              <table:table-cell office:value-type="float" office:value="0.674854460526013">
                <text:p>0.674854460526013</text:p>
              </table:table-cell>
              <table:table-cell office:value-type="float" office:value="0.422817314537133">
                <text:p>0.4228173145371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4643941748314">
                <text:p>0.754643941748314</text:p>
              </table:table-cell>
              <table:table-cell office:value-type="float" office:value="0.740185760336783">
                <text:p>0.740185760336783</text:p>
              </table:table-cell>
              <table:table-cell office:value-type="float" office:value="0.47183143119092">
                <text:p>0.471831431190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58959286596974">
                <text:p>0.758959286596974</text:p>
              </table:table-cell>
              <table:table-cell office:value-type="float" office:value="0.812018167301475">
                <text:p>0.812018167301475</text:p>
              </table:table-cell>
              <table:table-cell office:value-type="float" office:value="0.474583588214304">
                <text:p>0.47458358821430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1422564957083">
                <text:p>0.781422564957083</text:p>
              </table:table-cell>
              <table:table-cell office:value-type="float" office:value="0.780389705682529">
                <text:p>0.780389705682529</text:p>
              </table:table-cell>
              <table:table-cell office:value-type="float" office:value="0.491504870743159">
                <text:p>0.4915048707431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9912862143442">
                <text:p>0.809912862143442</text:p>
              </table:table-cell>
              <table:table-cell office:value-type="float" office:value="0.804839501626466">
                <text:p>0.804839501626466</text:p>
              </table:table-cell>
              <table:table-cell office:value-type="float" office:value="0.506565920773306">
                <text:p>0.506565920773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CPU time / Trials of the two algorithms
for the grounded semantics with e=0.01</text:p>
        </chart:title>
        <chart:legend chart:legend-position="bottom" svg:x="2.425cm" svg:y="8.862cm" style:legend-expansion="wide" chart:style-name="ch3"/>
        <chart:plot-area chart:style-name="ch4" table:cell-range-address="grounded_01.A2:grounded_01.B12 grounded_01.A1:grounded_01.B1 grounded_01.D1:grounded_01.D12 grounded_01.K1:grounded_01.K12 grounded_01.M1:grounded_01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81.35">
                <text:p>381.35</text:p>
                <draw:g>
                  <svg:desc>grounded_01.B2:grounded_01.B12</svg:desc>
                </draw:g>
              </table:table-cell>
              <table:table-cell office:value-type="float" office:value="9594.7">
                <text:p>9594.7</text:p>
                <draw:g>
                  <svg:desc>grounded_01.D2:grounded_01.D12</svg:desc>
                </draw:g>
              </table:table-cell>
              <table:table-cell office:value-type="float" office:value="190.55">
                <text:p>190.55</text:p>
                <draw:g>
                  <svg:desc>grounded_01.K2:grounded_01.K12</svg:desc>
                </draw:g>
              </table:table-cell>
              <table:table-cell office:value-type="float" office:value="3545.4">
                <text:p>3545.4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9.65">
                <text:p>689.65</text:p>
              </table:table-cell>
              <table:table-cell office:value-type="float" office:value="9593.45">
                <text:p>9593.45</text:p>
              </table:table-cell>
              <table:table-cell office:value-type="float" office:value="345.7">
                <text:p>345.7</text:p>
              </table:table-cell>
              <table:table-cell office:value-type="float" office:value="3197.65">
                <text:p>3197.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14.3">
                <text:p>714.3</text:p>
              </table:table-cell>
              <table:table-cell office:value-type="float" office:value="9575.85">
                <text:p>9575.85</text:p>
              </table:table-cell>
              <table:table-cell office:value-type="float" office:value="308.7">
                <text:p>308.7</text:p>
              </table:table-cell>
              <table:table-cell office:value-type="float" office:value="2713.95">
                <text:p>2713.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64.55">
                <text:p>1364.55</text:p>
              </table:table-cell>
              <table:table-cell office:value-type="float" office:value="9599.35">
                <text:p>9599.35</text:p>
              </table:table-cell>
              <table:table-cell office:value-type="float" office:value="568.15">
                <text:p>568.15</text:p>
              </table:table-cell>
              <table:table-cell office:value-type="float" office:value="2441.5">
                <text:p>2441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32.6">
                <text:p>1332.6</text:p>
              </table:table-cell>
              <table:table-cell office:value-type="float" office:value="9491.95">
                <text:p>9491.95</text:p>
              </table:table-cell>
              <table:table-cell office:value-type="float" office:value="692.1">
                <text:p>692.1</text:p>
              </table:table-cell>
              <table:table-cell office:value-type="float" office:value="3023.1">
                <text:p>3023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38.4">
                <text:p>1138.4</text:p>
              </table:table-cell>
              <table:table-cell office:value-type="float" office:value="9070.05">
                <text:p>9070.05</text:p>
              </table:table-cell>
              <table:table-cell office:value-type="float" office:value="722.9">
                <text:p>722.9</text:p>
              </table:table-cell>
              <table:table-cell office:value-type="float" office:value="3570.45">
                <text:p>3570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60.95">
                <text:p>1060.95</text:p>
              </table:table-cell>
              <table:table-cell office:value-type="float" office:value="8752.55">
                <text:p>8752.55</text:p>
              </table:table-cell>
              <table:table-cell office:value-type="float" office:value="725.55">
                <text:p>725.55</text:p>
              </table:table-cell>
              <table:table-cell office:value-type="float" office:value="3698.05">
                <text:p>3698.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38.5">
                <text:p>838.5</text:p>
              </table:table-cell>
              <table:table-cell office:value-type="float" office:value="7902.7">
                <text:p>7902.7</text:p>
              </table:table-cell>
              <table:table-cell office:value-type="float" office:value="639.8">
                <text:p>639.8</text:p>
              </table:table-cell>
              <table:table-cell office:value-type="float" office:value="3728.75">
                <text:p>3728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46.95">
                <text:p>846.95</text:p>
              </table:table-cell>
              <table:table-cell office:value-type="float" office:value="7843.15">
                <text:p>7843.15</text:p>
              </table:table-cell>
              <table:table-cell office:value-type="float" office:value="648.65">
                <text:p>648.65</text:p>
              </table:table-cell>
              <table:table-cell office:value-type="float" office:value="3722.55">
                <text:p>3722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57.15">
                <text:p>757.15</text:p>
              </table:table-cell>
              <table:table-cell office:value-type="float" office:value="7377.35">
                <text:p>7377.35</text:p>
              </table:table-cell>
              <table:table-cell office:value-type="float" office:value="600.2">
                <text:p>600.2</text:p>
              </table:table-cell>
              <table:table-cell office:value-type="float" office:value="3641.1">
                <text:p>3641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1.2">
                <text:p>681.2</text:p>
              </table:table-cell>
              <table:table-cell office:value-type="float" office:value="6992.4">
                <text:p>6992.4</text:p>
              </table:table-cell>
              <table:table-cell office:value-type="float" office:value="545.5">
                <text:p>545.5</text:p>
              </table:table-cell>
              <table:table-cell office:value-type="float" office:value="3543.1">
                <text:p>3543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preferred semantics with e=0.01</text:p>
        </chart:title>
        <chart:legend chart:legend-position="bottom" svg:x="2.007cm" svg:y="9.369cm" style:legend-expansion="wide" chart:style-name="ch3"/>
        <chart:plot-area chart:style-name="ch4" table:cell-range-address="preferred_01.A2:preferred_01.A12 preferred_01.B15:preferr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1.D16:preferred_01.D26" chart:label-cell-address="preferred_01.D15:preferred_01.D15" chart:class="chart:line">
            <chart:data-point chart:repeated="11"/>
          </chart:series>
          <chart:series chart:style-name="ch11" chart:values-cell-range-address="preferred_01.B16:preferred_01.B26" chart:label-cell-address="preferred_01.B15:preferred_01.B15" chart:class="chart:line">
            <chart:data-point chart:repeated="11"/>
          </chart:series>
          <chart:series chart:style-name="ch12" chart:values-cell-range-address="preferred_01.C16:preferred_01.C26" chart:label-cell-address="preferred_01.C15:preferr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1.D15:preferred_01.D15</svg:desc>
                </draw:g>
              </table:table-cell>
              <table:table-cell office:value-type="string">
                <text:p>CPU time</text:p>
                <draw:g>
                  <svg:desc>preferred_01.B15:preferred_01.B15</svg:desc>
                </draw:g>
              </table:table-cell>
              <table:table-cell office:value-type="string">
                <text:p>Trials</text:p>
                <draw:g>
                  <svg:desc>preferred_01.C15:preferr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463357563436199">
                <text:p>0.463357563436199</text:p>
                <draw:g>
                  <svg:desc>preferred_01.D16:preferred_01.D26</svg:desc>
                </draw:g>
              </table:table-cell>
              <table:table-cell office:value-type="float" office:value="0.226379896850653">
                <text:p>0.226379896850653</text:p>
                <draw:g>
                  <svg:desc>preferred_01.B16:preferred_01.B26</svg:desc>
                </draw:g>
              </table:table-cell>
              <table:table-cell office:value-type="float" office:value="0.321830741570198">
                <text:p>0.321830741570198</text:p>
                <draw:g>
                  <svg:desc>preferred_01.C16:preferr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3824853444309">
                <text:p>0.433824853444309</text:p>
              </table:table-cell>
              <table:table-cell office:value-type="float" office:value="0.329244673983215">
                <text:p>0.329244673983215</text:p>
              </table:table-cell>
              <table:table-cell office:value-type="float" office:value="0.285768706914996">
                <text:p>0.285768706914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9950700301276">
                <text:p>0.339950700301276</text:p>
              </table:table-cell>
              <table:table-cell office:value-type="float" office:value="0.257651245551601">
                <text:p>0.257651245551601</text:p>
              </table:table-cell>
              <table:table-cell office:value-type="float" office:value="0.223794657242622">
                <text:p>0.2237946572426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1546657771062">
                <text:p>0.321546657771062</text:p>
              </table:table-cell>
              <table:table-cell office:value-type="float" office:value="0.326785202179524">
                <text:p>0.326785202179524</text:p>
              </table:table-cell>
              <table:table-cell office:value-type="float" office:value="0.202066385917188">
                <text:p>0.2020663859171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9896925208058">
                <text:p>0.449896925208058</text:p>
              </table:table-cell>
              <table:table-cell office:value-type="float" office:value="0.317426759287224">
                <text:p>0.317426759287224</text:p>
              </table:table-cell>
              <table:table-cell office:value-type="float" office:value="0.28137475407954">
                <text:p>0.281374754079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8529771073458">
                <text:p>0.588529771073458</text:p>
              </table:table-cell>
              <table:table-cell office:value-type="float" office:value="0.43921916592724">
                <text:p>0.43921916592724</text:p>
              </table:table-cell>
              <table:table-cell office:value-type="float" office:value="0.368599448393486">
                <text:p>0.3685994483934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1328402322922">
                <text:p>0.641328402322922</text:p>
              </table:table-cell>
              <table:table-cell office:value-type="float" office:value="0.521151178918169">
                <text:p>0.521151178918169</text:p>
              </table:table-cell>
              <table:table-cell office:value-type="float" office:value="0.399885472204771">
                <text:p>0.3998854722047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0660832889888">
                <text:p>0.730660832889888</text:p>
              </table:table-cell>
              <table:table-cell office:value-type="float" office:value="0.558403869407497">
                <text:p>0.558403869407497</text:p>
              </table:table-cell>
              <table:table-cell office:value-type="float" office:value="0.456806378465365">
                <text:p>0.45680637846536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4146833400565">
                <text:p>0.734146833400565</text:p>
              </table:table-cell>
              <table:table-cell office:value-type="float" office:value="0.518278497839814">
                <text:p>0.518278497839814</text:p>
              </table:table-cell>
              <table:table-cell office:value-type="float" office:value="0.46025454299638">
                <text:p>0.4602545429963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8725635789864">
                <text:p>0.768725635789864</text:p>
              </table:table-cell>
              <table:table-cell office:value-type="float" office:value="0.644651644651645">
                <text:p>0.644651644651645</text:p>
              </table:table-cell>
              <table:table-cell office:value-type="float" office:value="0.4796877427373">
                <text:p>0.47968774273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387030461596">
                <text:p>0.79387030461596</text:p>
              </table:table-cell>
              <table:table-cell office:value-type="float" office:value="0.700025682732643">
                <text:p>0.700025682732643</text:p>
              </table:table-cell>
              <table:table-cell office:value-type="float" office:value="0.495792862562287">
                <text:p>0.4957928625622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preferred semantics with e=0.01</text:p>
        </chart:title>
        <chart:legend chart:legend-position="bottom" svg:x="2.425cm" svg:y="8.862cm" style:legend-expansion="wide" chart:style-name="ch3"/>
        <chart:plot-area chart:style-name="ch4" table:cell-range-address="preferred_01.A2:preferred_01.B12 preferred_01.A1:preferred_01.B1 preferred_01.D1:preferred_01.D12 preferred_01.K1:preferred_01.K12 preferred_01.M1:preferr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1.B2:preferred_01.B12" chart:label-cell-address="preferred_01.B1:preferred_01.B1" chart:class="chart:line">
            <chart:data-point chart:repeated="11"/>
          </chart:series>
          <chart:series chart:attached-axis="secondary-y" chart:style-name="ch11" chart:values-cell-range-address="preferred_01.D2:preferred_01.D12" chart:label-cell-address="preferred_01.D1:preferred_01.D1" chart:class="chart:line">
            <chart:data-point chart:repeated="11"/>
          </chart:series>
          <chart:series chart:attached-axis="primary-y" chart:style-name="ch12" chart:values-cell-range-address="preferred_01.K2:preferred_01.K12" chart:label-cell-address="preferred_01.K1:preferred_01.K1" chart:class="chart:line">
            <chart:data-point chart:repeated="11"/>
          </chart:series>
          <chart:series chart:attached-axis="secondary-y" chart:style-name="ch13" chart:values-cell-range-address="preferred_01.M2:preferred_01.M12" chart:label-cell-address="preferred_01.M1:preferr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1.B1:preferred_01.B1</svg:desc>
                </draw:g>
              </table:table-cell>
              <table:table-cell office:value-type="string">
                <text:p>Naive Trials</text:p>
                <draw:g>
                  <svg:desc>preferred_01.D1:preferred_01.D1</svg:desc>
                </draw:g>
              </table:table-cell>
              <table:table-cell office:value-type="string">
                <text:p>Optim CPU time</text:p>
                <draw:g>
                  <svg:desc>preferred_01.K1:preferred_01.K1</svg:desc>
                </draw:g>
              </table:table-cell>
              <table:table-cell office:value-type="string">
                <text:p>Optim Trials</text:p>
                <draw:g>
                  <svg:desc>preferred_01.M1:preferr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455.65">
                <text:p>455.65</text:p>
                <draw:g>
                  <svg:desc>preferred_01.B2:preferred_01.B12</svg:desc>
                </draw:g>
              </table:table-cell>
              <table:table-cell office:value-type="float" office:value="9510.9">
                <text:p>9510.9</text:p>
                <draw:g>
                  <svg:desc>preferred_01.D2:preferred_01.D12</svg:desc>
                </draw:g>
              </table:table-cell>
              <table:table-cell office:value-type="float" office:value="103.15">
                <text:p>103.15</text:p>
                <draw:g>
                  <svg:desc>preferred_01.K2:preferred_01.K12</svg:desc>
                </draw:g>
              </table:table-cell>
              <table:table-cell office:value-type="float" office:value="3060.9">
                <text:p>3060.9</text:p>
                <draw:g>
                  <svg:desc>preferred_01.M2:preferr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.45">
                <text:p>77.45</text:p>
              </table:table-cell>
              <table:table-cell office:value-type="float" office:value="9581.35">
                <text:p>9581.35</text:p>
              </table:table-cell>
              <table:table-cell office:value-type="float" office:value="25.5">
                <text:p>25.5</text:p>
              </table:table-cell>
              <table:table-cell office:value-type="float" office:value="2738.05">
                <text:p>2738.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.25">
                <text:p>70.25</text:p>
              </table:table-cell>
              <table:table-cell office:value-type="float" office:value="9465.15">
                <text:p>9465.15</text:p>
              </table:table-cell>
              <table:table-cell office:value-type="float" office:value="18.1">
                <text:p>18.1</text:p>
              </table:table-cell>
              <table:table-cell office:value-type="float" office:value="2118.25">
                <text:p>2118.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8.7">
                <text:p>348.7</text:p>
              </table:table-cell>
              <table:table-cell office:value-type="float" office:value="9557.75">
                <text:p>9557.75</text:p>
              </table:table-cell>
              <table:table-cell office:value-type="float" office:value="113.95">
                <text:p>113.95</text:p>
              </table:table-cell>
              <table:table-cell office:value-type="float" office:value="1931.3">
                <text:p>1931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5.55">
                <text:p>165.55</text:p>
              </table:table-cell>
              <table:table-cell office:value-type="float" office:value="9581.35">
                <text:p>9581.35</text:p>
              </table:table-cell>
              <table:table-cell office:value-type="float" office:value="52.55">
                <text:p>52.55</text:p>
              </table:table-cell>
              <table:table-cell office:value-type="float" office:value="2695.95">
                <text:p>2695.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2.7">
                <text:p>112.7</text:p>
              </table:table-cell>
              <table:table-cell office:value-type="float" office:value="9263.85">
                <text:p>9263.85</text:p>
              </table:table-cell>
              <table:table-cell office:value-type="float" office:value="49.5">
                <text:p>49.5</text:p>
              </table:table-cell>
              <table:table-cell office:value-type="float" office:value="3414.65">
                <text:p>3414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4.2">
                <text:p>144.2</text:p>
              </table:table-cell>
              <table:table-cell office:value-type="float" office:value="8993.45">
                <text:p>8993.45</text:p>
              </table:table-cell>
              <table:table-cell office:value-type="float" office:value="75.15">
                <text:p>75.15</text:p>
              </table:table-cell>
              <table:table-cell office:value-type="float" office:value="3596.35">
                <text:p>3596.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6.75">
                <text:p>206.75</text:p>
              </table:table-cell>
              <table:table-cell office:value-type="float" office:value="8202.6">
                <text:p>8202.6</text:p>
              </table:table-cell>
              <table:table-cell office:value-type="float" office:value="115.45">
                <text:p>115.45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0.9">
                <text:p>300.9</text:p>
              </table:table-cell>
              <table:table-cell office:value-type="float" office:value="8136.15">
                <text:p>8136.15</text:p>
              </table:table-cell>
              <table:table-cell office:value-type="float" office:value="155.95">
                <text:p>155.95</text:p>
              </table:table-cell>
              <table:table-cell office:value-type="float" office:value="3744.7">
                <text:p>3744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6.1">
                <text:p>386.1</text:p>
              </table:table-cell>
              <table:table-cell office:value-type="float" office:value="7724.4">
                <text:p>7724.4</text:p>
              </table:table-cell>
              <table:table-cell office:value-type="float" office:value="248.9">
                <text:p>248.9</text:p>
              </table:table-cell>
              <table:table-cell office:value-type="float" office:value="3705.3">
                <text:p>3705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4.05">
                <text:p>584.05</text:p>
              </table:table-cell>
              <table:table-cell office:value-type="float" office:value="7314.95">
                <text:p>7314.95</text:p>
              </table:table-cell>
              <table:table-cell office:value-type="float" office:value="408.85">
                <text:p>408.85</text:p>
              </table:table-cell>
              <table:table-cell office:value-type="float" office:value="3626.7">
                <text:p>3626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preferred semantics with e=0.005</text:p>
        </chart:title>
        <chart:legend chart:legend-position="bottom" svg:x="2.007cm" svg:y="9.369cm" style:legend-expansion="wide" chart:style-name="ch3"/>
        <chart:plot-area chart:style-name="ch4" table:cell-range-address="preferred_005.A2:preferred_005.A12 preferred_005.B15:preferr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05.D16:preferred_005.D26" chart:label-cell-address="preferred_005.D15:preferred_005.D15" chart:class="chart:line">
            <chart:data-point chart:repeated="11"/>
          </chart:series>
          <chart:series chart:style-name="ch11" chart:values-cell-range-address="preferred_005.B16:preferred_005.B26" chart:label-cell-address="preferred_005.B15:preferred_005.B15" chart:class="chart:line">
            <chart:data-point chart:repeated="11"/>
          </chart:series>
          <chart:series chart:style-name="ch12" chart:values-cell-range-address="preferred_005.C16:preferred_005.C26" chart:label-cell-address="preferred_005.C15:preferr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05.D15:preferred_005.D15</svg:desc>
                </draw:g>
              </table:table-cell>
              <table:table-cell office:value-type="string">
                <text:p>CPU time</text:p>
                <draw:g>
                  <svg:desc>preferred_005.B15:preferred_005.B15</svg:desc>
                </draw:g>
              </table:table-cell>
              <table:table-cell office:value-type="string">
                <text:p>Trials</text:p>
                <draw:g>
                  <svg:desc>preferred_005.C15:preferr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0.463129656225833">
                <text:p>0.463129656225833</text:p>
                <draw:g>
                  <svg:desc>preferred_005.D16:preferred_005.D26</svg:desc>
                </draw:g>
              </table:table-cell>
              <table:table-cell office:value-type="float" office:value="0.287567946694722">
                <text:p>0.287567946694722</text:p>
                <draw:g>
                  <svg:desc>preferred_005.B16:preferred_005.B26</svg:desc>
                </draw:g>
              </table:table-cell>
              <table:table-cell office:value-type="float" office:value="0.320244151628247">
                <text:p>0.320244151628247</text:p>
                <draw:g>
                  <svg:desc>preferred_005.C16:preferr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6418067490042">
                <text:p>0.436418067490042</text:p>
              </table:table-cell>
              <table:table-cell office:value-type="float" office:value="0.335437489040856">
                <text:p>0.335437489040856</text:p>
              </table:table-cell>
              <table:table-cell office:value-type="float" office:value="0.287392920007823">
                <text:p>0.2873929200078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2904783048189">
                <text:p>0.342904783048189</text:p>
              </table:table-cell>
              <table:table-cell office:value-type="float" office:value="0.260555121188428">
                <text:p>0.260555121188428</text:p>
              </table:table-cell>
              <table:table-cell office:value-type="float" office:value="0.225897531343307">
                <text:p>0.2258975313433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2355478627407">
                <text:p>0.322355478627407</text:p>
              </table:table-cell>
              <table:table-cell office:value-type="float" office:value="0.253425342534253">
                <text:p>0.253425342534253</text:p>
              </table:table-cell>
              <table:table-cell office:value-type="float" office:value="0.201597434905769">
                <text:p>0.201597434905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8860463659319">
                <text:p>0.448860463659319</text:p>
              </table:table-cell>
              <table:table-cell office:value-type="float" office:value="0.329397226417685">
                <text:p>0.329397226417685</text:p>
              </table:table-cell>
              <table:table-cell office:value-type="float" office:value="0.280501322289047">
                <text:p>0.2805013222890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487926540441">
                <text:p>0.587487926540441</text:p>
              </table:table-cell>
              <table:table-cell office:value-type="float" office:value="0.448074400858471">
                <text:p>0.448074400858471</text:p>
              </table:table-cell>
              <table:table-cell office:value-type="float" office:value="0.366405906724857">
                <text:p>0.3664059067248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2581159576886">
                <text:p>0.642581159576886</text:p>
              </table:table-cell>
              <table:table-cell office:value-type="float" office:value="0.509960525107868">
                <text:p>0.509960525107868</text:p>
              </table:table-cell>
              <table:table-cell office:value-type="float" office:value="0.401540642156788">
                <text:p>0.4015406421567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43013117587">
                <text:p>0.72943013117587</text:p>
              </table:table-cell>
              <table:table-cell office:value-type="float" office:value="0.602604308699209">
                <text:p>0.602604308699209</text:p>
              </table:table-cell>
              <table:table-cell office:value-type="float" office:value="0.45651363527781">
                <text:p>0.456513635277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6686746987952">
                <text:p>0.736686746987952</text:p>
              </table:table-cell>
              <table:table-cell office:value-type="float" office:value="0.616795031055901">
                <text:p>0.616795031055901</text:p>
              </table:table-cell>
              <table:table-cell office:value-type="float" office:value="0.460011594843056">
                <text:p>0.460011594843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279721586397">
                <text:p>0.766279721586397</text:p>
              </table:table-cell>
              <table:table-cell office:value-type="float" office:value="0.655677163768213">
                <text:p>0.655677163768213</text:p>
              </table:table-cell>
              <table:table-cell office:value-type="float" office:value="0.480421862631873">
                <text:p>0.4804218626318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941690494642">
                <text:p>0.791941690494642</text:p>
              </table:table-cell>
              <table:table-cell office:value-type="float" office:value="0.697440075468462">
                <text:p>0.697440075468462</text:p>
              </table:table-cell>
              <table:table-cell office:value-type="float" office:value="0.495778254077318">
                <text:p>0.4957782540773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preferred semantics with e=0.005</text:p>
        </chart:title>
        <chart:legend chart:legend-position="bottom" svg:x="2.425cm" svg:y="8.862cm" style:legend-expansion="wide" chart:style-name="ch3"/>
        <chart:plot-area chart:style-name="ch4" table:cell-range-address="preferred_005.A2:preferred_005.B12 preferred_005.A1:preferred_005.B1 preferred_005.D1:preferred_005.D12 preferred_005.K1:preferred_005.K12 preferred_005.M1:preferred_005.M12" chart:data-source-has-labels="both" svg:x="1.232cm" svg:y="2.292cm" svg:width="9.189cm" svg:height="5.393cm">
          <chartooo:coordinate-region svg:x="2.251cm" svg:y="2.496cm" svg:width="6.957cm" svg:height="4.533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05.B2:preferred_005.B12" chart:label-cell-address="preferred_005.B1:preferred_005.B1" chart:class="chart:line">
            <chart:data-point chart:repeated="11"/>
          </chart:series>
          <chart:series chart:attached-axis="secondary-y" chart:style-name="ch11" chart:values-cell-range-address="preferred_005.D2:preferred_005.D12" chart:label-cell-address="preferred_005.D1:preferred_005.D1" chart:class="chart:line">
            <chart:data-point chart:repeated="11"/>
          </chart:series>
          <chart:series chart:attached-axis="primary-y" chart:style-name="ch12" chart:values-cell-range-address="preferred_005.K2:preferred_005.K12" chart:label-cell-address="preferred_005.K1:preferred_005.K1" chart:class="chart:line">
            <chart:data-point chart:repeated="11"/>
          </chart:series>
          <chart:series chart:attached-axis="secondary-y" chart:style-name="ch13" chart:values-cell-range-address="preferred_005.M2:preferred_005.M12" chart:label-cell-address="preferred_005.M1:preferr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05.B1:preferred_005.B1</svg:desc>
                </draw:g>
              </table:table-cell>
              <table:table-cell office:value-type="string">
                <text:p>Naive Trials</text:p>
                <draw:g>
                  <svg:desc>preferred_005.D1:preferred_005.D1</svg:desc>
                </draw:g>
              </table:table-cell>
              <table:table-cell office:value-type="string">
                <text:p>Optim CPU time</text:p>
                <draw:g>
                  <svg:desc>preferred_005.K1:preferred_005.K1</svg:desc>
                </draw:g>
              </table:table-cell>
              <table:table-cell office:value-type="string">
                <text:p>Optim Trials</text:p>
                <draw:g>
                  <svg:desc>preferred_005.M1:preferr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570.3">
                <text:p>570.3</text:p>
                <draw:g>
                  <svg:desc>preferred_005.B2:preferred_005.B12</svg:desc>
                </draw:g>
              </table:table-cell>
              <table:table-cell office:value-type="float" office:value="38074.7">
                <text:p>38074.7</text:p>
                <draw:g>
                  <svg:desc>preferred_005.D2:preferred_005.D12</svg:desc>
                </draw:g>
              </table:table-cell>
              <table:table-cell office:value-type="float" office:value="164">
                <text:p>164</text:p>
                <draw:g>
                  <svg:desc>preferred_005.K2:preferred_005.K12</svg:desc>
                </draw:g>
              </table:table-cell>
              <table:table-cell office:value-type="float" office:value="12193.2">
                <text:p>12193.2</text:p>
                <draw:g>
                  <svg:desc>preferred_005.M2:preferr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5.15">
                <text:p>285.15</text:p>
              </table:table-cell>
              <table:table-cell office:value-type="float" office:value="38347.5">
                <text:p>38347.5</text:p>
              </table:table-cell>
              <table:table-cell office:value-type="float" office:value="95.65">
                <text:p>95.65</text:p>
              </table:table-cell>
              <table:table-cell office:value-type="float" office:value="11020.8">
                <text:p>11020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.8">
                <text:p>255.8</text:p>
              </table:table-cell>
              <table:table-cell office:value-type="float" office:value="37878.9">
                <text:p>37878.9</text:p>
              </table:table-cell>
              <table:table-cell office:value-type="float" office:value="66.65">
                <text:p>66.65</text:p>
              </table:table-cell>
              <table:table-cell office:value-type="float" office:value="8556.75">
                <text:p>8556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9.95">
                <text:p>499.95</text:p>
              </table:table-cell>
              <table:table-cell office:value-type="float" office:value="38267.6">
                <text:p>38267.6</text:p>
              </table:table-cell>
              <table:table-cell office:value-type="float" office:value="126.7">
                <text:p>126.7</text:p>
              </table:table-cell>
              <table:table-cell office:value-type="float" office:value="7714.65">
                <text:p>7714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4.15">
                <text:p>364.15</text:p>
              </table:table-cell>
              <table:table-cell office:value-type="float" office:value="38342.6">
                <text:p>38342.6</text:p>
              </table:table-cell>
              <table:table-cell office:value-type="float" office:value="119.95">
                <text:p>119.95</text:p>
              </table:table-cell>
              <table:table-cell office:value-type="float" office:value="10755.15">
                <text:p>10755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.35">
                <text:p>419.35</text:p>
              </table:table-cell>
              <table:table-cell office:value-type="float" office:value="37096.7">
                <text:p>37096.7</text:p>
              </table:table-cell>
              <table:table-cell office:value-type="float" office:value="187.9">
                <text:p>187.9</text:p>
              </table:table-cell>
              <table:table-cell office:value-type="float" office:value="13592.45">
                <text:p>1359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44.65">
                <text:p>544.65</text:p>
              </table:table-cell>
              <table:table-cell office:value-type="float" office:value="35946.05">
                <text:p>35946.05</text:p>
              </table:table-cell>
              <table:table-cell office:value-type="float" office:value="277.75">
                <text:p>277.75</text:p>
              </table:table-cell>
              <table:table-cell office:value-type="float" office:value="14433.8">
                <text:p>1443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3.4">
                <text:p>733.4</text:p>
              </table:table-cell>
              <table:table-cell office:value-type="float" office:value="32861.45">
                <text:p>32861.45</text:p>
              </table:table-cell>
              <table:table-cell office:value-type="float" office:value="441.95">
                <text:p>441.95</text:p>
              </table:table-cell>
              <table:table-cell office:value-type="float" office:value="15001.7">
                <text:p>1500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6.25">
                <text:p>1006.25</text:p>
              </table:table-cell>
              <table:table-cell office:value-type="float" office:value="32600.7">
                <text:p>32600.7</text:p>
              </table:table-cell>
              <table:table-cell office:value-type="float" office:value="620.65">
                <text:p>620.65</text:p>
              </table:table-cell>
              <table:table-cell office:value-type="float" office:value="14996.7">
                <text:p>1499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9.3">
                <text:p>1489.3</text:p>
              </table:table-cell>
              <table:table-cell office:value-type="float" office:value="30825.2">
                <text:p>30825.2</text:p>
              </table:table-cell>
              <table:table-cell office:value-type="float" office:value="976.5">
                <text:p>976.5</text:p>
              </table:table-cell>
              <table:table-cell office:value-type="float" office:value="14809.1">
                <text:p>14809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2.1">
                <text:p>2332.1</text:p>
              </table:table-cell>
              <table:table-cell office:value-type="float" office:value="29253.3">
                <text:p>29253.3</text:p>
              </table:table-cell>
              <table:table-cell office:value-type="float" office:value="1626.5">
                <text:p>1626.5</text:p>
              </table:table-cell>
              <table:table-cell office:value-type="float" office:value="14503.15">
                <text:p>14503.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48cm" svg:y="0.338cm" chart:style-name="ch2">
          <text:p>CPU time / Trials of the two algorithms
for the grounded semantics with e=0.005</text:p>
        </chart:title>
        <chart:legend chart:legend-position="bottom" svg:x="2.425cm" svg:y="8.862cm" style:legend-expansion="wide" chart:style-name="ch3"/>
        <chart:plot-area chart:style-name="ch4" table:cell-range-address="grounded_005.A2:grounded_005.B12 grounded_005.A1:grounded_005.B1 grounded_005.D1:grounded_005.D12 grounded_005.K1:grounded_005.K12 grounded_005.M1:grounded_005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1444">
                <text:p>1444</text:p>
                <draw:g>
                  <svg:desc>grounded_005.B2:grounded_005.B12</svg:desc>
                </draw:g>
              </table:table-cell>
              <table:table-cell office:value-type="float" office:value="38385.05">
                <text:p>38385.05</text:p>
                <draw:g>
                  <svg:desc>grounded_005.D2:grounded_005.D12</svg:desc>
                </draw:g>
              </table:table-cell>
              <table:table-cell office:value-type="float" office:value="730.5">
                <text:p>730.5</text:p>
                <draw:g>
                  <svg:desc>grounded_005.K2:grounded_005.K12</svg:desc>
                </draw:g>
              </table:table-cell>
              <table:table-cell office:value-type="float" office:value="14129.6">
                <text:p>14129.6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41.95">
                <text:p>2741.95</text:p>
              </table:table-cell>
              <table:table-cell office:value-type="float" office:value="38391.1">
                <text:p>38391.1</text:p>
              </table:table-cell>
              <table:table-cell office:value-type="float" office:value="1359.25">
                <text:p>1359.25</text:p>
              </table:table-cell>
              <table:table-cell office:value-type="float" office:value="12762.25">
                <text:p>12762.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57.4">
                <text:p>2857.4</text:p>
              </table:table-cell>
              <table:table-cell office:value-type="float" office:value="38325.45">
                <text:p>38325.45</text:p>
              </table:table-cell>
              <table:table-cell office:value-type="float" office:value="1488.4">
                <text:p>1488.4</text:p>
              </table:table-cell>
              <table:table-cell office:value-type="float" office:value="10848.8">
                <text:p>10848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10.65">
                <text:p>5510.65</text:p>
              </table:table-cell>
              <table:table-cell office:value-type="float" office:value="38410.1">
                <text:p>38410.1</text:p>
              </table:table-cell>
              <table:table-cell office:value-type="float" office:value="2283.25">
                <text:p>2283.25</text:p>
              </table:table-cell>
              <table:table-cell office:value-type="float" office:value="9785.3">
                <text:p>9785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411.3">
                <text:p>5411.3</text:p>
              </table:table-cell>
              <table:table-cell office:value-type="float" office:value="37995.1">
                <text:p>37995.1</text:p>
              </table:table-cell>
              <table:table-cell office:value-type="float" office:value="2904.45">
                <text:p>2904.45</text:p>
              </table:table-cell>
              <table:table-cell office:value-type="float" office:value="12176.55">
                <text:p>12176.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547.4">
                <text:p>4547.4</text:p>
              </table:table-cell>
              <table:table-cell office:value-type="float" office:value="36253.7">
                <text:p>36253.7</text:p>
              </table:table-cell>
              <table:table-cell office:value-type="float" office:value="2940.2">
                <text:p>2940.2</text:p>
              </table:table-cell>
              <table:table-cell office:value-type="float" office:value="14282.1">
                <text:p>14282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345.9">
                <text:p>4345.9</text:p>
              </table:table-cell>
              <table:table-cell office:value-type="float" office:value="34978.7">
                <text:p>34978.7</text:p>
              </table:table-cell>
              <table:table-cell office:value-type="float" office:value="2932.85">
                <text:p>2932.85</text:p>
              </table:table-cell>
              <table:table-cell office:value-type="float" office:value="14789.6">
                <text:p>14789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396.85">
                <text:p>3396.85</text:p>
              </table:table-cell>
              <table:table-cell office:value-type="float" office:value="31631">
                <text:p>31631</text:p>
              </table:table-cell>
              <table:table-cell office:value-type="float" office:value="2514.3">
                <text:p>2514.3</text:p>
              </table:table-cell>
              <table:table-cell office:value-type="float" office:value="14924.5">
                <text:p>14924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0.05">
                <text:p>3820.05</text:p>
              </table:table-cell>
              <table:table-cell office:value-type="float" office:value="31387.2">
                <text:p>31387.2</text:p>
              </table:table-cell>
              <table:table-cell office:value-type="float" office:value="3101.95">
                <text:p>3101.95</text:p>
              </table:table-cell>
              <table:table-cell office:value-type="float" office:value="14895.85">
                <text:p>14895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79.7">
                <text:p>3679.7</text:p>
              </table:table-cell>
              <table:table-cell office:value-type="float" office:value="29646.4">
                <text:p>29646.4</text:p>
              </table:table-cell>
              <table:table-cell office:value-type="float" office:value="2871.6">
                <text:p>2871.6</text:p>
              </table:table-cell>
              <table:table-cell office:value-type="float" office:value="14571.35">
                <text:p>14571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8.6">
                <text:p>3258.6</text:p>
              </table:table-cell>
              <table:table-cell office:value-type="float" office:value="28004.45">
                <text:p>28004.45</text:p>
              </table:table-cell>
              <table:table-cell office:value-type="float" office:value="2622.65">
                <text:p>2622.65</text:p>
              </table:table-cell>
              <table:table-cell office:value-type="float" office:value="14186.1">
                <text:p>1418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4.298cm" svg:y="0.338cm" chart:style-name="ch2">
          <text:p>Instance size</text:p>
        </chart:title>
        <chart:legend chart:legend-position="bottom" svg:x="3.364cm" svg:y="9.369cm" style:legend-expansion="wide" chart:style-name="ch3"/>
        <chart:plot-area chart:style-name="ch4" table:cell-range-address="instances.A1:instances.C12" chart:data-source-has-labels="both" svg:x="0.678cm" svg:y="1.758cm" svg:width="10.297cm" svg:height="6.434cm">
          <chartooo:coordinate-region svg:x="1.313cm" svg:y="1.962cm" svg:width="9.468cm" svg:height="5.574cm"/>
          <chart:axis chart:dimension="x" chart:name="primary-x" chart:style-name="ch5" chartooo:axis-type="auto">
            <chartooo:date-scale/>
            <chart:title svg:x="5.011cm" svg:y="8.396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cm" chart:symbol-height="0.2cm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cm" chart:symbol-height="0.2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74cm" svg:height="10.198cm" xlink:href=".." xlink:type="simple" chart:class="chart:line" chart:column-mapping="0 1 2 3" chart:style-name="ch1">
        <chart:title svg:x="2.879cm" svg:y="0.338cm" chart:style-name="ch2">
          <text:p>Per-semantics probabilities</text:p>
        </chart:title>
        <chart:legend chart:legend-position="bottom" svg:x="1.731cm" svg:y="8.899cm" style:legend-expansion="wide" chart:style-name="ch3"/>
        <chart:plot-area chart:style-name="ch4" table:cell-range-address="instances.A2:instances.A12 instances.D1:instances.H12" chart:data-source-has-labels="both" svg:x="1.233cm" svg:y="1.758cm" svg:width="9.783cm" svg:height="5.964cm">
          <chartooo:coordinate-region svg:x="1.975cm" svg:y="1.962cm" svg:width="8.847cm" svg:height="5.104cm"/>
          <chart:axis chart:dimension="x" chart:name="primary-x" chart:style-name="ch5" chartooo:axis-type="auto">
            <chartooo:date-scale/>
            <chart:title svg:x="5.309cm" svg:y="7.926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12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G2:instances.G12" chart:label-cell-address="instances.G1:instances.G1" chart:class="chart:line">
            <chart:data-point chart:repeated="11"/>
          </chart:series>
          <chart:series chart:style-name="ch13" chart:values-cell-range-address="instances.H2:instances.H12" chart:label-cell-address="instances.H1:instances.H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Preferred</text:p>
                <draw:g>
                  <svg:desc>instances.G1:instances.G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9701160188945">
                <text:p>0.549701160188945</text:p>
                <draw:g>
                  <svg:desc>instances.F2:instances.F12</svg:desc>
                </draw:g>
              </table:table-cell>
              <table:table-cell office:value-type="float" office:value="0.551456765911182">
                <text:p>0.551456765911182</text:p>
                <draw:g>
                  <svg:desc>instances.G2:instances.G12</svg:desc>
                </draw:g>
              </table:table-cell>
              <table:table-cell office:value-type="float" office:value="0.515925514212255">
                <text:p>0.515925514212255</text:p>
                <draw:g>
                  <svg:desc>instances.H2:instances.H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6399834821429">
                <text:p>0.526399834821429</text:p>
              </table:table-cell>
              <table:table-cell office:value-type="float" office:value="0.516737917855869">
                <text:p>0.516737917855869</text:p>
              </table:table-cell>
              <table:table-cell office:value-type="float" office:value="0.490122846799082">
                <text:p>0.4901228467990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538949044586">
                <text:p>0.561538949044586</text:p>
              </table:table-cell>
              <table:table-cell office:value-type="float" office:value="0.558759160406151">
                <text:p>0.558759160406151</text:p>
              </table:table-cell>
              <table:table-cell office:value-type="float" office:value="0.520810347867687">
                <text:p>0.5208103478676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29929446864111">
                <text:p>0.529929446864111</text:p>
              </table:table-cell>
              <table:table-cell office:value-type="float" office:value="0.528991592669654">
                <text:p>0.528991592669654</text:p>
              </table:table-cell>
              <table:table-cell office:value-type="float" office:value="0.494917812702102">
                <text:p>0.4949178127021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76948342367766">
                <text:p>0.476948342367766</text:p>
              </table:table-cell>
              <table:table-cell office:value-type="float" office:value="0.478942736572266">
                <text:p>0.478942736572266</text:p>
              </table:table-cell>
              <table:table-cell office:value-type="float" office:value="0.448332671715823">
                <text:p>0.4483326717158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02630205368176">
                <text:p>0.402630205368176</text:p>
              </table:table-cell>
              <table:table-cell office:value-type="float" office:value="0.411803885915493">
                <text:p>0.411803885915493</text:p>
              </table:table-cell>
              <table:table-cell office:value-type="float" office:value="0.377471347955559">
                <text:p>0.3774713479555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75163390424276">
                <text:p>0.375163390424276</text:p>
              </table:table-cell>
              <table:table-cell office:value-type="float" office:value="0.376633509627426">
                <text:p>0.376633509627426</text:p>
              </table:table-cell>
              <table:table-cell office:value-type="float" office:value="0.347700982609356">
                <text:p>0.3477009826093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4217852791116">
                <text:p>0.304217852791116</text:p>
              </table:table-cell>
              <table:table-cell office:value-type="float" office:value="0.306575041061071">
                <text:p>0.306575041061071</text:p>
              </table:table-cell>
              <table:table-cell office:value-type="float" office:value="0.284694579946255">
                <text:p>0.2846945799462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2964752551701">
                <text:p>0.302964752551701</text:p>
              </table:table-cell>
              <table:table-cell office:value-type="float" office:value="0.306950081888793">
                <text:p>0.306950081888793</text:p>
              </table:table-cell>
              <table:table-cell office:value-type="float" office:value="0.284183082672535">
                <text:p>0.284183082672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74134937007942">
                <text:p>0.574134937007942</text:p>
              </table:table-cell>
              <table:table-cell office:value-type="float" office:value="0.275827683229709">
                <text:p>0.275827683229709</text:p>
              </table:table-cell>
              <table:table-cell office:value-type="float" office:value="0.282815081780886">
                <text:p>0.282815081780886</text:p>
              </table:table-cell>
              <table:table-cell office:value-type="float" office:value="0.264204444054691">
                <text:p>0.264204444054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69541857511879">
                <text:p>0.569541857511879</text:p>
              </table:table-cell>
              <table:table-cell office:value-type="float" office:value="0.259065171704428">
                <text:p>0.259065171704428</text:p>
              </table:table-cell>
              <table:table-cell office:value-type="float" office:value="0.262131288653004">
                <text:p>0.262131288653004</text:p>
              </table:table-cell>
              <table:table-cell office:value-type="float" office:value="0.241951357468923">
                <text:p>0.241951357468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0 1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table:cell-range-address="complete_005.A2:complete_005.A12 complete_005.B15:complet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28619367209971">
                <text:p>0.328619367209971</text:p>
                <draw:g>
                  <svg:desc>complete_005.B16:complete_005.B26</svg:desc>
                </draw:g>
              </table:table-cell>
              <table:table-cell office:value-type="float" office:value="0.320747157766145">
                <text:p>0.320747157766145</text:p>
                <draw:g>
                  <svg:desc>complete_005.C16:complete_005.C26</svg:desc>
                </draw:g>
              </table:table-cell>
              <table:table-cell office:value-type="float" office:value="0.462999258713712">
                <text:p>0.462999258713712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89005474452555">
                <text:p>0.289005474452555</text:p>
              </table:table-cell>
              <table:table-cell office:value-type="float" office:value="0.287422346479446">
                <text:p>0.287422346479446</text:p>
              </table:table-cell>
              <table:table-cell office:value-type="float" office:value="0.435916300066564">
                <text:p>0.4359163000665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29465449804433">
                <text:p>0.229465449804433</text:p>
              </table:table-cell>
              <table:table-cell office:value-type="float" office:value="0.224429822940155">
                <text:p>0.224429822940155</text:p>
              </table:table-cell>
              <table:table-cell office:value-type="float" office:value="0.340993762424391">
                <text:p>0.340993762424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17041015625">
                <text:p>0.217041015625</text:p>
              </table:table-cell>
              <table:table-cell office:value-type="float" office:value="0.200950636414235">
                <text:p>0.200950636414235</text:p>
              </table:table-cell>
              <table:table-cell office:value-type="float" office:value="0.321676272104822">
                <text:p>0.3216762721048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365584553363">
                <text:p>0.29365584553363</text:p>
              </table:table-cell>
              <table:table-cell office:value-type="float" office:value="0.282295995608196">
                <text:p>0.282295995608196</text:p>
              </table:table-cell>
              <table:table-cell office:value-type="float" office:value="0.450214387803716">
                <text:p>0.4502143878037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86406152567034">
                <text:p>0.386406152567034</text:p>
              </table:table-cell>
              <table:table-cell office:value-type="float" office:value="0.367515845386258">
                <text:p>0.367515845386258</text:p>
              </table:table-cell>
              <table:table-cell office:value-type="float" office:value="0.58911300089254">
                <text:p>0.589113000892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7910562837317">
                <text:p>0.427910562837317</text:p>
              </table:table-cell>
              <table:table-cell office:value-type="float" office:value="0.399899517852236">
                <text:p>0.399899517852236</text:p>
              </table:table-cell>
              <table:table-cell office:value-type="float" office:value="0.638810329211261">
                <text:p>0.638810329211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8678544914625">
                <text:p>0.488678544914625</text:p>
              </table:table-cell>
              <table:table-cell office:value-type="float" office:value="0.456922690342575">
                <text:p>0.456922690342575</text:p>
              </table:table-cell>
              <table:table-cell office:value-type="float" office:value="0.730402000157493">
                <text:p>0.7304020001574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96306476550421">
                <text:p>0.496306476550421</text:p>
              </table:table-cell>
              <table:table-cell office:value-type="float" office:value="0.460470479138264">
                <text:p>0.460470479138264</text:p>
              </table:table-cell>
              <table:table-cell office:value-type="float" office:value="0.738404377967185">
                <text:p>0.7384043779671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209080440862">
                <text:p>0.51209080440862</text:p>
              </table:table-cell>
              <table:table-cell office:value-type="float" office:value="0.47904715259492">
                <text:p>0.47904715259492</text:p>
              </table:table-cell>
              <table:table-cell office:value-type="float" office:value="0.762302622823716">
                <text:p>0.76230262282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168291098116">
                <text:p>0.519168291098116</text:p>
              </table:table-cell>
              <table:table-cell office:value-type="float" office:value="0.496219204118538">
                <text:p>0.496219204118538</text:p>
              </table:table-cell>
              <table:table-cell office:value-type="float" office:value="0.795036242776497">
                <text:p>0.795036242776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complete semantics with e=0.005</text:p>
        </chart:title>
        <chart:legend chart:legend-position="bottom" svg:x="2.425cm" svg:y="8.862cm" style:legend-expansion="wide" chart:style-name="ch3"/>
        <chart:plot-area chart:style-name="ch4" table:cell-range-address="complete_005.A2:complete_005.B12 complete_005.A1:complete_005.B1 complete_005.D1:complete_005.D12 complete_005.K1:complete_005.K12 complete_005.M1:complet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08.6">
                <text:p>208.6</text:p>
                <draw:g>
                  <svg:desc>complete_005.B2:complete_005.B12</svg:desc>
                </draw:g>
              </table:table-cell>
              <table:table-cell office:value-type="float" office:value="38064.25">
                <text:p>38064.25</text:p>
                <draw:g>
                  <svg:desc>complete_005.D2:complete_005.D12</svg:desc>
                </draw:g>
              </table:table-cell>
              <table:table-cell office:value-type="float" office:value="68.55">
                <text:p>68.55</text:p>
                <draw:g>
                  <svg:desc>complete_005.K2:complete_005.K12</svg:desc>
                </draw:g>
              </table:table-cell>
              <table:table-cell office:value-type="float" office:value="12209">
                <text:p>12209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9.2">
                <text:p>219.2</text:p>
              </table:table-cell>
              <table:table-cell office:value-type="float" office:value="38343.4">
                <text:p>38343.4</text:p>
              </table:table-cell>
              <table:table-cell office:value-type="float" office:value="63.35">
                <text:p>63.35</text:p>
              </table:table-cell>
              <table:table-cell office:value-type="float" office:value="11020.75">
                <text:p>1102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1.75">
                <text:p>191.75</text:p>
              </table:table-cell>
              <table:table-cell office:value-type="float" office:value="37874.2">
                <text:p>37874.2</text:p>
              </table:table-cell>
              <table:table-cell office:value-type="float" office:value="44">
                <text:p>44</text:p>
              </table:table-cell>
              <table:table-cell office:value-type="float" office:value="8500.1">
                <text:p>850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4.8">
                <text:p>204.8</text:p>
              </table:table-cell>
              <table:table-cell office:value-type="float" office:value="38269.1">
                <text:p>38269.1</text:p>
              </table:table-cell>
              <table:table-cell office:value-type="float" office:value="44.45">
                <text:p>44.45</text:p>
              </table:table-cell>
              <table:table-cell office:value-type="float" office:value="7690.2">
                <text:p>7690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5.65">
                <text:p>235.65</text:p>
              </table:table-cell>
              <table:table-cell office:value-type="float" office:value="38344.15">
                <text:p>38344.15</text:p>
              </table:table-cell>
              <table:table-cell office:value-type="float" office:value="69.2">
                <text:p>69.2</text:p>
              </table:table-cell>
              <table:table-cell office:value-type="float" office:value="10824.4">
                <text:p>10824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.55">
                <text:p>240.55</text:p>
              </table:table-cell>
              <table:table-cell office:value-type="float" office:value="37069.15">
                <text:p>37069.15</text:p>
              </table:table-cell>
              <table:table-cell office:value-type="float" office:value="92.95">
                <text:p>92.95</text:p>
              </table:table-cell>
              <table:table-cell office:value-type="float" office:value="13623.5">
                <text:p>13623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.4">
                <text:p>259.4</text:p>
              </table:table-cell>
              <table:table-cell office:value-type="float" office:value="36026.3">
                <text:p>36026.3</text:p>
              </table:table-cell>
              <table:table-cell office:value-type="float" office:value="111">
                <text:p>111</text:p>
              </table:table-cell>
              <table:table-cell office:value-type="float" office:value="14406.9">
                <text:p>14406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4">
                <text:p>269.4</text:p>
              </table:table-cell>
              <table:table-cell office:value-type="float" office:value="32832.25">
                <text:p>32832.25</text:p>
              </table:table-cell>
              <table:table-cell office:value-type="float" office:value="131.65">
                <text:p>131.65</text:p>
              </table:table-cell>
              <table:table-cell office:value-type="float" office:value="15001.8">
                <text:p>15001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66.8">
                <text:p>32566.8</text:p>
              </table:table-cell>
              <table:table-cell office:value-type="float" office:value="144.45">
                <text:p>144.45</text:p>
              </table:table-cell>
              <table:table-cell office:value-type="float" office:value="14996.05">
                <text:p>14996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3.95">
                <text:p>303.95</text:p>
              </table:table-cell>
              <table:table-cell office:value-type="float" office:value="30932.55">
                <text:p>30932.55</text:p>
              </table:table-cell>
              <table:table-cell office:value-type="float" office:value="155.65">
                <text:p>155.65</text:p>
              </table:table-cell>
              <table:table-cell office:value-type="float" office:value="14818.15">
                <text:p>14818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7.8">
                <text:p>307.8</text:p>
              </table:table-cell>
              <table:table-cell office:value-type="float" office:value="29253.1">
                <text:p>29253.1</text:p>
              </table:table-cell>
              <table:table-cell office:value-type="float" office:value="159.8">
                <text:p>159.8</text:p>
              </table:table-cell>
              <table:table-cell office:value-type="float" office:value="14515.95">
                <text:p>14515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complete semantics with e=0.01</text:p>
        </chart:title>
        <chart:legend chart:legend-position="bottom" svg:x="2.007cm" svg:y="9.369cm" style:legend-expansion="wide" chart:style-name="ch3"/>
        <chart:plot-area chart:style-name="ch4" table:cell-range-address="complete_01.A2:complete_01.A12 complete_01.B15:complet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355cm" svg:y="7.249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837037037037">
                <text:p>0.45837037037037</text:p>
                <draw:g>
                  <svg:desc>complete_01.D16:complete_01.D26</svg:desc>
                </draw:g>
              </table:table-cell>
              <table:table-cell office:value-type="float" office:value="0.441051738761662">
                <text:p>0.441051738761662</text:p>
                <draw:g>
                  <svg:desc>complete_01.B16:complete_01.B26</svg:desc>
                </draw:g>
              </table:table-cell>
              <table:table-cell office:value-type="float" office:value="0.318347112657155">
                <text:p>0.318347112657155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8184694878933">
                <text:p>0.438184694878933</text:p>
              </table:table-cell>
              <table:table-cell office:value-type="float" office:value="0.299050632911392">
                <text:p>0.299050632911392</text:p>
              </table:table-cell>
              <table:table-cell office:value-type="float" office:value="0.289744499645138">
                <text:p>0.2897444996451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8801124478225">
                <text:p>0.338801124478225</text:p>
              </table:table-cell>
              <table:table-cell office:value-type="float" office:value="0.269553072625698">
                <text:p>0.269553072625698</text:p>
              </table:table-cell>
              <table:table-cell office:value-type="float" office:value="0.221957708265152">
                <text:p>0.2219577082651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4450530505285">
                <text:p>0.324450530505285</text:p>
              </table:table-cell>
              <table:table-cell office:value-type="float" office:value="0.311860940695296">
                <text:p>0.311860940695296</text:p>
              </table:table-cell>
              <table:table-cell office:value-type="float" office:value="0.203297938527011">
                <text:p>0.2032979385270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90062246985">
                <text:p>0.447090062246985</text:p>
              </table:table-cell>
              <table:table-cell office:value-type="float" office:value="0.277897768178546">
                <text:p>0.277897768178546</text:p>
              </table:table-cell>
              <table:table-cell office:value-type="float" office:value="0.279344939664122">
                <text:p>0.2793449396641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90099326285516">
                <text:p>0.590099326285516</text:p>
              </table:table-cell>
              <table:table-cell office:value-type="float" office:value="0.391167192429022">
                <text:p>0.391167192429022</text:p>
              </table:table-cell>
              <table:table-cell office:value-type="float" office:value="0.369154991952819">
                <text:p>0.369154991952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4260630673674">
                <text:p>0.644260630673674</text:p>
              </table:table-cell>
              <table:table-cell office:value-type="float" office:value="0.394335511982571">
                <text:p>0.394335511982571</text:p>
              </table:table-cell>
              <table:table-cell office:value-type="float" office:value="0.400721579457256">
                <text:p>0.4007215794572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4423953995638">
                <text:p>0.734423953995638</text:p>
              </table:table-cell>
              <table:table-cell office:value-type="float" office:value="0.502161383285303">
                <text:p>0.502161383285303</text:p>
              </table:table-cell>
              <table:table-cell office:value-type="float" office:value="0.457831914087794">
                <text:p>0.457831914087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1751240595486">
                <text:p>0.731751240595486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59059292170982">
                <text:p>0.4590592921709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5704230243812">
                <text:p>0.765704230243812</text:p>
              </table:table-cell>
              <table:table-cell office:value-type="float" office:value="0.490306441525954">
                <text:p>0.490306441525954</text:p>
              </table:table-cell>
              <table:table-cell office:value-type="float" office:value="0.479260854661053">
                <text:p>0.479260854661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5841507828907">
                <text:p>0.785841507828907</text:p>
              </table:table-cell>
              <table:table-cell office:value-type="float" office:value="0.502738892270237">
                <text:p>0.502738892270237</text:p>
              </table:table-cell>
              <table:table-cell office:value-type="float" office:value="0.494175770934129">
                <text:p>0.4941757709341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complete semantics with e=0.01</text:p>
        </chart:title>
        <chart:legend chart:legend-position="bottom" svg:x="2.425cm" svg:y="8.862cm" style:legend-expansion="wide" chart:style-name="ch3"/>
        <chart:plot-area chart:style-name="ch4" table:cell-range-address="complete_01.A2:complete_01.B12 complete_01.A1:complete_01.B1 complete_01.D1:complete_01.D12 complete_01.K1:complete_01.K12 complete_01.M1:complet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5.8">
                <text:p>235.8</text:p>
                <draw:g>
                  <svg:desc>complete_01.B2:complete_01.B12</svg:desc>
                </draw:g>
              </table:table-cell>
              <table:table-cell office:value-type="float" office:value="9500.95">
                <text:p>9500.95</text:p>
                <draw:g>
                  <svg:desc>complete_01.D2:complete_01.D12</svg:desc>
                </draw:g>
              </table:table-cell>
              <table:table-cell office:value-type="float" office:value="104">
                <text:p>104</text:p>
                <draw:g>
                  <svg:desc>complete_01.K2:complete_01.K12</svg:desc>
                </draw:g>
              </table:table-cell>
              <table:table-cell office:value-type="float" office:value="3024.6">
                <text:p>3024.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6.4">
                <text:p>126.4</text:p>
              </table:table-cell>
              <table:table-cell office:value-type="float" office:value="9581.2">
                <text:p>9581.2</text:p>
              </table:table-cell>
              <table:table-cell office:value-type="float" office:value="37.8">
                <text:p>37.8</text:p>
              </table:table-cell>
              <table:table-cell office:value-type="float" office:value="2776.1">
                <text:p>2776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.4">
                <text:p>107.4</text:p>
              </table:table-cell>
              <table:table-cell office:value-type="float" office:value="9472.3">
                <text:p>9472.3</text:p>
              </table:table-cell>
              <table:table-cell office:value-type="float" office:value="28.95">
                <text:p>28.95</text:p>
              </table:table-cell>
              <table:table-cell office:value-type="float" office:value="2102.45">
                <text:p>2102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7.8">
                <text:p>97.8</text:p>
              </table:table-cell>
              <table:table-cell office:value-type="float" office:value="9563.55">
                <text:p>9563.55</text:p>
              </table:table-cell>
              <table:table-cell office:value-type="float" office:value="30.5">
                <text:p>30.5</text:p>
              </table:table-cell>
              <table:table-cell office:value-type="float" office:value="1944.25">
                <text:p>1944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9.45">
                <text:p>69.45</text:p>
              </table:table-cell>
              <table:table-cell office:value-type="float" office:value="9583.85">
                <text:p>9583.85</text:p>
              </table:table-cell>
              <table:table-cell office:value-type="float" office:value="19.3">
                <text:p>19.3</text:p>
              </table:table-cell>
              <table:table-cell office:value-type="float" office:value="2677.2">
                <text:p>2677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3.4">
                <text:p>63.4</text:p>
              </table:table-cell>
              <table:table-cell office:value-type="float" office:value="9257.9">
                <text:p>9257.9</text:p>
              </table:table-cell>
              <table:table-cell office:value-type="float" office:value="24.8">
                <text:p>24.8</text:p>
              </table:table-cell>
              <table:table-cell office:value-type="float" office:value="3417.6">
                <text:p>3417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85">
                <text:p>68.85</text:p>
              </table:table-cell>
              <table:table-cell office:value-type="float" office:value="8980.3">
                <text:p>8980.3</text:p>
              </table:table-cell>
              <table:table-cell office:value-type="float" office:value="27.15">
                <text:p>27.15</text:p>
              </table:table-cell>
              <table:table-cell office:value-type="float" office:value="3598.6">
                <text:p>3598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.4">
                <text:p>69.4</text:p>
              </table:table-cell>
              <table:table-cell office:value-type="float" office:value="8185.1">
                <text:p>8185.1</text:p>
              </table:table-cell>
              <table:table-cell office:value-type="float" office:value="34.85">
                <text:p>34.85</text:p>
              </table:table-cell>
              <table:table-cell office:value-type="float" office:value="3747.4">
                <text:p>374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5.2">
                <text:p>75.2</text:p>
              </table:table-cell>
              <table:table-cell office:value-type="float" office:value="8158.75">
                <text:p>8158.75</text:p>
              </table:table-cell>
              <table:table-cell office:value-type="float" office:value="36">
                <text:p>36</text:p>
              </table:table-cell>
              <table:table-cell office:value-type="float" office:value="3745.35">
                <text:p>3745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95">
                <text:p>79.95</text:p>
              </table:table-cell>
              <table:table-cell office:value-type="float" office:value="7730.55">
                <text:p>7730.55</text:p>
              </table:table-cell>
              <table:table-cell office:value-type="float" office:value="39.2">
                <text:p>39.2</text:p>
              </table:table-cell>
              <table:table-cell office:value-type="float" office:value="3704.95">
                <text:p>3704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15">
                <text:p>82.15</text:p>
              </table:table-cell>
              <table:table-cell office:value-type="float" office:value="7327.15">
                <text:p>7327.15</text:p>
              </table:table-cell>
              <table:table-cell office:value-type="float" office:value="41.3">
                <text:p>41.3</text:p>
              </table:table-cell>
              <table:table-cell office:value-type="float" office:value="3620.9">
                <text:p>362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grounded semantics with e=0.01</text:p>
        </chart:title>
        <chart:legend chart:legend-position="bottom" svg:x="2.007cm" svg:y="9.369cm" style:legend-expansion="wide" chart:style-name="ch3"/>
        <chart:plot-area chart:style-name="ch4" table:cell-range-address="grounded_01.A2:grounded_01.A12 grounded_01.B15:ground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4336447265207">
                <text:p>0.534336447265207</text:p>
                <draw:g>
                  <svg:desc>grounded_01.D16:grounded_01.D26</svg:desc>
                </draw:g>
              </table:table-cell>
              <table:table-cell office:value-type="float" office:value="0.499672217123377">
                <text:p>0.499672217123377</text:p>
                <draw:g>
                  <svg:desc>grounded_01.B16:grounded_01.B26</svg:desc>
                </draw:g>
              </table:table-cell>
              <table:table-cell office:value-type="float" office:value="0.369516503903196">
                <text:p>0.369516503903196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6026673511513">
                <text:p>0.506026673511513</text:p>
              </table:table-cell>
              <table:table-cell office:value-type="float" office:value="0.501268759515696">
                <text:p>0.501268759515696</text:p>
              </table:table-cell>
              <table:table-cell office:value-type="float" office:value="0.333315960368793">
                <text:p>0.3333159603687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8871229225307">
                <text:p>0.428871229225307</text:p>
              </table:table-cell>
              <table:table-cell office:value-type="float" office:value="0.432171356572869">
                <text:p>0.432171356572869</text:p>
              </table:table-cell>
              <table:table-cell office:value-type="float" office:value="0.283416093610489">
                <text:p>0.28341609361048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8070193873798">
                <text:p>0.408070193873798</text:p>
              </table:table-cell>
              <table:table-cell office:value-type="float" office:value="0.416364369205965">
                <text:p>0.416364369205965</text:p>
              </table:table-cell>
              <table:table-cell office:value-type="float" office:value="0.254340137613484">
                <text:p>0.2543401376134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2916607740536">
                <text:p>0.512916607740536</text:p>
              </table:table-cell>
              <table:table-cell office:value-type="float" office:value="0.519360648356596">
                <text:p>0.519360648356596</text:p>
              </table:table-cell>
              <table:table-cell office:value-type="float" office:value="0.318490931789569">
                <text:p>0.3184909317895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6352724181161">
                <text:p>0.626352724181161</text:p>
              </table:table-cell>
              <table:table-cell office:value-type="float" office:value="0.635014054813774">
                <text:p>0.635014054813774</text:p>
              </table:table-cell>
              <table:table-cell office:value-type="float" office:value="0.393652736203218">
                <text:p>0.3936527362032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0264471138998">
                <text:p>0.670264471138998</text:p>
              </table:table-cell>
              <table:table-cell office:value-type="float" office:value="0.683868231302135">
                <text:p>0.683868231302135</text:p>
              </table:table-cell>
              <table:table-cell office:value-type="float" office:value="0.422511153892294">
                <text:p>0.42251115389229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6021399716126">
                <text:p>0.756021399716126</text:p>
              </table:table-cell>
              <table:table-cell office:value-type="float" office:value="0.763029218843172">
                <text:p>0.763029218843172</text:p>
              </table:table-cell>
              <table:table-cell office:value-type="float" office:value="0.471832411707391">
                <text:p>0.47183241170739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62496658647421">
                <text:p>0.762496658647421</text:p>
              </table:table-cell>
              <table:table-cell office:value-type="float" office:value="0.765865753586398">
                <text:p>0.765865753586398</text:p>
              </table:table-cell>
              <table:table-cell office:value-type="float" office:value="0.474624353735425">
                <text:p>0.4746243537354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90692205179127">
                <text:p>0.790692205179127</text:p>
              </table:table-cell>
              <table:table-cell office:value-type="float" office:value="0.79270950274054">
                <text:p>0.79270950274054</text:p>
              </table:table-cell>
              <table:table-cell office:value-type="float" office:value="0.493551207411876">
                <text:p>0.4935512074118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0877811295959">
                <text:p>0.810877811295959</text:p>
              </table:table-cell>
              <table:table-cell office:value-type="float" office:value="0.80079271873165">
                <text:p>0.80079271873165</text:p>
              </table:table-cell>
              <table:table-cell office:value-type="float" office:value="0.506707282192094">
                <text:p>0.5067072821920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